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5.639cm" style:rel-width="92%" table:align="right"/>
    </style:style>
    <style:style style:name="Tabelle3.A" style:family="table-column">
      <style:table-column-properties style:column-width="2.461cm" style:rel-column-width="1395*"/>
    </style:style>
    <style:style style:name="Tabelle3.B" style:family="table-column">
      <style:table-column-properties style:column-width="13.178cm" style:rel-column-width="7471*"/>
    </style:style>
    <style:style style:name="Tabel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0.002cm solid #000000">
        <style:background-image/>
      </style:table-cell-properties>
    </style:style>
    <style:style style:name="Tabelle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6" style:family="table">
      <style:table-properties style:width="15.639cm" style:rel-width="92%" table:align="right"/>
    </style:style>
    <style:style style:name="Tabelle76.A" style:family="table-column">
      <style:table-column-properties style:column-width="3.995cm" style:rel-column-width="2265*"/>
    </style:style>
    <style:style style:name="Tabelle76.B" style:family="table-column">
      <style:table-column-properties style:column-width="11.643cm" style:rel-column-width="6601*"/>
    </style:style>
    <style:style style:name="Tabelle7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6.B1" style:family="table-cell">
      <style:table-cell-properties fo:background-color="transparent" fo:padding="0.097cm" fo:border="0.002cm solid #000000">
        <style:background-image/>
      </style:table-cell-properties>
    </style:style>
    <style:style style:name="Tabelle76.A2" style:family="table-cell">
      <style:table-cell-properties fo:background-color="transparent" fo:padding="0.097cm" fo:border-left="0.002cm solid #000000" fo:border-right="none" fo:border-top="none" fo:border-bottom="0.002cm solid #000000">
        <style:background-image/>
      </style:table-cell-properties>
    </style:style>
    <style:style style:name="Tabelle7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1" style:family="table">
      <style:table-properties style:width="15.639cm" style:rel-width="92%" table:align="right"/>
    </style:style>
    <style:style style:name="Tabelle41.A" style:family="table-column">
      <style:table-column-properties style:column-width="2.54cm" style:rel-column-width="1440*"/>
    </style:style>
    <style:style style:name="Tabelle41.B" style:family="table-column">
      <style:table-column-properties style:column-width="13.099cm" style:rel-column-width="7426*"/>
    </style:style>
    <style:style style:name="Tabel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1.B1" style:family="table-cell">
      <style:table-cell-properties fo:background-color="transparent" fo:padding="0.097cm" fo:border="0.002cm solid #000000">
        <style:background-image/>
      </style:table-cell-properties>
    </style:style>
    <style:style style:name="Tabelle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9" style:family="table">
      <style:table-properties style:width="15.639cm" style:rel-width="92%" table:align="right"/>
    </style:style>
    <style:style style:name="Tabelle59.A" style:family="table-column">
      <style:table-column-properties style:column-width="2.54cm" style:rel-column-width="1440*"/>
    </style:style>
    <style:style style:name="Tabelle59.B" style:family="table-column">
      <style:table-column-properties style:column-width="13.099cm" style:rel-column-width="7426*"/>
    </style:style>
    <style:style style:name="Tabelle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9.B1" style:family="table-cell">
      <style:table-cell-properties fo:background-color="transparent" fo:padding="0.097cm" fo:border="0.002cm solid #000000">
        <style:background-image/>
      </style:table-cell-properties>
    </style:style>
    <style:style style:name="Tabelle59.A2" style:family="table-cell">
      <style:table-cell-properties fo:background-color="transparent" fo:padding="0.097cm" fo:border-left="0.002cm solid #000000" fo:border-right="none" fo:border-top="none" fo:border-bottom="0.002cm solid #000000">
        <style:background-image/>
      </style:table-cell-properties>
    </style:style>
    <style:style style:name="Tabelle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1" style:family="table">
      <style:table-properties style:width="15.639cm" style:rel-width="92%" table:align="right"/>
    </style:style>
    <style:style style:name="Tabelle81.A" style:family="table-column">
      <style:table-column-properties style:column-width="2.54cm" style:rel-column-width="1440*"/>
    </style:style>
    <style:style style:name="Tabelle81.B" style:family="table-column">
      <style:table-column-properties style:column-width="13.099cm" style:rel-column-width="7426*"/>
    </style:style>
    <style:style style:name="Tabelle8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1.B1" style:family="table-cell">
      <style:table-cell-properties fo:background-color="transparent" fo:padding="0.097cm" fo:border="0.002cm solid #000000">
        <style:background-image/>
      </style:table-cell-properties>
    </style:style>
    <style:style style:name="Tabelle81.A2" style:family="table-cell">
      <style:table-cell-properties fo:background-color="transparent" fo:padding="0.097cm" fo:border-left="0.002cm solid #000000" fo:border-right="none" fo:border-top="none" fo:border-bottom="0.002cm solid #000000">
        <style:background-image/>
      </style:table-cell-properties>
    </style:style>
    <style:style style:name="Tabelle8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2" style:family="table">
      <style:table-properties style:width="9.34cm" table:align="center"/>
    </style:style>
    <style:style style:name="Tabelle82.A" style:family="table-column">
      <style:table-column-properties style:column-width="4.63cm"/>
    </style:style>
    <style:style style:name="Tabelle82.B" style:family="table-column">
      <style:table-column-properties style:column-width="4.71cm"/>
    </style:style>
    <style:style style:name="Tabelle82.A1" style:family="table-cell">
      <style:table-cell-properties style:vertical-align="" fo:padding="0.097cm" fo:border-left="0.002cm solid #000000" fo:border-right="none" fo:border-top="0.002cm solid #000000" fo:border-bottom="0.002cm solid #000000"/>
    </style:style>
    <style:style style:name="Tabelle82.B1" style:family="table-cell">
      <style:table-cell-properties style:vertical-align="" fo:padding="0.097cm" fo:border="0.002cm solid #000000"/>
    </style:style>
    <style:style style:name="Tabelle82.A2" style:family="table-cell">
      <style:table-cell-properties style:vertical-align="" fo:padding="0.097cm" fo:border-left="0.002cm solid #000000" fo:border-right="none" fo:border-top="none" fo:border-bottom="0.002cm solid #000000"/>
    </style:style>
    <style:style style:name="Tabelle82.B2" style:family="table-cell">
      <style:table-cell-properties style:vertical-align="" fo:background-color="#cccccc" fo:padding="0.097cm" fo:border-left="0.002cm solid #000000" fo:border-right="0.002cm solid #000000" fo:border-top="none" fo:border-bottom="0.002cm solid #000000">
        <style:background-image/>
      </style:table-cell-properties>
    </style:style>
    <style:style style:name="Tabelle79" style:family="table">
      <style:table-properties style:width="15.639cm" style:rel-width="92%" table:align="right"/>
    </style:style>
    <style:style style:name="Tabelle79.A" style:family="table-column">
      <style:table-column-properties style:column-width="2.54cm" style:rel-column-width="1440*"/>
    </style:style>
    <style:style style:name="Tabelle79.B" style:family="table-column">
      <style:table-column-properties style:column-width="13.099cm" style:rel-column-width="7426*"/>
    </style:style>
    <style:style style:name="Tabelle7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9.B1" style:family="table-cell">
      <style:table-cell-properties fo:background-color="transparent" fo:padding="0.097cm" fo:border="0.002cm solid #000000">
        <style:background-image/>
      </style:table-cell-properties>
    </style:style>
    <style:style style:name="Tabelle79.A2" style:family="table-cell">
      <style:table-cell-properties fo:background-color="transparent" fo:padding="0.097cm" fo:border-left="0.002cm solid #000000" fo:border-right="none" fo:border-top="none" fo:border-bottom="0.002cm solid #000000">
        <style:background-image/>
      </style:table-cell-properties>
    </style:style>
    <style:style style:name="Tabelle7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0" style:family="table">
      <style:table-properties style:width="12.905cm" table:align="margins"/>
    </style:style>
    <style:style style:name="Tabelle80.A" style:family="table-column">
      <style:table-column-properties style:column-width="6.452cm" style:rel-column-width="32767*"/>
    </style:style>
    <style:style style:name="Tabelle80.B" style:family="table-column">
      <style:table-column-properties style:column-width="6.452cm" style:rel-column-width="32768*"/>
    </style:style>
    <style:style style:name="Tabelle80.A1" style:family="table-cell">
      <style:table-cell-properties fo:padding="0.097cm" fo:border-left="0.002cm solid #000000" fo:border-right="none" fo:border-top="0.002cm solid #000000" fo:border-bottom="0.002cm solid #000000"/>
    </style:style>
    <style:style style:name="Tabelle80.B1" style:family="table-cell">
      <style:table-cell-properties fo:padding="0.097cm" fo:border="0.002cm solid #000000"/>
    </style:style>
    <style:style style:name="Tabelle80.A2" style:family="table-cell">
      <style:table-cell-properties fo:padding="0.097cm" fo:border-left="0.002cm solid #000000" fo:border-right="none" fo:border-top="none" fo:border-bottom="0.002cm solid #000000"/>
    </style:style>
    <style:style style:name="Tabelle80.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80.A3" style:family="table-cell">
      <style:table-cell-properties fo:padding="0.097cm" fo:border-left="0.002cm solid #000000" fo:border-right="0.002cm solid #000000" fo:border-top="none" fo:border-bottom="0.002cm solid #000000"/>
    </style:style>
    <style:style style:name="Tabelle84" style:family="table">
      <style:table-properties style:width="15.639cm" style:rel-width="92%" table:align="right"/>
    </style:style>
    <style:style style:name="Tabelle84.A" style:family="table-column">
      <style:table-column-properties style:column-width="2.672cm" style:rel-column-width="1515*"/>
    </style:style>
    <style:style style:name="Tabelle84.B" style:family="table-column">
      <style:table-column-properties style:column-width="9.631cm" style:rel-column-width="5460*"/>
    </style:style>
    <style:style style:name="Tabelle84.C" style:family="table-column">
      <style:table-column-properties style:column-width="3.336cm" style:rel-column-width="1891*"/>
    </style:style>
    <style:style style:name="Tabelle8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84.C1" style:family="table-cell">
      <style:table-cell-properties fo:background-color="#cccccc" fo:padding="0.097cm" fo:border="0.002cm solid #000000">
        <style:background-image/>
      </style:table-cell-properties>
    </style:style>
    <style:style style:name="Tabelle84.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84.A3" style:family="table-cell">
      <style:table-cell-properties fo:background-color="transparent" fo:padding="0.097cm" fo:border-left="0.002cm solid #000000" fo:border-right="none" fo:border-top="none" fo:border-bottom="0.002cm solid #000000">
        <style:background-image/>
      </style:table-cell-properties>
    </style:style>
    <style:style style:name="Tabelle84.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5" style:family="table">
      <style:table-properties style:width="8.096cm" fo:margin-left="4.8cm" fo:margin-right="4.103cm" table:align="margins"/>
    </style:style>
    <style:style style:name="Tabelle85.A" style:family="table-column">
      <style:table-column-properties style:column-width="2.512cm" style:rel-column-width="20331*"/>
    </style:style>
    <style:style style:name="Tabelle85.B" style:family="table-column">
      <style:table-column-properties style:column-width="3.203cm" style:rel-column-width="25928*"/>
    </style:style>
    <style:style style:name="Tabelle85.C" style:family="table-column">
      <style:table-column-properties style:column-width="2.381cm" style:rel-column-width="19276*"/>
    </style:style>
    <style:style style:name="Tabelle85.A1" style:family="table-cell">
      <style:table-cell-properties fo:padding="0.097cm" fo:border-left="0.002cm solid #000000" fo:border-right="none" fo:border-top="0.002cm solid #000000" fo:border-bottom="0.002cm solid #000000"/>
    </style:style>
    <style:style style:name="Tabelle85.C1" style:family="table-cell">
      <style:table-cell-properties fo:padding="0.097cm" fo:border="0.002cm solid #000000"/>
    </style:style>
    <style:style style:name="Tabelle85.A2" style:family="table-cell">
      <style:table-cell-properties fo:padding="0.097cm" fo:border-left="0.002cm solid #000000" fo:border-right="none" fo:border-top="none" fo:border-bottom="0.002cm solid #000000"/>
    </style:style>
    <style:style style:name="Tabelle85.B2" style:family="table-cell">
      <style:table-cell-properties fo:background-color="#cccccc" fo:padding="0.097cm" fo:border-left="0.002cm solid #000000" fo:border-right="none" fo:border-top="none" fo:border-bottom="0.002cm solid #000000">
        <style:background-image/>
      </style:table-cell-properties>
    </style:style>
    <style:style style:name="Tabelle85.C2" style:family="table-cell">
      <style:table-cell-properties fo:padding="0.097cm" fo:border-left="0.002cm solid #000000" fo:border-right="0.002cm solid #000000" fo:border-top="none" fo:border-bottom="0.002cm solid #000000"/>
    </style:style>
    <style:style style:name="Tabelle83" style:family="table">
      <style:table-properties style:width="15.639cm" style:rel-width="92%" table:align="right"/>
    </style:style>
    <style:style style:name="Tabelle83.A" style:family="table-column">
      <style:table-column-properties style:column-width="2.54cm" style:rel-column-width="1440*"/>
    </style:style>
    <style:style style:name="Tabelle83.B" style:family="table-column">
      <style:table-column-properties style:column-width="13.099cm" style:rel-column-width="7426*"/>
    </style:style>
    <style:style style:name="Tabelle8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3.B1" style:family="table-cell">
      <style:table-cell-properties fo:background-color="transparent" fo:padding="0.097cm" fo:border="0.002cm solid #000000">
        <style:background-image/>
      </style:table-cell-properties>
    </style:style>
    <style:style style:name="Tabelle83.A2" style:family="table-cell">
      <style:table-cell-properties fo:background-color="transparent" fo:padding="0.097cm" fo:border-left="0.002cm solid #000000" fo:border-right="none" fo:border-top="none" fo:border-bottom="0.002cm solid #000000">
        <style:background-image/>
      </style:table-cell-properties>
    </style:style>
    <style:style style:name="Tabelle8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9" style:family="table">
      <style:table-properties style:width="15.639cm" style:rel-width="92%" table:align="right"/>
    </style:style>
    <style:style style:name="Tabelle29.A" style:family="table-column">
      <style:table-column-properties style:column-width="2.54cm" style:rel-column-width="1440*"/>
    </style:style>
    <style:style style:name="Tabelle29.B" style:family="table-column">
      <style:table-column-properties style:column-width="13.099cm" style:rel-column-width="7426*"/>
    </style:style>
    <style:style style:name="Tabelle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9.B1" style:family="table-cell">
      <style:table-cell-properties fo:background-color="transparent" fo:padding="0.097cm" fo:border="0.002cm solid #000000">
        <style:background-image/>
      </style:table-cell-properties>
    </style:style>
    <style:style style:name="Tabelle29.A2" style:family="table-cell">
      <style:table-cell-properties fo:background-color="transparent" fo:padding="0.097cm" fo:border-left="0.002cm solid #000000" fo:border-right="none" fo:border-top="none" fo:border-bottom="0.002cm solid #000000">
        <style:background-image/>
      </style:table-cell-properties>
    </style:style>
    <style:style style:name="Tabel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2" style:family="table">
      <style:table-properties style:width="15.639cm" style:rel-width="92%" table:align="right"/>
    </style:style>
    <style:style style:name="Tabelle72.A" style:family="table-column">
      <style:table-column-properties style:column-width="4.445cm" style:rel-column-width="2520*"/>
    </style:style>
    <style:style style:name="Tabelle72.B" style:family="table-column">
      <style:table-column-properties style:column-width="11.194cm" style:rel-column-width="6346*"/>
    </style:style>
    <style:style style:name="Tabelle72.1" style:family="table-row">
      <style:table-row-properties style:min-row-height="0.344cm"/>
    </style:style>
    <style:style style:name="Tabelle72.A1" style:family="table-cell">
      <style:table-cell-properties fo:background-color="transparent" fo:padding="0.097cm" fo:border-left="0.035cm solid #000000" fo:border-right="0.035cm solid #000000" fo:border-top="0.035cm solid #000000" fo:border-bottom="0.002cm solid #000000">
        <style:background-image/>
      </style:table-cell-properties>
    </style:style>
    <style:style style:name="Tabelle72.A2" style:family="table-cell">
      <style:table-cell-properties fo:background-color="transparent" fo:padding="0.097cm" fo:border-left="0.035cm solid #000000" fo:border-right="none" fo:border-top="none" fo:border-bottom="0.002cm solid #000000">
        <style:background-image/>
      </style:table-cell-properties>
    </style:style>
    <style:style style:name="Tabelle72.B2" style:family="table-cell">
      <style:table-cell-properties fo:background-color="transparent" fo:padding="0.097cm" fo:border-left="0.002cm solid #000000" fo:border-right="0.035cm solid #000000" fo:border-top="none" fo:border-bottom="0.002cm solid #000000">
        <style:background-image/>
      </style:table-cell-properties>
    </style:style>
    <style:style style:name="Tabelle72.A5" style:family="table-cell">
      <style:table-cell-properties fo:background-color="transparent" fo:padding="0.097cm" fo:border-left="0.035cm solid #000000" fo:border-right="none" fo:border-top="none" fo:border-bottom="0.035cm solid #000000">
        <style:background-image/>
      </style:table-cell-properties>
    </style:style>
    <style:style style:name="Tabelle72.B5" style:family="table-cell">
      <style:table-cell-properties fo:background-color="transparent" fo:padding="0.097cm" fo:border-left="0.002cm solid #000000" fo:border-right="0.035cm solid #000000" fo:border-top="none" fo:border-bottom="0.035cm solid #000000">
        <style:background-image/>
      </style:table-cell-properties>
    </style:style>
    <style:style style:name="Tabelle73" style:family="table">
      <style:table-properties style:width="15.639cm" style:rel-width="92%" table:align="right"/>
    </style:style>
    <style:style style:name="Tabelle73.A" style:family="table-column">
      <style:table-column-properties style:column-width="2.54cm" style:rel-column-width="1440*"/>
    </style:style>
    <style:style style:name="Tabelle73.B" style:family="table-column">
      <style:table-column-properties style:column-width="13.099cm" style:rel-column-width="7426*"/>
    </style:style>
    <style:style style:name="Tabelle7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3.B1" style:family="table-cell">
      <style:table-cell-properties fo:background-color="transparent" fo:padding="0.097cm" fo:border="0.002cm solid #000000">
        <style:background-image/>
      </style:table-cell-properties>
    </style:style>
    <style:style style:name="Tabelle73.A2" style:family="table-cell">
      <style:table-cell-properties fo:background-color="transparent" fo:padding="0.097cm" fo:border-left="0.002cm solid #000000" fo:border-right="none" fo:border-top="none" fo:border-bottom="0.002cm solid #000000">
        <style:background-image/>
      </style:table-cell-properties>
    </style:style>
    <style:style style:name="Tabelle7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4" style:family="table">
      <style:table-properties style:width="15.639cm" style:rel-width="92%" table:align="right"/>
    </style:style>
    <style:style style:name="Tabelle74.A" style:family="table-column">
      <style:table-column-properties style:column-width="2.54cm" style:rel-column-width="1440*"/>
    </style:style>
    <style:style style:name="Tabelle74.B" style:family="table-column">
      <style:table-column-properties style:column-width="13.099cm" style:rel-column-width="7426*"/>
    </style:style>
    <style:style style:name="Tabelle7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4.B1" style:family="table-cell">
      <style:table-cell-properties fo:background-color="transparent" fo:padding="0.097cm" fo:border="0.002cm solid #000000">
        <style:background-image/>
      </style:table-cell-properties>
    </style:style>
    <style:style style:name="Tabelle74.A2" style:family="table-cell">
      <style:table-cell-properties fo:background-color="transparent" fo:padding="0.097cm" fo:border-left="0.002cm solid #000000" fo:border-right="none" fo:border-top="none" fo:border-bottom="0.002cm solid #000000">
        <style:background-image/>
      </style:table-cell-properties>
    </style:style>
    <style:style style:name="Tabelle7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0" style:family="table">
      <style:table-properties style:width="15.639cm" style:rel-width="92%" table:align="right"/>
    </style:style>
    <style:style style:name="Tabelle30.A" style:family="table-column">
      <style:table-column-properties style:column-width="2.54cm" style:rel-column-width="1440*"/>
    </style:style>
    <style:style style:name="Tabelle30.B" style:family="table-column">
      <style:table-column-properties style:column-width="13.099cm" style:rel-column-width="7426*"/>
    </style:style>
    <style:style style:name="Tabel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transparent" fo:padding="0.097cm" fo:border="0.002cm solid #000000">
        <style:background-image/>
      </style:table-cell-properties>
    </style:style>
    <style:style style:name="Tabelle30.A2" style:family="table-cell">
      <style:table-cell-properties fo:background-color="transparent" fo:padding="0.097cm" fo:border-left="0.002cm solid #000000" fo:border-right="none" fo:border-top="none" fo:border-bottom="0.002cm solid #000000">
        <style:background-image/>
      </style:table-cell-properties>
    </style:style>
    <style:style style:name="Tabel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9.999cm" table:align="left"/>
    </style:style>
    <style:style style:name="Tabelle31.A" style:family="table-column">
      <style:table-column-properties style:column-width="2.674cm"/>
    </style:style>
    <style:style style:name="Tabelle31.B" style:family="table-column">
      <style:table-column-properties style:column-width="7.325cm"/>
    </style:style>
    <style:style style:name="Tabelle31.A1" style:family="table-cell">
      <style:table-cell-properties fo:padding="0.097cm" fo:border-left="0.002cm solid #000000" fo:border-right="none" fo:border-top="0.002cm solid #000000" fo:border-bottom="0.002cm solid #000000"/>
    </style:style>
    <style:style style:name="Tabelle31.B1" style:family="table-cell">
      <style:table-cell-properties fo:padding="0.097cm" fo:border="0.002cm solid #000000"/>
    </style:style>
    <style:style style:name="Tabelle31.A2" style:family="table-cell">
      <style:table-cell-properties fo:padding="0.097cm" fo:border-left="0.002cm solid #000000" fo:border-right="none" fo:border-top="none" fo:border-bottom="0.002cm solid #000000"/>
    </style:style>
    <style:style style:name="Tabelle31.B2" style:family="table-cell">
      <style:table-cell-properties fo:padding="0.097cm" fo:border-left="0.002cm solid #000000" fo:border-right="0.002cm solid #000000" fo:border-top="none" fo:border-bottom="0.002cm solid #000000"/>
    </style:style>
    <style:style style:name="Tabelle77" style:family="table">
      <style:table-properties style:width="9.975cm" table:align="left"/>
    </style:style>
    <style:style style:name="Tabelle77.A" style:family="table-column">
      <style:table-column-properties style:column-width="2.672cm"/>
    </style:style>
    <style:style style:name="Tabelle77.B" style:family="table-column">
      <style:table-column-properties style:column-width="7.303cm"/>
    </style:style>
    <style:style style:name="Tabelle77.A1" style:family="table-cell">
      <style:table-cell-properties fo:padding="0.097cm" fo:border-left="0.002cm solid #000000" fo:border-right="none" fo:border-top="0.002cm solid #000000" fo:border-bottom="0.002cm solid #000000"/>
    </style:style>
    <style:style style:name="Tabelle77.B1" style:family="table-cell">
      <style:table-cell-properties fo:padding="0.097cm" fo:border="0.002cm solid #000000"/>
    </style:style>
    <style:style style:name="Tabelle77.A2" style:family="table-cell">
      <style:table-cell-properties fo:padding="0.097cm" fo:border-left="0.002cm solid #000000" fo:border-right="none" fo:border-top="none" fo:border-bottom="0.002cm solid #000000"/>
    </style:style>
    <style:style style:name="Tabelle77.B2" style:family="table-cell">
      <style:table-cell-properties fo:padding="0.097cm" fo:border-left="0.002cm solid #000000" fo:border-right="0.002cm solid #000000" fo:border-top="none" fo:border-bottom="0.002cm solid #000000"/>
    </style:style>
    <style:style style:name="Tabelle78" style:family="table">
      <style:table-properties style:width="15.639cm" style:rel-width="92%" table:align="right"/>
    </style:style>
    <style:style style:name="Tabelle78.A" style:family="table-column">
      <style:table-column-properties style:column-width="2.54cm" style:rel-column-width="1440*"/>
    </style:style>
    <style:style style:name="Tabelle78.B" style:family="table-column">
      <style:table-column-properties style:column-width="13.099cm" style:rel-column-width="7426*"/>
    </style:style>
    <style:style style:name="Tabelle7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8.B1" style:family="table-cell">
      <style:table-cell-properties fo:background-color="transparent" fo:padding="0.097cm" fo:border="0.002cm solid #000000">
        <style:background-image/>
      </style:table-cell-properties>
    </style:style>
    <style:style style:name="Tabelle78.A2" style:family="table-cell">
      <style:table-cell-properties fo:background-color="transparent" fo:padding="0.097cm" fo:border-left="0.002cm solid #000000" fo:border-right="none" fo:border-top="none" fo:border-bottom="0.002cm solid #000000">
        <style:background-image/>
      </style:table-cell-properties>
    </style:style>
    <style:style style:name="Tabelle7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7" style:family="table">
      <style:table-properties style:width="15.639cm" style:rel-width="92%" table:align="right"/>
    </style:style>
    <style:style style:name="Tabelle27.A" style:family="table-column">
      <style:table-column-properties style:column-width="2.54cm" style:rel-column-width="1440*"/>
    </style:style>
    <style:style style:name="Tabelle27.B" style:family="table-column">
      <style:table-column-properties style:column-width="13.099cm" style:rel-column-width="7426*"/>
    </style:style>
    <style:style style:name="Tabel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transparent"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3" style:family="table">
      <style:table-properties style:width="10.186cm" table:align="left"/>
    </style:style>
    <style:style style:name="Tabelle33.A" style:family="table-column">
      <style:table-column-properties style:column-width="2.725cm"/>
    </style:style>
    <style:style style:name="Tabelle33.B" style:family="table-column">
      <style:table-column-properties style:column-width="7.461cm"/>
    </style:style>
    <style:style style:name="Tabelle33.A1" style:family="table-cell">
      <style:table-cell-properties fo:padding="0.097cm" fo:border-left="0.002cm solid #000000" fo:border-right="none" fo:border-top="0.002cm solid #000000" fo:border-bottom="0.002cm solid #000000"/>
    </style:style>
    <style:style style:name="Tabelle33.B1" style:family="table-cell">
      <style:table-cell-properties fo:padding="0.097cm" fo:border="0.002cm solid #000000"/>
    </style:style>
    <style:style style:name="Tabelle33.A2" style:family="table-cell">
      <style:table-cell-properties fo:padding="0.097cm" fo:border-left="0.002cm solid #000000" fo:border-right="none" fo:border-top="none" fo:border-bottom="0.002cm solid #000000"/>
    </style:style>
    <style:style style:name="Tabelle33.B2" style:family="table-cell">
      <style:table-cell-properties fo:padding="0.097cm" fo:border-left="0.002cm solid #000000" fo:border-right="0.002cm solid #000000" fo:border-top="none" fo:border-bottom="0.002cm solid #000000"/>
    </style:style>
    <style:style style:name="Tabelle75" style:family="table">
      <style:table-properties style:width="15.639cm" style:rel-width="92%" table:align="right"/>
    </style:style>
    <style:style style:name="Tabelle75.A" style:family="table-column">
      <style:table-column-properties style:column-width="5.212cm" style:rel-column-width="2955*"/>
    </style:style>
    <style:style style:name="Tabelle75.C" style:family="table-column">
      <style:table-column-properties style:column-width="5.214cm" style:rel-column-width="2956*"/>
    </style:style>
    <style:style style:name="Tabelle75.A1" style:family="table-cell">
      <style:table-cell-properties fo:padding="0.097cm" fo:border-left="0.002cm solid #000000" fo:border-right="none" fo:border-top="0.002cm solid #000000" fo:border-bottom="0.002cm solid #000000"/>
    </style:style>
    <style:style style:name="Tabelle75.C1" style:family="table-cell">
      <style:table-cell-properties fo:padding="0.097cm" fo:border="0.002cm solid #000000"/>
    </style:style>
    <style:style style:name="Tabelle75.A2" style:family="table-cell">
      <style:table-cell-properties fo:padding="0.097cm" fo:border-left="0.002cm solid #000000" fo:border-right="none" fo:border-top="none" fo:border-bottom="0.002cm solid #000000"/>
    </style:style>
    <style:style style:name="Tabelle75.C2" style:family="table-cell">
      <style:table-cell-properties fo:padding="0.097cm" fo:border-left="0.002cm solid #000000" fo:border-right="0.002cm solid #000000" fo:border-top="none" fo:border-bottom="0.002cm solid #000000"/>
    </style:style>
    <style:style style:name="Tabelle26" style:family="table">
      <style:table-properties style:width="15.639cm" style:rel-width="92%" table:align="right"/>
    </style:style>
    <style:style style:name="Tabelle26.A" style:family="table-column">
      <style:table-column-properties style:column-width="2.54cm" style:rel-column-width="1440*"/>
    </style:style>
    <style:style style:name="Tabelle26.B" style:family="table-column">
      <style:table-column-properties style:column-width="13.099cm" style:rel-column-width="7426*"/>
    </style:style>
    <style:style style:name="Tabelle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transparent"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8" style:family="table">
      <style:table-properties style:width="12.621cm" table:align="left"/>
    </style:style>
    <style:style style:name="Tabelle88.A" style:family="table-column">
      <style:table-column-properties style:column-width="3.016cm"/>
    </style:style>
    <style:style style:name="Tabelle88.B" style:family="table-column">
      <style:table-column-properties style:column-width="9.604cm"/>
    </style:style>
    <style:style style:name="Tabelle88.A1" style:family="table-cell">
      <style:table-cell-properties style:vertical-align="middle" fo:padding="0.097cm" fo:border-left="0.002cm solid #000000" fo:border-right="none" fo:border-top="0.002cm solid #000000" fo:border-bottom="0.002cm solid #000000"/>
    </style:style>
    <style:style style:name="Tabelle88.B1" style:family="table-cell">
      <style:table-cell-properties style:vertical-align="middle" fo:padding="0.097cm" fo:border="0.002cm solid #000000"/>
    </style:style>
    <style:style style:name="Tabelle88.A2" style:family="table-cell">
      <style:table-cell-properties fo:padding="0.097cm" fo:border-left="0.002cm solid #000000" fo:border-right="none" fo:border-top="none" fo:border-bottom="0.002cm solid #000000"/>
    </style:style>
    <style:style style:name="Tabelle88.B2" style:family="table-cell">
      <style:table-cell-properties fo:padding="0.097cm" fo:border-left="0.002cm solid #000000" fo:border-right="0.002cm solid #000000" fo:border-top="none" fo:border-bottom="0.002cm solid #000000"/>
    </style:style>
    <style:style style:name="Tabelle88.4" style:family="table-row">
      <style:table-row-properties style:min-row-height="0.55cm"/>
    </style:style>
    <style:style style:name="Tabelle95" style:family="table">
      <style:table-properties style:width="15.639cm" style:rel-width="92%" table:align="right"/>
    </style:style>
    <style:style style:name="Tabelle95.A" style:family="table-column">
      <style:table-column-properties style:column-width="3.016cm" style:rel-column-width="1710*"/>
    </style:style>
    <style:style style:name="Tabelle95.B" style:family="table-column">
      <style:table-column-properties style:column-width="12.622cm" style:rel-column-width="7156*"/>
    </style:style>
    <style:style style:name="Tabelle9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5.B1" style:family="table-cell">
      <style:table-cell-properties fo:background-color="transparent" fo:padding="0.097cm" fo:border="0.002cm solid #000000">
        <style:background-image/>
      </style:table-cell-properties>
    </style:style>
    <style:style style:name="Tabelle95.A2" style:family="table-cell">
      <style:table-cell-properties fo:background-color="transparent" fo:padding="0.097cm" fo:border-left="0.002cm solid #000000" fo:border-right="none" fo:border-top="none" fo:border-bottom="0.002cm solid #000000">
        <style:background-image/>
      </style:table-cell-properties>
    </style:style>
    <style:style style:name="Tabelle9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4" style:family="table">
      <style:table-properties style:width="15.639cm" style:rel-width="92%" table:align="right"/>
    </style:style>
    <style:style style:name="Tabelle94.A" style:family="table-column">
      <style:table-column-properties style:column-width="3.016cm" style:rel-column-width="1710*"/>
    </style:style>
    <style:style style:name="Tabelle94.B" style:family="table-column">
      <style:table-column-properties style:column-width="12.622cm" style:rel-column-width="7156*"/>
    </style:style>
    <style:style style:name="Tabelle9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4.B1" style:family="table-cell">
      <style:table-cell-properties fo:background-color="transparent" fo:padding="0.097cm" fo:border="0.002cm solid #000000">
        <style:background-image/>
      </style:table-cell-properties>
    </style:style>
    <style:style style:name="Tabelle94.A2" style:family="table-cell">
      <style:table-cell-properties fo:background-color="transparent" fo:padding="0.097cm" fo:border-left="0.002cm solid #000000" fo:border-right="none" fo:border-top="none" fo:border-bottom="0.002cm solid #000000">
        <style:background-image/>
      </style:table-cell-properties>
    </style:style>
    <style:style style:name="Tabelle9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9" style:family="table">
      <style:table-properties style:width="15.639cm" style:rel-width="92%" table:align="right"/>
    </style:style>
    <style:style style:name="Tabelle89.A" style:family="table-column">
      <style:table-column-properties style:column-width="3.016cm" style:rel-column-width="1710*"/>
    </style:style>
    <style:style style:name="Tabelle89.B" style:family="table-column">
      <style:table-column-properties style:column-width="12.622cm" style:rel-column-width="7156*"/>
    </style:style>
    <style:style style:name="Tabelle8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9.B1" style:family="table-cell">
      <style:table-cell-properties fo:background-color="transparent" fo:padding="0.097cm" fo:border="0.002cm solid #000000">
        <style:background-image/>
      </style:table-cell-properties>
    </style:style>
    <style:style style:name="Tabelle89.A2" style:family="table-cell">
      <style:table-cell-properties fo:background-color="transparent" fo:padding="0.097cm" fo:border-left="0.002cm solid #000000" fo:border-right="none" fo:border-top="none" fo:border-bottom="0.002cm solid #000000">
        <style:background-image/>
      </style:table-cell-properties>
    </style:style>
    <style:style style:name="Tabelle8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1" style:family="table">
      <style:table-properties style:width="15.639cm" style:rel-width="92%" table:align="right"/>
    </style:style>
    <style:style style:name="Tabelle91.A" style:family="table-column">
      <style:table-column-properties style:column-width="3.016cm" style:rel-column-width="1710*"/>
    </style:style>
    <style:style style:name="Tabelle91.B" style:family="table-column">
      <style:table-column-properties style:column-width="7.408cm" style:rel-column-width="4200*"/>
    </style:style>
    <style:style style:name="Tabelle91.C" style:family="table-column">
      <style:table-column-properties style:column-width="5.214cm" style:rel-column-width="2956*"/>
    </style:style>
    <style:style style:name="Tabelle9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1.B1" style:family="table-cell">
      <style:table-cell-properties fo:background-color="transparent" fo:padding="0.097cm" fo:border="0.002cm solid #000000">
        <style:background-image/>
      </style:table-cell-properties>
    </style:style>
    <style:style style:name="Tabelle91.A2" style:family="table-cell">
      <style:table-cell-properties fo:background-color="transparent" fo:padding="0.097cm" fo:border-left="0.002cm solid #000000" fo:border-right="none" fo:border-top="none" fo:border-bottom="0.002cm solid #000000">
        <style:background-image/>
      </style:table-cell-properties>
    </style:style>
    <style:style style:name="Tabelle9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0" style:family="table">
      <style:table-properties style:width="15.639cm" style:rel-width="92%" table:align="right"/>
    </style:style>
    <style:style style:name="Tabelle90.A" style:family="table-column">
      <style:table-column-properties style:column-width="3.016cm" style:rel-column-width="1710*"/>
    </style:style>
    <style:style style:name="Tabelle90.B" style:family="table-column">
      <style:table-column-properties style:column-width="12.622cm" style:rel-column-width="7156*"/>
    </style:style>
    <style:style style:name="Tabelle9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0.B1" style:family="table-cell">
      <style:table-cell-properties fo:background-color="transparent" fo:padding="0.097cm" fo:border="0.002cm solid #000000">
        <style:background-image/>
      </style:table-cell-properties>
    </style:style>
    <style:style style:name="Tabelle90.A2" style:family="table-cell">
      <style:table-cell-properties fo:background-color="transparent" fo:padding="0.097cm" fo:border-left="0.002cm solid #000000" fo:border-right="none" fo:border-top="none" fo:border-bottom="0.002cm solid #000000">
        <style:background-image/>
      </style:table-cell-properties>
    </style:style>
    <style:style style:name="Tabelle9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3" style:family="table">
      <style:table-properties style:width="15.639cm" style:rel-width="92%" table:align="right"/>
    </style:style>
    <style:style style:name="Tabelle93.A" style:family="table-column">
      <style:table-column-properties style:column-width="3.016cm" style:rel-column-width="1710*"/>
    </style:style>
    <style:style style:name="Tabelle93.B" style:family="table-column">
      <style:table-column-properties style:column-width="12.622cm" style:rel-column-width="7156*"/>
    </style:style>
    <style:style style:name="Tabelle9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3.B1" style:family="table-cell">
      <style:table-cell-properties fo:background-color="transparent" fo:padding="0.097cm" fo:border="0.002cm solid #000000">
        <style:background-image/>
      </style:table-cell-properties>
    </style:style>
    <style:style style:name="Tabelle93.A2" style:family="table-cell">
      <style:table-cell-properties fo:background-color="transparent" fo:padding="0.097cm" fo:border-left="0.002cm solid #000000" fo:border-right="none" fo:border-top="none" fo:border-bottom="0.002cm solid #000000">
        <style:background-image/>
      </style:table-cell-properties>
    </style:style>
    <style:style style:name="Tabelle9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2" style:family="table">
      <style:table-properties style:width="15.639cm" style:rel-width="92%" table:align="right"/>
    </style:style>
    <style:style style:name="Tabelle92.A" style:family="table-column">
      <style:table-column-properties style:column-width="3.016cm" style:rel-column-width="1710*"/>
    </style:style>
    <style:style style:name="Tabelle92.B" style:family="table-column">
      <style:table-column-properties style:column-width="12.622cm" style:rel-column-width="7156*"/>
    </style:style>
    <style:style style:name="Tabelle9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2.B1" style:family="table-cell">
      <style:table-cell-properties fo:background-color="transparent" fo:padding="0.097cm" fo:border="0.002cm solid #000000">
        <style:background-image/>
      </style:table-cell-properties>
    </style:style>
    <style:style style:name="Tabelle92.A2" style:family="table-cell">
      <style:table-cell-properties fo:background-color="transparent" fo:padding="0.097cm" fo:border-left="0.002cm solid #000000" fo:border-right="none" fo:border-top="none" fo:border-bottom="0.002cm solid #000000">
        <style:background-image/>
      </style:table-cell-properties>
    </style:style>
    <style:style style:name="Tabelle9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8" style:family="table">
      <style:table-properties style:width="15.639cm" style:rel-width="92%" table:align="right"/>
    </style:style>
    <style:style style:name="Tabelle48.A" style:family="table-column">
      <style:table-column-properties style:column-width="2.54cm" style:rel-column-width="1440*"/>
    </style:style>
    <style:style style:name="Tabelle48.B" style:family="table-column">
      <style:table-column-properties style:column-width="13.099cm" style:rel-column-width="7426*"/>
    </style:style>
    <style:style style:name="Tabelle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8.B1" style:family="table-cell">
      <style:table-cell-properties fo:background-color="transparent" fo:padding="0.097cm" fo:border="0.002cm solid #000000">
        <style:background-image/>
      </style:table-cell-properties>
    </style:style>
    <style:style style:name="Tabelle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3" style:family="table">
      <style:table-properties style:width="15.639cm" style:rel-width="92%" table:align="right"/>
    </style:style>
    <style:style style:name="Tabelle53.A" style:family="table-column">
      <style:table-column-properties style:column-width="2.54cm" style:rel-column-width="1440*"/>
    </style:style>
    <style:style style:name="Tabelle53.B" style:family="table-column">
      <style:table-column-properties style:column-width="13.099cm" style:rel-column-width="7426*"/>
    </style:style>
    <style:style style:name="Tabelle5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3.B1" style:family="table-cell">
      <style:table-cell-properties fo:background-color="transparent" fo:padding="0.097cm" fo:border="0.002cm solid #000000">
        <style:background-image/>
      </style:table-cell-properties>
    </style:style>
    <style:style style:name="Tabelle53.A2" style:family="table-cell">
      <style:table-cell-properties fo:background-color="transparent" fo:padding="0.097cm" fo:border-left="0.002cm solid #000000" fo:border-right="none" fo:border-top="none" fo:border-bottom="0.002cm solid #000000">
        <style:background-image/>
      </style:table-cell-properties>
    </style:style>
    <style:style style:name="Tabelle5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9" style:family="table">
      <style:table-properties style:width="15.639cm" style:rel-width="92%" table:align="right"/>
    </style:style>
    <style:style style:name="Tabelle49.A" style:family="table-column">
      <style:table-column-properties style:column-width="2.54cm" style:rel-column-width="1440*"/>
    </style:style>
    <style:style style:name="Tabelle49.B" style:family="table-column">
      <style:table-column-properties style:column-width="13.099cm" style:rel-column-width="7426*"/>
    </style:style>
    <style:style style:name="Tabelle4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9.B1" style:family="table-cell">
      <style:table-cell-properties fo:background-color="transparent" fo:padding="0.097cm" fo:border="0.002cm solid #000000">
        <style:background-image/>
      </style:table-cell-properties>
    </style:style>
    <style:style style:name="Tabelle49.A2" style:family="table-cell">
      <style:table-cell-properties fo:background-color="transparent" fo:padding="0.097cm" fo:border-left="0.002cm solid #000000" fo:border-right="none" fo:border-top="none" fo:border-bottom="0.002cm solid #000000">
        <style:background-image/>
      </style:table-cell-properties>
    </style:style>
    <style:style style:name="Tabelle4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0" style:family="table">
      <style:table-properties style:width="15.639cm" style:rel-width="92%" table:align="right"/>
    </style:style>
    <style:style style:name="Tabelle50.A" style:family="table-column">
      <style:table-column-properties style:column-width="2.54cm" style:rel-column-width="1440*"/>
    </style:style>
    <style:style style:name="Tabelle50.B" style:family="table-column">
      <style:table-column-properties style:column-width="13.099cm" style:rel-column-width="7426*"/>
    </style:style>
    <style:style style:name="Tabelle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0.B1" style:family="table-cell">
      <style:table-cell-properties fo:background-color="transparent" fo:padding="0.097cm" fo:border="0.002cm solid #000000">
        <style:background-image/>
      </style:table-cell-properties>
    </style:style>
    <style:style style:name="Tabelle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1" style:family="table">
      <style:table-properties style:width="15.639cm" table:align="right"/>
    </style:style>
    <style:style style:name="Tabelle51.A" style:family="table-column">
      <style:table-column-properties style:column-width="2.54cm"/>
    </style:style>
    <style:style style:name="Tabelle51.B" style:family="table-column">
      <style:table-column-properties style:column-width="13.099cm"/>
    </style:style>
    <style:style style:name="Tabelle5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1.B1" style:family="table-cell">
      <style:table-cell-properties fo:background-color="transparent" fo:padding="0.097cm" fo:border="0.002cm solid #000000">
        <style:background-image/>
      </style:table-cell-properties>
    </style:style>
    <style:style style:name="Tabelle51.A2" style:family="table-cell">
      <style:table-cell-properties fo:background-color="transparent" fo:padding="0.097cm" fo:border-left="0.002cm solid #000000" fo:border-right="none" fo:border-top="none" fo:border-bottom="0.002cm solid #000000">
        <style:background-image/>
      </style:table-cell-properties>
    </style:style>
    <style:style style:name="Tabelle5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6" style:family="table">
      <style:table-properties style:width="15.639cm" style:rel-width="92%" table:align="right"/>
    </style:style>
    <style:style style:name="Tabelle66.A" style:family="table-column">
      <style:table-column-properties style:column-width="2.54cm" style:rel-column-width="1440*"/>
    </style:style>
    <style:style style:name="Tabelle66.B" style:family="table-column">
      <style:table-column-properties style:column-width="13.099cm" style:rel-column-width="7426*"/>
    </style:style>
    <style:style style:name="Tabelle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6.B1" style:family="table-cell">
      <style:table-cell-properties fo:background-color="transparent" fo:padding="0.097cm" fo:border="0.002cm solid #000000">
        <style:background-image/>
      </style:table-cell-properties>
    </style:style>
    <style:style style:name="Tabelle6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7" style:family="table">
      <style:table-properties style:width="15.639cm" style:rel-width="92%" table:align="right"/>
    </style:style>
    <style:style style:name="Tabelle87.A" style:family="table-column">
      <style:table-column-properties style:column-width="2.54cm" style:rel-column-width="1440*"/>
    </style:style>
    <style:style style:name="Tabelle87.B" style:family="table-column">
      <style:table-column-properties style:column-width="13.099cm" style:rel-column-width="7426*"/>
    </style:style>
    <style:style style:name="Tabelle8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7.B1" style:family="table-cell">
      <style:table-cell-properties fo:background-color="transparent" fo:padding="0.097cm" fo:border="0.002cm solid #000000">
        <style:background-image/>
      </style:table-cell-properties>
    </style:style>
    <style:style style:name="Tabelle87.A2" style:family="table-cell">
      <style:table-cell-properties fo:background-color="transparent" fo:padding="0.097cm" fo:border-left="0.002cm solid #000000" fo:border-right="none" fo:border-top="none" fo:border-bottom="0.002cm solid #000000">
        <style:background-image/>
      </style:table-cell-properties>
    </style:style>
    <style:style style:name="Tabelle8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15.639cm" style:rel-width="92%" table:align="right"/>
    </style:style>
    <style:style style:name="Tabelle22.A" style:family="table-column">
      <style:table-column-properties style:column-width="2.54cm" style:rel-column-width="1440*"/>
    </style:style>
    <style:style style:name="Tabelle22.B" style:family="table-column">
      <style:table-column-properties style:column-width="13.099cm" style:rel-column-width="7426*"/>
    </style:style>
    <style:style style:name="Tabel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transparent"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0" style:family="table">
      <style:table-properties style:width="15.639cm" style:rel-width="92%" table:align="right"/>
    </style:style>
    <style:style style:name="Tabelle40.A" style:family="table-column">
      <style:table-column-properties style:column-width="2.54cm" style:rel-column-width="1440*"/>
    </style:style>
    <style:style style:name="Tabelle40.B" style:family="table-column">
      <style:table-column-properties style:column-width="13.099cm" style:rel-column-width="7426*"/>
    </style:style>
    <style:style style:name="Tabel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0.B1" style:family="table-cell">
      <style:table-cell-properties fo:background-color="transparent" fo:padding="0.097cm" fo:border="0.002cm solid #000000">
        <style:background-image/>
      </style:table-cell-properties>
    </style:style>
    <style:style style:name="Tabelle40.A2" style:family="table-cell">
      <style:table-cell-properties fo:background-color="transparent" fo:padding="0.097cm" fo:border-left="0.002cm solid #000000" fo:border-right="none" fo:border-top="none" fo:border-bottom="0.002cm solid #000000">
        <style:background-image/>
      </style:table-cell-properties>
    </style:style>
    <style:style style:name="Tabelle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5.639cm" style:rel-width="92%" table:align="right"/>
    </style:style>
    <style:style style:name="Tabelle23.A" style:family="table-column">
      <style:table-column-properties style:column-width="2.54cm" style:rel-column-width="1440*"/>
    </style:style>
    <style:style style:name="Tabelle23.B" style:family="table-column">
      <style:table-column-properties style:column-width="13.099cm" style:rel-column-width="7426*"/>
    </style:style>
    <style:style style:name="Tabel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3.B1" style:family="table-cell">
      <style:table-cell-properties fo:background-color="transparent"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width="15.639cm" style:rel-width="92%" table:align="right"/>
    </style:style>
    <style:style style:name="Tabelle4.A" style:family="table-column">
      <style:table-column-properties style:column-width="2.593cm" style:rel-column-width="1470*"/>
    </style:style>
    <style:style style:name="Tabelle4.B" style:family="table-column">
      <style:table-column-properties style:column-width="13.046cm" style:rel-column-width="7396*"/>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2" style:family="table">
      <style:table-properties style:width="15.639cm" style:rel-width="92%" table:align="right"/>
    </style:style>
    <style:style style:name="Tabelle2.A" style:family="table-column">
      <style:table-column-properties style:column-width="2.54cm" style:rel-column-width="1440*"/>
    </style:style>
    <style:style style:name="Tabelle2.B" style:family="table-column">
      <style:table-column-properties style:column-width="13.099cm" style:rel-column-width="7426*"/>
    </style:style>
    <style:style style:name="Tabel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transparent"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6" style:family="table">
      <style:table-properties style:width="15.639cm" style:rel-width="92%" table:align="right"/>
    </style:style>
    <style:style style:name="Tabelle86.A" style:family="table-column">
      <style:table-column-properties style:column-width="2.54cm" style:rel-column-width="1440*"/>
    </style:style>
    <style:style style:name="Tabelle86.B" style:family="table-column">
      <style:table-column-properties style:column-width="13.099cm" style:rel-column-width="7426*"/>
    </style:style>
    <style:style style:name="Tabelle8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6.B1" style:family="table-cell">
      <style:table-cell-properties fo:background-color="transparent" fo:padding="0.097cm" fo:border="0.002cm solid #000000">
        <style:background-image/>
      </style:table-cell-properties>
    </style:style>
    <style:style style:name="Tabelle86.A2" style:family="table-cell">
      <style:table-cell-properties fo:background-color="transparent" fo:padding="0.097cm" fo:border-left="0.002cm solid #000000" fo:border-right="none" fo:border-top="none" fo:border-bottom="0.002cm solid #000000">
        <style:background-image/>
      </style:table-cell-properties>
    </style:style>
    <style:style style:name="Tabelle8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6" style:family="table">
      <style:table-properties style:width="15.639cm" style:rel-width="92%" table:align="right"/>
    </style:style>
    <style:style style:name="Tabelle96.A" style:family="table-column">
      <style:table-column-properties style:column-width="2.54cm" style:rel-column-width="1440*"/>
    </style:style>
    <style:style style:name="Tabelle96.B" style:family="table-column">
      <style:table-column-properties style:column-width="13.099cm" style:rel-column-width="7426*"/>
    </style:style>
    <style:style style:name="Tabelle9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6.B1" style:family="table-cell">
      <style:table-cell-properties fo:background-color="transparent" fo:padding="0.097cm" fo:border="0.002cm solid #000000">
        <style:background-image/>
      </style:table-cell-properties>
    </style:style>
    <style:style style:name="Tabelle96.A2" style:family="table-cell">
      <style:table-cell-properties fo:background-color="transparent" fo:padding="0.097cm" fo:border-left="0.002cm solid #000000" fo:border-right="none" fo:border-top="none" fo:border-bottom="0.002cm solid #000000">
        <style:background-image/>
      </style:table-cell-properties>
    </style:style>
    <style:style style:name="Tabelle9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7" style:family="table">
      <style:table-properties style:width="12.905cm" table:align="margins"/>
    </style:style>
    <style:style style:name="Tabelle97.A" style:family="table-column">
      <style:table-column-properties style:column-width="1.852cm" style:rel-column-width="9405*"/>
    </style:style>
    <style:style style:name="Tabelle97.B" style:family="table-column">
      <style:table-column-properties style:column-width="11.053cm" style:rel-column-width="56130*"/>
    </style:style>
    <style:style style:name="Tabelle97.A1" style:family="table-cell">
      <style:table-cell-properties fo:padding="0.097cm" fo:border-left="0.002cm solid #000000" fo:border-right="none" fo:border-top="0.002cm solid #000000" fo:border-bottom="0.002cm solid #000000"/>
    </style:style>
    <style:style style:name="Tabelle97.B1" style:family="table-cell">
      <style:table-cell-properties fo:padding="0.097cm" fo:border="0.002cm solid #000000"/>
    </style:style>
    <style:style style:name="Tabelle97.A2" style:family="table-cell">
      <style:table-cell-properties fo:padding="0.097cm" fo:border-left="0.002cm solid #000000" fo:border-right="none" fo:border-top="none" fo:border-bottom="0.002cm solid #000000"/>
    </style:style>
    <style:style style:name="Tabelle97.B2" style:family="table-cell">
      <style:table-cell-properties fo:padding="0.097cm" fo:border-left="0.002cm solid #000000" fo:border-right="0.002cm solid #000000" fo:border-top="none" fo:border-bottom="0.002cm solid #000000"/>
    </style:style>
    <style:style style:name="Tabelle24" style:family="table">
      <style:table-properties style:width="15.639cm" style:rel-width="92%" table:align="right"/>
    </style:style>
    <style:style style:name="Tabelle24.A" style:family="table-column">
      <style:table-column-properties style:column-width="2.54cm" style:rel-column-width="1440*"/>
    </style:style>
    <style:style style:name="Tabelle24.B" style:family="table-column">
      <style:table-column-properties style:column-width="13.099cm" style:rel-column-width="7426*"/>
    </style:style>
    <style:style style:name="Tabelle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transparent"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8" style:family="table">
      <style:table-properties style:width="15.639cm" style:rel-width="92%" table:align="right"/>
    </style:style>
    <style:style style:name="Tabelle28.A" style:family="table-column">
      <style:table-column-properties style:column-width="2.54cm" style:rel-column-width="1440*"/>
    </style:style>
    <style:style style:name="Tabelle28.B" style:family="table-column">
      <style:table-column-properties style:column-width="13.099cm" style:rel-column-width="7426*"/>
    </style:style>
    <style:style style:name="Tabel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transparent"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style:width="15.639cm" style:rel-width="92%" table:align="right"/>
    </style:style>
    <style:style style:name="Tabelle25.A" style:family="table-column">
      <style:table-column-properties style:column-width="2.54cm" style:rel-column-width="1440*"/>
    </style:style>
    <style:style style:name="Tabelle25.B" style:family="table-column">
      <style:table-column-properties style:column-width="13.099cm" style:rel-column-width="7426*"/>
    </style:style>
    <style:style style:name="Tabel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transparent" fo:padding="0.097cm" fo:border="0.002cm solid #000000">
        <style:background-image/>
      </style:table-cell-properties>
    </style:style>
    <style:style style:name="Tabelle25.A2" style:family="table-cell">
      <style:table-cell-properties fo:background-color="transparent" fo:padding="0.097cm" fo:border-left="0.002cm solid #000000" fo:border-right="none" fo:border-top="none" fo:border-bottom="0.002cm solid #000000">
        <style:background-image/>
      </style:table-cell-properties>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7" style:family="table">
      <style:table-properties style:width="15.639cm" style:rel-width="92%" table:align="right"/>
    </style:style>
    <style:style style:name="Tabelle67.A" style:family="table-column">
      <style:table-column-properties style:column-width="2.54cm" style:rel-column-width="1440*"/>
    </style:style>
    <style:style style:name="Tabelle67.B" style:family="table-column">
      <style:table-column-properties style:column-width="13.099cm" style:rel-column-width="7426*"/>
    </style:style>
    <style:style style:name="Tabelle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7.B1" style:family="table-cell">
      <style:table-cell-properties fo:background-color="transparent" fo:padding="0.097cm" fo:border="0.002cm solid #000000">
        <style:background-image/>
      </style:table-cell-properties>
    </style:style>
    <style:style style:name="Tabelle67.A2" style:family="table-cell">
      <style:table-cell-properties fo:background-color="transparent" fo:padding="0.097cm" fo:border-left="0.002cm solid #000000" fo:border-right="none" fo:border-top="none" fo:border-bottom="0.002cm solid #000000">
        <style:background-image/>
      </style:table-cell-properties>
    </style:style>
    <style:style style:name="Tabelle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2" style:family="table">
      <style:table-properties style:width="15.639cm" style:rel-width="92%" table:align="right"/>
    </style:style>
    <style:style style:name="Tabelle52.A" style:family="table-column">
      <style:table-column-properties style:column-width="2.54cm" style:rel-column-width="1440*"/>
    </style:style>
    <style:style style:name="Tabelle52.B" style:family="table-column">
      <style:table-column-properties style:column-width="13.099cm" style:rel-column-width="7426*"/>
    </style:style>
    <style:style style:name="Tabelle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2.B1" style:family="table-cell">
      <style:table-cell-properties fo:background-color="transparent" fo:padding="0.097cm" fo:border="0.002cm solid #000000">
        <style:background-image/>
      </style:table-cell-properties>
    </style:style>
    <style:style style:name="Tabelle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9" style:family="table">
      <style:table-properties style:width="15.639cm" style:rel-width="92%" table:align="right"/>
    </style:style>
    <style:style style:name="Tabelle39.A" style:family="table-column">
      <style:table-column-properties style:column-width="2.54cm" style:rel-column-width="1440*"/>
    </style:style>
    <style:style style:name="Tabelle39.B" style:family="table-column">
      <style:table-column-properties style:column-width="13.099cm" style:rel-column-width="7426*"/>
    </style:style>
    <style:style style:name="Tabelle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9.B1" style:family="table-cell">
      <style:table-cell-properties fo:background-color="transparent" fo:padding="0.097cm" fo:border="0.002cm solid #000000">
        <style:background-image/>
      </style:table-cell-properties>
    </style:style>
    <style:style style:name="Tabelle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1" style:family="table">
      <style:table-properties style:width="15.639cm" style:rel-width="92%" table:align="right"/>
    </style:style>
    <style:style style:name="Tabelle71.A" style:family="table-column">
      <style:table-column-properties style:column-width="2.54cm" style:rel-column-width="1440*"/>
    </style:style>
    <style:style style:name="Tabelle71.B" style:family="table-column">
      <style:table-column-properties style:column-width="13.099cm" style:rel-column-width="7426*"/>
    </style:style>
    <style:style style:name="Tabelle7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1.B1" style:family="table-cell">
      <style:table-cell-properties fo:background-color="transparent" fo:padding="0.097cm" fo:border="0.002cm solid #000000">
        <style:background-image/>
      </style:table-cell-properties>
    </style:style>
    <style:style style:name="Tabelle71.A2" style:family="table-cell">
      <style:table-cell-properties fo:background-color="transparent" fo:padding="0.097cm" fo:border-left="0.002cm solid #000000" fo:border-right="none" fo:border-top="none" fo:border-bottom="0.002cm solid #000000">
        <style:background-image/>
      </style:table-cell-properties>
    </style:style>
    <style:style style:name="Tabelle7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9" style:family="table">
      <style:table-properties style:width="15.639cm" style:rel-width="92%" table:align="right"/>
    </style:style>
    <style:style style:name="Tabelle69.A" style:family="table-column">
      <style:table-column-properties style:column-width="2.54cm" style:rel-column-width="1440*"/>
    </style:style>
    <style:style style:name="Tabelle69.B" style:family="table-column">
      <style:table-column-properties style:column-width="13.099cm" style:rel-column-width="7426*"/>
    </style:style>
    <style:style style:name="Tabelle6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9.B1" style:family="table-cell">
      <style:table-cell-properties fo:background-color="transparent" fo:padding="0.097cm" fo:border="0.002cm solid #000000">
        <style:background-image/>
      </style:table-cell-properties>
    </style:style>
    <style:style style:name="Tabelle69.A2" style:family="table-cell">
      <style:table-cell-properties fo:background-color="transparent" fo:padding="0.097cm" fo:border-left="0.002cm solid #000000" fo:border-right="none" fo:border-top="none" fo:border-bottom="0.002cm solid #000000">
        <style:background-image/>
      </style:table-cell-properties>
    </style:style>
    <style:style style:name="Tabelle6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0" style:family="table">
      <style:table-properties style:width="15.639cm" style:rel-width="92%" table:align="right"/>
    </style:style>
    <style:style style:name="Tabelle70.A" style:family="table-column">
      <style:table-column-properties style:column-width="2.54cm" style:rel-column-width="1440*"/>
    </style:style>
    <style:style style:name="Tabelle70.B" style:family="table-column">
      <style:table-column-properties style:column-width="13.099cm" style:rel-column-width="7426*"/>
    </style:style>
    <style:style style:name="Tabelle7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0.B1" style:family="table-cell">
      <style:table-cell-properties fo:background-color="transparent" fo:padding="0.097cm" fo:border="0.002cm solid #000000">
        <style:background-image/>
      </style:table-cell-properties>
    </style:style>
    <style:style style:name="Tabelle70.A2" style:family="table-cell">
      <style:table-cell-properties fo:background-color="transparent" fo:padding="0.097cm" fo:border-left="0.002cm solid #000000" fo:border-right="none" fo:border-top="none" fo:border-bottom="0.002cm solid #000000">
        <style:background-image/>
      </style:table-cell-properties>
    </style:style>
    <style:style style:name="Tabelle7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7" style:family="table">
      <style:table-properties style:width="15.639cm" style:rel-width="92%" table:align="right"/>
    </style:style>
    <style:style style:name="Tabelle57.A" style:family="table-column">
      <style:table-column-properties style:column-width="2.54cm" style:rel-column-width="1440*"/>
    </style:style>
    <style:style style:name="Tabelle57.B" style:family="table-column">
      <style:table-column-properties style:column-width="13.099cm" style:rel-column-width="7426*"/>
    </style:style>
    <style:style style:name="Tabelle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7.B1" style:family="table-cell">
      <style:table-cell-properties fo:background-color="transparent" fo:padding="0.097cm" fo:border="0.002cm solid #000000">
        <style:background-image/>
      </style:table-cell-properties>
    </style:style>
    <style:style style:name="Tabelle57.A2" style:family="table-cell">
      <style:table-cell-properties fo:background-color="transparent" fo:padding="0.097cm" fo:border-left="0.002cm solid #000000" fo:border-right="none" fo:border-top="none" fo:border-bottom="0.002cm solid #000000">
        <style:background-image/>
      </style:table-cell-properties>
    </style:style>
    <style:style style:name="Tabelle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5.639cm" style:rel-width="92%" table:align="right"/>
    </style:style>
    <style:style style:name="Tabelle5.A" style:family="table-column">
      <style:table-column-properties style:column-width="2.593cm" style:rel-column-width="1470*"/>
    </style:style>
    <style:style style:name="Tabelle5.B" style:family="table-column">
      <style:table-column-properties style:column-width="13.046cm" style:rel-column-width="7396*"/>
    </style:style>
    <style:style style:name="Tabel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transparent" fo:padding="0.097cm" fo:border="0.002cm solid #000000">
        <style:background-image/>
      </style:table-cell-properties>
    </style:style>
    <style:style style:name="Tabelle5.A2" style:family="table-cell">
      <style:table-cell-properties fo:background-color="transparent" fo:padding="0.097cm" fo:border-left="0.002cm solid #000000" fo:border-right="none" fo:border-top="none" fo:border-bottom="0.002cm solid #000000">
        <style:background-image/>
      </style:table-cell-properties>
    </style:style>
    <style:style style:name="Tabelle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4" style:family="table">
      <style:table-properties style:width="15.639cm" style:rel-width="92%" table:align="right"/>
    </style:style>
    <style:style style:name="Tabelle64.A" style:family="table-column">
      <style:table-column-properties style:column-width="2.54cm" style:rel-column-width="1440*"/>
    </style:style>
    <style:style style:name="Tabelle64.B" style:family="table-column">
      <style:table-column-properties style:column-width="13.099cm" style:rel-column-width="7426*"/>
    </style:style>
    <style:style style:name="Tabelle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4.B1" style:family="table-cell">
      <style:table-cell-properties fo:background-color="transparent" fo:padding="0.097cm" fo:border="0.002cm solid #000000">
        <style:background-image/>
      </style:table-cell-properties>
    </style:style>
    <style:style style:name="Tabelle64.A2" style:family="table-cell">
      <style:table-cell-properties fo:background-color="transparent" fo:padding="0.097cm" fo:border-left="0.002cm solid #000000" fo:border-right="none" fo:border-top="none" fo:border-bottom="0.002cm solid #000000">
        <style:background-image/>
      </style:table-cell-properties>
    </style:style>
    <style:style style:name="Tabelle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5" style:family="table">
      <style:table-properties style:width="15.639cm" style:rel-width="92%" table:align="right"/>
    </style:style>
    <style:style style:name="Tabelle65.A" style:family="table-column">
      <style:table-column-properties style:column-width="2.54cm" style:rel-column-width="1440*"/>
    </style:style>
    <style:style style:name="Tabelle65.B" style:family="table-column">
      <style:table-column-properties style:column-width="13.099cm" style:rel-column-width="7426*"/>
    </style:style>
    <style:style style:name="Tabelle65.1" style:family="table-row">
      <style:table-row-properties style:min-row-height="2.963cm"/>
    </style:style>
    <style:style style:name="Tabelle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5.B1" style:family="table-cell">
      <style:table-cell-properties fo:background-color="transparent" fo:padding="0.097cm" fo:border="0.002cm solid #000000">
        <style:background-image/>
      </style:table-cell-properties>
    </style:style>
    <style:style style:name="Tabelle65.A2" style:family="table-cell">
      <style:table-cell-properties fo:background-color="transparent" fo:padding="0.097cm" fo:border-left="0.002cm solid #000000" fo:border-right="none" fo:border-top="none" fo:border-bottom="0.002cm solid #000000">
        <style:background-image/>
      </style:table-cell-properties>
    </style:style>
    <style:style style:name="Tabelle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2" style:family="table">
      <style:table-properties style:width="15.639cm" style:rel-width="92%" table:align="right"/>
    </style:style>
    <style:style style:name="Tabelle62.A" style:family="table-column">
      <style:table-column-properties style:column-width="2.54cm" style:rel-column-width="1440*"/>
    </style:style>
    <style:style style:name="Tabelle62.B" style:family="table-column">
      <style:table-column-properties style:column-width="13.099cm" style:rel-column-width="7426*"/>
    </style:style>
    <style:style style:name="Tabelle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2.B1" style:family="table-cell">
      <style:table-cell-properties fo:background-color="transparent" fo:padding="0.097cm" fo:border="0.002cm solid #000000">
        <style:background-image/>
      </style:table-cell-properties>
    </style:style>
    <style:style style:name="Tabelle62.A2" style:family="table-cell">
      <style:table-cell-properties fo:background-color="transparent" fo:padding="0.097cm" fo:border-left="0.002cm solid #000000" fo:border-right="none" fo:border-top="none" fo:border-bottom="0.002cm solid #000000">
        <style:background-image/>
      </style:table-cell-properties>
    </style:style>
    <style:style style:name="Tabelle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3" style:family="table">
      <style:table-properties style:width="15.639cm" style:rel-width="92%" table:align="right"/>
    </style:style>
    <style:style style:name="Tabelle63.A" style:family="table-column">
      <style:table-column-properties style:column-width="2.54cm" style:rel-column-width="1440*"/>
    </style:style>
    <style:style style:name="Tabelle63.B" style:family="table-column">
      <style:table-column-properties style:column-width="13.099cm" style:rel-column-width="7426*"/>
    </style:style>
    <style:style style:name="Tabelle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3.B1" style:family="table-cell">
      <style:table-cell-properties fo:background-color="transparent" fo:padding="0.097cm" fo:border="0.002cm solid #000000">
        <style:background-image/>
      </style:table-cell-properties>
    </style:style>
    <style:style style:name="Tabelle63.A2" style:family="table-cell">
      <style:table-cell-properties fo:background-color="transparent" fo:padding="0.097cm" fo:border-left="0.002cm solid #000000" fo:border-right="none" fo:border-top="none" fo:border-bottom="0.002cm solid #000000">
        <style:background-image/>
      </style:table-cell-properties>
    </style:style>
    <style:style style:name="Tabelle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8" style:family="table">
      <style:table-properties style:width="15.639cm" style:rel-width="92%" table:align="right"/>
    </style:style>
    <style:style style:name="Tabelle68.A" style:family="table-column">
      <style:table-column-properties style:column-width="2.54cm" style:rel-column-width="1440*"/>
    </style:style>
    <style:style style:name="Tabelle68.B" style:family="table-column">
      <style:table-column-properties style:column-width="13.099cm" style:rel-column-width="7426*"/>
    </style:style>
    <style:style style:name="Tabelle6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8.B1" style:family="table-cell">
      <style:table-cell-properties fo:background-color="transparent" fo:padding="0.097cm" fo:border="0.002cm solid #000000">
        <style:background-image/>
      </style:table-cell-properties>
    </style:style>
    <style:style style:name="Tabelle68.A2" style:family="table-cell">
      <style:table-cell-properties fo:background-color="transparent" fo:padding="0.097cm" fo:border-left="0.002cm solid #000000" fo:border-right="none" fo:border-top="none" fo:border-bottom="0.002cm solid #000000">
        <style:background-image/>
      </style:table-cell-properties>
    </style:style>
    <style:style style:name="Tabelle6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2" style:family="table">
      <style:table-properties style:width="15.639cm" style:rel-width="92%" table:align="right"/>
    </style:style>
    <style:style style:name="Tabelle42.A" style:family="table-column">
      <style:table-column-properties style:column-width="2.54cm" style:rel-column-width="1440*"/>
    </style:style>
    <style:style style:name="Tabelle42.B" style:family="table-column">
      <style:table-column-properties style:column-width="13.099cm" style:rel-column-width="7426*"/>
    </style:style>
    <style:style style:name="Tabelle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2.B1" style:family="table-cell">
      <style:table-cell-properties fo:background-color="transparent" fo:padding="0.097cm" fo:border="0.002cm solid #000000">
        <style:background-image/>
      </style:table-cell-properties>
    </style:style>
    <style:style style:name="Tabelle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3" style:family="table">
      <style:table-properties style:width="15.639cm" style:rel-width="92%" table:align="right"/>
    </style:style>
    <style:style style:name="Tabelle43.A" style:family="table-column">
      <style:table-column-properties style:column-width="2.54cm" style:rel-column-width="1440*"/>
    </style:style>
    <style:style style:name="Tabelle43.B" style:family="table-column">
      <style:table-column-properties style:column-width="13.099cm" style:rel-column-width="7426*"/>
    </style:style>
    <style:style style:name="Tabelle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3.B1" style:family="table-cell">
      <style:table-cell-properties fo:background-color="transparent" fo:padding="0.097cm" fo:border="0.002cm solid #000000">
        <style:background-image/>
      </style:table-cell-properties>
    </style:style>
    <style:style style:name="Tabelle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6" style:family="table">
      <style:table-properties style:width="15.639cm" style:rel-width="92%" table:align="right"/>
    </style:style>
    <style:style style:name="Tabelle56.A" style:family="table-column">
      <style:table-column-properties style:column-width="2.54cm" style:rel-column-width="1440*"/>
    </style:style>
    <style:style style:name="Tabelle56.B" style:family="table-column">
      <style:table-column-properties style:column-width="13.099cm" style:rel-column-width="7426*"/>
    </style:style>
    <style:style style:name="Tabelle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6.B1" style:family="table-cell">
      <style:table-cell-properties fo:background-color="transparent" fo:padding="0.097cm" fo:border="0.002cm solid #000000">
        <style:background-image/>
      </style:table-cell-properties>
    </style:style>
    <style:style style:name="Tabelle56.A2" style:family="table-cell">
      <style:table-cell-properties fo:background-color="transparent" fo:padding="0.097cm" fo:border-left="0.002cm solid #000000" fo:border-right="none" fo:border-top="none" fo:border-bottom="0.002cm solid #000000">
        <style:background-image/>
      </style:table-cell-properties>
    </style:style>
    <style:style style:name="Tabelle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8" style:family="table">
      <style:table-properties style:width="15.639cm" style:rel-width="92%" table:align="right"/>
    </style:style>
    <style:style style:name="Tabelle98.A" style:family="table-column">
      <style:table-column-properties style:column-width="2.593cm" style:rel-column-width="1470*"/>
    </style:style>
    <style:style style:name="Tabelle98.B" style:family="table-column">
      <style:table-column-properties style:column-width="3.942cm" style:rel-column-width="2235*"/>
    </style:style>
    <style:style style:name="Tabelle98.C" style:family="table-column">
      <style:table-column-properties style:column-width="2.064cm" style:rel-column-width="1170*"/>
    </style:style>
    <style:style style:name="Tabelle98.D" style:family="table-column">
      <style:table-column-properties style:column-width="3.44cm" style:rel-column-width="1950*"/>
    </style:style>
    <style:style style:name="Tabelle98.E" style:family="table-column">
      <style:table-column-properties style:column-width="3.6cm" style:rel-column-width="2041*"/>
    </style:style>
    <style:style style:name="Tabelle98.A1" style:family="table-cell">
      <style:table-cell-properties fo:padding="0.097cm" fo:border-left="0.002cm solid #000000" fo:border-right="none" fo:border-top="0.002cm solid #000000" fo:border-bottom="0.002cm solid #000000"/>
    </style:style>
    <style:style style:name="Tabelle98.E1" style:family="table-cell">
      <style:table-cell-properties fo:padding="0.097cm" fo:border="0.002cm solid #000000"/>
    </style:style>
    <style:style style:name="Tabelle98.A2" style:family="table-cell">
      <style:table-cell-properties fo:padding="0.097cm" fo:border-left="0.002cm solid #000000" fo:border-right="none" fo:border-top="none" fo:border-bottom="0.002cm solid #000000"/>
    </style:style>
    <style:style style:name="Tabelle98.E2" style:family="table-cell">
      <style:table-cell-properties fo:padding="0.097cm" fo:border-left="0.002cm solid #000000" fo:border-right="0.002cm solid #000000" fo:border-top="none" fo:border-bottom="0.002cm solid #000000"/>
    </style:style>
    <style:style style:name="Tabelle45" style:family="table">
      <style:table-properties style:width="15.639cm" style:rel-width="92%" table:align="right"/>
    </style:style>
    <style:style style:name="Tabelle45.A" style:family="table-column">
      <style:table-column-properties style:column-width="2.54cm" style:rel-column-width="1440*"/>
    </style:style>
    <style:style style:name="Tabelle45.B" style:family="table-column">
      <style:table-column-properties style:column-width="13.099cm" style:rel-column-width="7426*"/>
    </style:style>
    <style:style style:name="Tabelle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5.B1" style:family="table-cell">
      <style:table-cell-properties fo:background-color="transparent" fo:padding="0.097cm" fo:border="0.002cm solid #000000">
        <style:background-image/>
      </style:table-cell-properties>
    </style:style>
    <style:style style:name="Tabelle45.A2" style:family="table-cell">
      <style:table-cell-properties fo:background-color="transparent" fo:padding="0.097cm" fo:border-left="0.002cm solid #000000" fo:border-right="none" fo:border-top="none" fo:border-bottom="0.002cm solid #000000">
        <style:background-image/>
      </style:table-cell-properties>
    </style:style>
    <style:style style:name="Tabelle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4" style:family="table">
      <style:table-properties style:width="15.639cm" style:rel-width="92%" table:align="right"/>
    </style:style>
    <style:style style:name="Tabelle44.A" style:family="table-column">
      <style:table-column-properties style:column-width="2.593cm" style:rel-column-width="1470*"/>
    </style:style>
    <style:style style:name="Tabelle44.B" style:family="table-column">
      <style:table-column-properties style:column-width="13.046cm" style:rel-column-width="7396*"/>
    </style:style>
    <style:style style:name="Tabelle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4.B1" style:family="table-cell">
      <style:table-cell-properties fo:background-color="transparent" fo:padding="0.097cm" fo:border="0.002cm solid #000000">
        <style:background-image/>
      </style:table-cell-properties>
    </style:style>
    <style:style style:name="Tabelle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2" style:family="table">
      <style:table-properties style:width="15.639cm" style:rel-width="92%" table:align="right"/>
    </style:style>
    <style:style style:name="Tabelle32.A" style:family="table-column">
      <style:table-column-properties style:column-width="2.593cm" style:rel-column-width="1470*"/>
    </style:style>
    <style:style style:name="Tabelle32.B" style:family="table-column">
      <style:table-column-properties style:column-width="13.046cm" style:rel-column-width="7396*"/>
    </style:style>
    <style:style style:name="Tabelle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transparent" fo:padding="0.097cm" fo:border="0.002cm solid #000000">
        <style:background-image/>
      </style:table-cell-properties>
    </style:style>
    <style:style style:name="Tabelle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style:width="15.639cm" style:rel-width="92%" table:align="right"/>
    </style:style>
    <style:style style:name="Tabelle34.A" style:family="table-column">
      <style:table-column-properties style:column-width="2.593cm" style:rel-column-width="1470*"/>
    </style:style>
    <style:style style:name="Tabelle34.B" style:family="table-column">
      <style:table-column-properties style:column-width="13.046cm" style:rel-column-width="7396*"/>
    </style:style>
    <style:style style:name="Tabel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transparent" fo:padding="0.097cm" fo:border="0.002cm solid #000000">
        <style:background-image/>
      </style:table-cell-properties>
    </style:style>
    <style:style style:name="Tabelle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5" style:family="table">
      <style:table-properties style:width="15.639cm" style:rel-width="92%" table:align="right"/>
    </style:style>
    <style:style style:name="Tabelle35.A" style:family="table-column">
      <style:table-column-properties style:column-width="2.593cm" style:rel-column-width="1470*"/>
    </style:style>
    <style:style style:name="Tabelle35.B" style:family="table-column">
      <style:table-column-properties style:column-width="13.046cm" style:rel-column-width="7396*"/>
    </style:style>
    <style:style style:name="Tabel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5.B1" style:family="table-cell">
      <style:table-cell-properties fo:background-color="transparent" fo:padding="0.097cm" fo:border="0.002cm solid #000000">
        <style:background-image/>
      </style:table-cell-properties>
    </style:style>
    <style:style style:name="Tabelle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6" style:family="table">
      <style:table-properties style:width="15.639cm" style:rel-width="92%" table:align="right"/>
    </style:style>
    <style:style style:name="Tabelle46.A" style:family="table-column">
      <style:table-column-properties style:column-width="2.593cm" style:rel-column-width="1470*"/>
    </style:style>
    <style:style style:name="Tabelle46.B" style:family="table-column">
      <style:table-column-properties style:column-width="13.046cm" style:rel-column-width="7396*"/>
    </style:style>
    <style:style style:name="Tabelle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6.B1" style:family="table-cell">
      <style:table-cell-properties fo:background-color="transparent" fo:padding="0.097cm" fo:border="0.002cm solid #000000">
        <style:background-image/>
      </style:table-cell-properties>
    </style:style>
    <style:style style:name="Tabelle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7" style:family="table">
      <style:table-properties style:width="15.639cm" style:rel-width="92%" table:align="right"/>
    </style:style>
    <style:style style:name="Tabelle47.A" style:family="table-column">
      <style:table-column-properties style:column-width="2.593cm" style:rel-column-width="1470*"/>
    </style:style>
    <style:style style:name="Tabelle47.B" style:family="table-column">
      <style:table-column-properties style:column-width="13.046cm" style:rel-column-width="7396*"/>
    </style:style>
    <style:style style:name="Tabelle4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7.B1" style:family="table-cell">
      <style:table-cell-properties fo:background-color="transparent" fo:padding="0.097cm" fo:border="0.002cm solid #000000">
        <style:background-image/>
      </style:table-cell-properties>
    </style:style>
    <style:style style:name="Tabelle47.A2" style:family="table-cell">
      <style:table-cell-properties fo:background-color="transparent" fo:padding="0.097cm" fo:border-left="0.002cm solid #000000" fo:border-right="none" fo:border-top="none" fo:border-bottom="0.002cm solid #000000">
        <style:background-image/>
      </style:table-cell-properties>
    </style:style>
    <style:style style:name="Tabelle4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 style:family="table">
      <style:table-properties style:width="15.639cm" style:rel-width="92%" table:align="right"/>
    </style:style>
    <style:style style:name="Tabelle1.A" style:family="table-column">
      <style:table-column-properties style:column-width="2.593cm" style:rel-column-width="1470*"/>
    </style:style>
    <style:style style:name="Tabelle1.B" style:family="table-column">
      <style:table-column-properties style:column-width="13.046cm" style:rel-column-width="7396*"/>
    </style:style>
    <style:style style:name="Tabel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transparent" fo:padding="0.097cm" fo:border="0.002cm solid #000000">
        <style:background-image/>
      </style:table-cell-properties>
    </style:style>
    <style:style style:name="Tabelle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8" style:family="table">
      <style:table-properties style:width="15.639cm" style:rel-width="92%" table:align="right"/>
    </style:style>
    <style:style style:name="Tabelle58.A" style:family="table-column">
      <style:table-column-properties style:column-width="2.593cm" style:rel-column-width="1470*"/>
    </style:style>
    <style:style style:name="Tabelle58.B" style:family="table-column">
      <style:table-column-properties style:column-width="13.046cm" style:rel-column-width="7396*"/>
    </style:style>
    <style:style style:name="Tabelle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8.B1" style:family="table-cell">
      <style:table-cell-properties fo:background-color="transparent" fo:padding="0.097cm" fo:border="0.002cm solid #000000">
        <style:background-image/>
      </style:table-cell-properties>
    </style:style>
    <style:style style:name="Tabelle58.A2" style:family="table-cell">
      <style:table-cell-properties fo:background-color="transparent" fo:padding="0.097cm" fo:border-left="0.002cm solid #000000" fo:border-right="none" fo:border-top="none" fo:border-bottom="0.002cm solid #000000">
        <style:background-image/>
      </style:table-cell-properties>
    </style:style>
    <style:style style:name="Tabelle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6" style:family="table">
      <style:table-properties style:width="15.639cm" style:rel-width="92%" table:align="right"/>
    </style:style>
    <style:style style:name="Tabelle36.A" style:family="table-column">
      <style:table-column-properties style:column-width="2.593cm" style:rel-column-width="1470*"/>
    </style:style>
    <style:style style:name="Tabelle36.B" style:family="table-column">
      <style:table-column-properties style:column-width="13.046cm" style:rel-column-width="7396*"/>
    </style:style>
    <style:style style:name="Tabel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6.B1" style:family="table-cell">
      <style:table-cell-properties fo:background-color="transparent" fo:padding="0.097cm" fo:border="0.002cm solid #000000">
        <style:background-image/>
      </style:table-cell-properties>
    </style:style>
    <style:style style:name="Tabelle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7" style:family="table">
      <style:table-properties style:width="15.639cm" style:rel-width="92%" table:align="right"/>
    </style:style>
    <style:style style:name="Tabelle37.A" style:family="table-column">
      <style:table-column-properties style:column-width="2.593cm" style:rel-column-width="1470*"/>
    </style:style>
    <style:style style:name="Tabelle37.B" style:family="table-column">
      <style:table-column-properties style:column-width="13.046cm" style:rel-column-width="7396*"/>
    </style:style>
    <style:style style:name="Tabelle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7.B1" style:family="table-cell">
      <style:table-cell-properties fo:background-color="transparent" fo:padding="0.097cm" fo:border="0.002cm solid #000000">
        <style:background-image/>
      </style:table-cell-properties>
    </style:style>
    <style:style style:name="Tabelle37.A2" style:family="table-cell">
      <style:table-cell-properties fo:background-color="transparent" fo:padding="0.097cm" fo:border-left="0.002cm solid #000000" fo:border-right="none" fo:border-top="none" fo:border-bottom="0.002cm solid #000000">
        <style:background-image/>
      </style:table-cell-properties>
    </style:style>
    <style:style style:name="Tabelle3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0" style:family="table">
      <style:table-properties style:width="15.639cm" style:rel-width="92%" table:align="right"/>
    </style:style>
    <style:style style:name="Tabelle20.A" style:family="table-column">
      <style:table-column-properties style:column-width="2.593cm" style:rel-column-width="1470*"/>
    </style:style>
    <style:style style:name="Tabelle20.B" style:family="table-column">
      <style:table-column-properties style:column-width="13.046cm" style:rel-column-width="7396*"/>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style:width="15.639cm" style:rel-width="92%" table:align="right"/>
    </style:style>
    <style:style style:name="Tabelle17.A" style:family="table-column">
      <style:table-column-properties style:column-width="2.593cm" style:rel-column-width="1470*"/>
    </style:style>
    <style:style style:name="Tabelle17.B" style:family="table-column">
      <style:table-column-properties style:column-width="13.046cm" style:rel-column-width="7396*"/>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60" style:family="table">
      <style:table-properties style:width="15.639cm" style:rel-width="92%" table:align="right"/>
    </style:style>
    <style:style style:name="Tabelle60.A" style:family="table-column">
      <style:table-column-properties style:column-width="2.593cm" style:rel-column-width="1470*"/>
    </style:style>
    <style:style style:name="Tabelle60.B" style:family="table-column">
      <style:table-column-properties style:column-width="13.046cm" style:rel-column-width="7396*"/>
    </style:style>
    <style:style style:name="Tabelle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0.B1" style:family="table-cell">
      <style:table-cell-properties fo:background-color="transparent" fo:padding="0.097cm" fo:border="0.002cm solid #000000">
        <style:background-image/>
      </style:table-cell-properties>
    </style:style>
    <style:style style:name="Tabelle60.A2" style:family="table-cell">
      <style:table-cell-properties fo:background-color="transparent" fo:padding="0.097cm" fo:border-left="0.002cm solid #000000" fo:border-right="none" fo:border-top="none" fo:border-bottom="0.002cm solid #000000">
        <style:background-image/>
      </style:table-cell-properties>
    </style:style>
    <style:style style:name="Tabelle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1" style:family="table">
      <style:table-properties style:width="15.639cm" style:rel-width="92%" table:align="right"/>
    </style:style>
    <style:style style:name="Tabelle61.A" style:family="table-column">
      <style:table-column-properties style:column-width="2.593cm" style:rel-column-width="1470*"/>
    </style:style>
    <style:style style:name="Tabelle61.B" style:family="table-column">
      <style:table-column-properties style:column-width="13.046cm" style:rel-column-width="7396*"/>
    </style:style>
    <style:style style:name="Tabelle6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1.B1" style:family="table-cell">
      <style:table-cell-properties fo:background-color="transparent" fo:padding="0.097cm" fo:border="0.002cm solid #000000">
        <style:background-image/>
      </style:table-cell-properties>
    </style:style>
    <style:style style:name="Tabelle61.A2" style:family="table-cell">
      <style:table-cell-properties fo:background-color="transparent" fo:padding="0.097cm" fo:border-left="0.002cm solid #000000" fo:border-right="none" fo:border-top="none" fo:border-bottom="0.002cm solid #000000">
        <style:background-image/>
      </style:table-cell-properties>
    </style:style>
    <style:style style:name="Tabelle6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style:width="15.639cm" style:rel-width="92%" table:align="right"/>
    </style:style>
    <style:style style:name="Tabelle15.A" style:family="table-column">
      <style:table-column-properties style:column-width="2.593cm" style:rel-column-width="1470*"/>
    </style:style>
    <style:style style:name="Tabelle15.B" style:family="table-column">
      <style:table-column-properties style:column-width="13.046cm" style:rel-column-width="7396*"/>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4" style:family="table">
      <style:table-properties style:width="15.639cm" style:rel-width="92%" table:align="right"/>
    </style:style>
    <style:style style:name="Tabelle14.A" style:family="table-column">
      <style:table-column-properties style:column-width="2.593cm" style:rel-column-width="1470*"/>
    </style:style>
    <style:style style:name="Tabelle14.B" style:family="table-column">
      <style:table-column-properties style:column-width="13.046cm" style:rel-column-width="7396*"/>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9" style:family="table">
      <style:table-properties style:width="15.639cm" style:rel-width="92%" table:align="right"/>
    </style:style>
    <style:style style:name="Tabelle19.A" style:family="table-column">
      <style:table-column-properties style:column-width="2.593cm" style:rel-column-width="1470*"/>
    </style:style>
    <style:style style:name="Tabelle19.B" style:family="table-column">
      <style:table-column-properties style:column-width="13.046cm" style:rel-column-width="7396*"/>
    </style:style>
    <style:style style:name="Tabel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9.B1" style:family="table-cell">
      <style:table-cell-properties fo:background-color="transparent" fo:padding="0.097cm" fo:border="0.002cm solid #000000">
        <style:background-image/>
      </style:table-cell-properties>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8" style:family="table">
      <style:table-properties style:width="15.639cm" style:rel-width="92%" table:align="right"/>
    </style:style>
    <style:style style:name="Tabelle18.A" style:family="table-column">
      <style:table-column-properties style:column-width="2.593cm" style:rel-column-width="1470*"/>
    </style:style>
    <style:style style:name="Tabelle18.B" style:family="table-column">
      <style:table-column-properties style:column-width="13.046cm" style:rel-column-width="7396*"/>
    </style:style>
    <style:style style:name="Tabel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transparent"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Footer">
      <style:text-properties style:font-name="Arial"/>
    </style:style>
    <style:style style:name="P2"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center"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5"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7"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Table_20_Contents">
      <style:paragraph-properties fo:text-align="start" style:justify-single-word="fals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 style:family="paragraph" style:parent-style-name="Table_20_Contents">
      <style:text-properties style:font-name="Arial1" fo:font-size="10pt" fo:font-weight="bold"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2" style:family="paragraph" style:parent-style-name="Table_20_Contents">
      <style:text-properties style:font-name="Arial1" fo:font-size="10pt" style:font-size-asian="10pt" style:font-size-complex="10pt"/>
    </style:style>
    <style:style style:name="P13" style:family="paragraph" style:parent-style-name="Table_20_Contents">
      <style:paragraph-properties fo:text-align="start" style:justify-single-word="false"/>
      <style:text-properties style:font-name="Arial1" fo:font-size="10pt" style:font-size-asian="10pt" style:font-size-complex="10pt"/>
    </style:style>
    <style:style style:name="P14" style:family="paragraph" style:parent-style-name="Table_20_Contents">
      <style:text-properties style:font-name="Arial1" fo:font-size="10pt" fo:background-color="transparent" style:font-size-asian="10pt" style:font-size-complex="10pt"/>
    </style:style>
    <style:style style:name="P15" style:family="paragraph" style:parent-style-name="Standard">
      <style:paragraph-properties>
        <style:tab-stops>
          <style:tab-stop style:position="0.609cm"/>
        </style:tab-stops>
      </style:paragraph-properties>
      <style:text-properties style:font-name="Arial1" fo:font-size="12pt" fo:font-weight="bold" fo:background-color="transparent" style:font-size-asian="12pt" style:font-weight-asian="bold" style:font-size-complex="12pt" style:font-weight-complex="bold"/>
    </style:style>
    <style:style style:name="P16" style:family="paragraph" style:parent-style-name="Standard">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17" style:family="paragraph" style:parent-style-name="Standard">
      <style:text-properties style:font-name="Arial1" fo:font-size="10pt" style:font-size-asian="10pt" style:font-size-complex="10pt"/>
    </style:style>
    <style:style style:name="P18" style:family="paragraph" style:parent-style-name="Standard">
      <style:paragraph-properties>
        <style:tab-stops>
          <style:tab-stop style:position="0.609cm"/>
        </style:tab-stops>
      </style:paragraph-properties>
      <style:text-properties style:font-name="Arial1" fo:font-size="10pt" fo:background-color="transparent" style:font-size-asian="10pt" style:font-size-complex="10pt"/>
    </style:style>
    <style:style style:name="P19" style:family="paragraph" style:parent-style-name="Standard">
      <style:paragraph-properties fo:text-align="center" style:justify-single-word="false">
        <style:tab-stops>
          <style:tab-stop style:position="0.609cm"/>
        </style:tab-stops>
      </style:paragraph-properties>
      <style:text-properties style:font-name="Arial1" fo:font-size="10pt" fo:background-color="transparent" style:font-size-asian="10pt" style:font-size-complex="10pt"/>
    </style:style>
    <style:style style:name="P20" style:family="paragraph" style:parent-style-name="Standard">
      <style:paragraph-properties>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21" style:family="paragraph" style:parent-style-name="Standard">
      <style:paragraph-properties>
        <style:tab-stops>
          <style:tab-stop style:position="0.609cm"/>
        </style:tab-stops>
      </style:paragraph-properties>
      <style:text-properties style:font-name="Arial1" fo:background-color="transparent"/>
    </style:style>
    <style:style style:name="P22"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23" style:family="paragraph" style:parent-style-name="Standard">
      <style:paragraph-properties>
        <style:tab-stops>
          <style:tab-stop style:position="0.609cm"/>
          <style:tab-stop style:position="4.26cm"/>
        </style:tab-stops>
      </style:paragraph-properties>
      <style:text-properties style:font-name="Arial1" fo:font-weight="normal" fo:background-color="transparent" style:font-weight-asian="normal" style:font-weight-complex="normal"/>
    </style:style>
    <style:style style:name="P24" style:family="paragraph" style:parent-style-name="Standard">
      <style:paragraph-properties>
        <style:tab-stops>
          <style:tab-stop style:position="0.609cm"/>
        </style:tab-stops>
      </style:paragraph-properties>
      <style:text-properties style:font-name="Arial1" fo:font-weight="bold" fo:background-color="transparent" style:font-weight-asian="bold" style:font-weight-complex="bold"/>
    </style:style>
    <style:style style:name="P25" style:family="paragraph" style:parent-style-name="Standard">
      <style:paragraph-properties>
        <style:tab-stops>
          <style:tab-stop style:position="0.609cm"/>
        </style:tab-stops>
      </style:paragraph-properties>
      <style:text-properties style:font-name="Arial" fo:background-color="transparent"/>
    </style:style>
    <style:style style:name="P26" style:family="paragraph" style:parent-style-name="Standard">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27" style:family="paragraph" style:parent-style-name="Standard">
      <style:paragraph-properties>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29" style:family="paragraph" style:parent-style-name="Standard">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30"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31" style:family="paragraph" style:parent-style-name="Standard">
      <style:paragraph-properties fo:break-before="page">
        <style:tab-stops>
          <style:tab-stop style:position="0.609cm"/>
        </style:tab-stops>
      </style:paragraph-properties>
      <style:text-properties style:font-name="Arial1" fo:background-color="transparent"/>
    </style:style>
    <style:style style:name="P32"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33" style:family="paragraph" style:parent-style-name="Table_20_Heading">
      <style:text-properties style:font-name="Arial1" fo:font-size="10pt" style:font-size-asian="10pt" style:font-size-complex="10pt"/>
    </style:style>
    <style:style style:name="P34" style:family="paragraph" style:parent-style-name="Contents_20_1">
      <style:paragraph-properties>
        <style:tab-stops>
          <style:tab-stop style:position="16.999cm" style:type="right" style:leader-style="dotted" style:leader-text="."/>
        </style:tab-stops>
      </style:paragraph-properties>
    </style:style>
    <style:style style:name="P35" style:family="paragraph" style:parent-style-name="Contents_20_2">
      <style:paragraph-properties>
        <style:tab-stops>
          <style:tab-stop style:position="16.499cm" style:type="right" style:leader-style="dotted" style:leader-text="."/>
        </style:tab-stops>
      </style:paragraph-properties>
    </style:style>
    <style:style style:name="P36" style:family="paragraph" style:parent-style-name="Contents_20_3">
      <style:paragraph-properties>
        <style:tab-stops>
          <style:tab-stop style:position="16cm" style:type="right" style:leader-style="dotted" style:leader-text="."/>
        </style:tab-stops>
      </style:paragraph-properties>
    </style:style>
    <style:style style:name="P37" style:family="paragraph" style:parent-style-name="Standard" style:list-style-name="L1">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38" style:family="paragraph" style:parent-style-name="Table_20_Contents">
      <style:text-properties style:font-name="Arial1" fo:font-size="10pt" fo:font-weight="bold" style:font-size-asian="10pt" style:font-weight-asian="bold" style:font-size-complex="10pt" style:font-weight-complex="bold"/>
    </style:style>
    <style:style style:name="P39" style:family="paragraph" style:parent-style-name="Table_20_Contents">
      <style:text-properties style:font-name="Arial1" fo:font-size="10pt" style:font-size-asian="10pt" style:font-size-complex="10pt"/>
    </style:style>
    <style:style style:name="P40"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41" style:family="paragraph" style:parent-style-name="Heading_20_1">
      <style:text-properties fo:font-size="16pt" style:font-size-asian="16pt" style:font-size-complex="16pt"/>
    </style:style>
    <style:style style:name="T1" style:family="text">
      <style:text-properties fo:font-weight="normal" style:font-weight-asian="normal" style:font-weight-complex="normal"/>
    </style:style>
    <style:style style:name="T2" style:family="text">
      <style:text-properties style:text-position="super 58%"/>
    </style:style>
    <style:style style:name="T3" style:family="text">
      <style:text-properties style:font-name="Arial1" fo:font-size="10pt" style:font-size-asian="10pt" style:font-size-complex="10pt"/>
    </style:style>
    <style:style style:name="T4" style:family="text">
      <style:text-properties style:font-name="Arial"/>
    </style:style>
    <style:style style:name="T5" style:family="text">
      <style:text-properties style:font-name="Arial" fo:font-size="10pt" style:font-size-asian="10pt" style:font-size-complex="10pt"/>
    </style:style>
    <style:style style:name="T6" style:family="text">
      <style:text-properties style:text-underline-style="solid" style:text-underline-width="auto" style:text-underline-color="font-color"/>
    </style:style>
    <style:style style:name="T7" style:family="text">
      <style:text-properties fo:font-size="10pt" style:font-size-asian="10pt" style:font-size-complex="10pt"/>
    </style:style>
    <style:style style:name="T8" style:family="text">
      <style:text-properties style:text-underline-style="none"/>
    </style:style>
    <style:style style:name="T9"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ocp.inf.ethz.ch/forum/index.php?action=quickmod2;topic=198.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0" form:apply-filter="true" form:control-implementation="ooo:com.sun.star.form.component.Form" office:target-frame="" xlink:href="http://www.unicode.org/cgi-bin/GetUnihanData.pl">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32">A2 applications classification</text:p>
      <text:p text:style-name="P19">1<text:span text:style-name="T2">st</text:span> draft Feb. 16, 2009 – work in progress</text:p>
      <text:p text:style-name="P19">Corrections and comments are encouraged</text:p>
      <text:p text:style-name="P21"/>
      <text:table-of-content text:style-name="Sect1"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text:p>
          </text:index-title>
          <text:p text:style-name="P34">Desktop and desktop navigation<text:tab/>4</text:p>
          <text:p text:style-name="P34">A2 customization with Configuration.XML<text:tab/>5</text:p>
          <text:p text:style-name="P34">Installation<text:tab/>6</text:p>
          <text:p text:style-name="P35">Installer<text:tab/>6</text:p>
          <text:p text:style-name="P35">Partitions framework<text:tab/>6</text:p>
          <text:p text:style-name="P34">Desktop and customization<text:tab/>6</text:p>
          <text:p text:style-name="P35">Main menu<text:tab/>6</text:p>
          <text:p text:style-name="P35">Desktop save/restore mechanism (not on the GUI)<text:tab/>7</text:p>
          <text:p text:style-name="P35">Virtual desktop navigate commands<text:tab/>7</text:p>
          <text:p text:style-name="P35">Hot key definitions for controlling the GUI<text:tab/>8</text:p>
          <text:p text:style-name="P35">Navigator<text:tab/>10</text:p>
          <text:p text:style-name="P35">Skin editor<text:tab/>11</text:p>
          <text:p text:style-name="P36">Bluebottle Skin Language (BSL) definition<text:tab/>12</text:p>
          <text:p text:style-name="P35">Skin engine (not on the GUI)<text:tab/>12</text:p>
          <text:p text:style-name="P35">Skin loader<text:tab/>13</text:p>
          <text:p text:style-name="P35">Backdrop installer<text:tab/>14</text:p>
          <text:p text:style-name="P35">Backdrop loader<text:tab/>14</text:p>
          <text:p text:style-name="P34">Editors and font services<text:tab/>14</text:p>
          <text:p text:style-name="P35">Simple text editor<text:tab/>16</text:p>
          <text:p text:style-name="P36">Editing with mouse commands<text:tab/>16</text:p>
          <text:p text:style-name="P36">Editing with keyboard commands<text:tab/>17</text:p>
          <text:p text:style-name="P35">Program editing and compilation tool<text:tab/>18</text:p>
          <text:p text:style-name="P35">Desktop publishing editor<text:tab/>18</text:p>
          <text:p text:style-name="P35">Useful hot keys commands (not on the GUI)<text:tab/>19</text:p>
          <text:p text:style-name="P35">OpenType True Type Fonts (TTF) detector (not on the GUI)<text:tab/>19</text:p>
          <text:p text:style-name="P36">Bitstream Vera<text:tab/>19</text:p>
          <text:p text:style-name="P36">Scriptorium Benevento<text:tab/>20</text:p>
          <text:p text:style-name="P35">Complete Unicode table<text:tab/>20</text:p>
          <text:p text:style-name="P35">Unicode marker tool<text:tab/>20</text:p>
          <text:p text:style-name="P35">Cyberbit TTF downloader<text:tab/>21</text:p>
          <text:p text:style-name="P36">Bitstream Cyberbit<text:tab/>21</text:p>
          <text:p text:style-name="P35">Hobbes' Chinese tool - Chinese character identifier<text:tab/>22</text:p>
          <text:p text:style-name="P35">Chinese Composite Glyphs - CCG<text:tab/>22</text:p>
          <text:p text:style-name="P34">Utilities<text:tab/>22</text:p>
          <text:p text:style-name="P35">File manager<text:tab/>22</text:p>
          <text:p text:style-name="P35">CD recorder<text:tab/>23</text:p>
          <text:p text:style-name="P35">Activity log<text:tab/>23</text:p>
          <text:p text:style-name="P35">Desktop clock<text:tab/>23</text:p>
          <text:p text:style-name="P35">Calendar<text:tab/>24</text:p>
          <text:p text:style-name="P35">Singleton overlay window for short-lived On-Screen message Display (OSD)<text:tab/>24</text:p>
          <text:p text:style-name="P35">Desktop icon singleton<text:tab/>24</text:p>
          <text:p text:style-name="P35"><text:soft-page-break/>Screen shot utility for taking screen shots of the desktop or part of it<text:tab/>25</text:p>
          <text:p text:style-name="P35">Display a picture stored in a file or convert it to another format<text:tab/>25</text:p>
          <text:p text:style-name="P35">Input method editors for various language and keyboards<text:tab/>26</text:p>
          <text:p text:style-name="P35">File archiving application<text:tab/>26</text:p>
          <text:p text:style-name="P35">Tar processor (not on the GUI)<text:tab/>26</text:p>
          <text:p text:style-name="P34">Developer tools<text:tab/>26</text:p>
          <text:p text:style-name="P35">The program editing tool listed above with an integrated compiler<text:tab/>26</text:p>
          <text:p text:style-name="P35">Shell<text:tab/>26</text:p>
          <text:p text:style-name="P35">Search tool for searching a text stretch in a selection of files<text:tab/>27</text:p>
          <text:p text:style-name="P35">Search/replace tool for a text stretch in a selection of files (not on the GUI)<text:tab/>28</text:p>
          <text:p text:style-name="P35">Text comparison tool for comparing two texts in parallel (Left and Right)<text:tab/>28</text:p>
          <text:p text:style-name="P35">Text comparison tool (not on the GUI)<text:tab/>28</text:p>
          <text:p text:style-name="P35">Decoder of binary executable code<text:tab/>29</text:p>
          <text:p text:style-name="P35">Component viewer<text:tab/>29</text:p>
          <text:p text:style-name="P34">Communication<text:tab/>29</text:p>
          <text:p text:style-name="P35">FTP client GUI, extension of FTPClient.Mod<text:tab/>29</text:p>
          <text:p text:style-name="P35">FTP server<text:tab/>30</text:p>
          <text:p text:style-name="P35">VNC client<text:tab/>30</text:p>
          <text:p text:style-name="P35">VNC server viewer, extension of VNCServer<text:tab/>30</text:p>
          <text:p text:style-name="P35">Synergy client<text:tab/>31</text:p>
          <text:p text:style-name="P35">BlueTerminal for V24 communication<text:tab/>31</text:p>
          <text:p text:style-name="P35">Telnet VT100 terminal<text:tab/>32</text:p>
          <text:p text:style-name="P35">IMAP/SMTP mail client<text:tab/>32</text:p>
          <text:p text:style-name="P34">Multimedia<text:tab/>32</text:p>
          <text:p text:style-name="P35">Sound cards/chips for which a driver exists<text:tab/>32</text:p>
          <text:p text:style-name="P35">Sound mixer<text:tab/>33</text:p>
          <text:p text:style-name="P35">Ogg Vorbis player<text:tab/>33</text:p>
          <text:p text:style-name="P35">Television viewer<text:tab/>33</text:p>
          <text:p text:style-name="P35">Teletext viewer<text:tab/>33</text:p>
          <text:p text:style-name="P34">System inspection and performance measurement<text:tab/>33</text:p>
          <text:p text:style-name="P35">TCP tracker<text:tab/>34</text:p>
          <text:p text:style-name="P35">Objects tracker<text:tab/>34</text:p>
          <text:p text:style-name="P35">Module state inspector<text:tab/>34</text:p>
          <text:p text:style-name="P35">USB hardware inspector<text:tab/>34</text:p>
          <text:p text:style-name="P35">System performance monitor<text:tab/>35</text:p>
          <text:p text:style-name="P35">Event log<text:tab/>35</text:p>
          <text:p text:style-name="P35">Keyboard key code inspector<text:tab/>35</text:p>
          <text:p text:style-name="P34">Example programs<text:tab/>35</text:p>
          <text:p text:style-name="P34">Demonstration<text:tab/>36</text:p>
          <text:p text:style-name="P35">Vectorized/rasterized 3D menu<text:tab/>36</text:p>
          <text:p text:style-name="P35">3D viewer<text:tab/>37</text:p>
          <text:p text:style-name="P35">Slide show<text:tab/>37</text:p>
          <text:p text:style-name="P35">Fractal<text:tab/>37</text:p>
          <text:p text:style-name="P35">Turing<text:tab/>37</text:p>
          <text:p text:style-name="P35">Fractal voxel ray tracer<text:tab/>38</text:p>
          <text:p text:style-name="P34">Games<text:tab/>38</text:p>
          <text:p text:style-name="P35">Tetris<text:tab/>38</text:p>
          <text:p text:style-name="P35">Tetris client of a Tetris server<text:tab/>38</text:p>
          <text:p text:style-name="P35">Tetris server (extension of VNCServer.Mod)<text:tab/>39</text:p>
          <text:p text:style-name="P35">Bimso<text:tab/>39</text:p>
          <text:p text:style-name="P35"><text:soft-page-break/>Color (or Colored) lines<text:tab/>39</text:p>
          <text:p text:style-name="P34">Fun on the desktop<text:tab/>39</text:p>
          <text:p text:style-name="P35">Animated images<text:tab/>40</text:p>
          <text:p text:style-name="P35">Christmas snow<text:tab/>40</text:p>
        </text:index-body>
      </text:table-of-content>
      <text:p text:style-name="P21"/>
      <text:p text:style-name="P31"/>
      <text:p text:style-name="P21"><text:span text:style-name="T6">Suggestion:</text:span> if a consensus can be reached on a suitable application classification, reflect that in the Release.Tool text, a core document for building a release and by the way used extensively for producing this paper. Being so important, it seems appropriate to structure it in a way that it can serve as prime documentation source.</text:p>
      <text:p text:style-name="Standard"/>
      <text:p text:style-name="P21">Each application (not all yet!) is described in a table:</text:p>
      <text:p text:style-name="P21"/>
      <table:table table:name="Tabelle3" table:style-name="Tabelle3">
        <table:table-column table:style-name="Tabelle3.A"/>
        <table:table-column table:style-name="Tabelle3.B"/>
        <table:table-row>
          <table:table-cell table:style-name="Tabelle3.A1" office:value-type="string">
            <text:p text:style-name="P10">Usage</text:p>
          </table:table-cell>
          <table:table-cell table:style-name="Tabelle3.B1" office:value-type="string">
            <text:p text:style-name="P4">Description of the application which manifests itself (ususally) in a window (visual component) inserted on the desktop.</text:p>
          </table:table-cell>
        </table:table-row>
        <table:table-row>
          <table:table-cell table:style-name="Tabelle3.A2" office:value-type="string">
            <text:p text:style-name="P10">Start</text:p>
          </table:table-cell>
          <table:table-cell table:style-name="Tabelle3.B2" office:value-type="string">
            <text:p text:style-name="P4">How to start the application: either by executing a command but in many cases by clicking on an active button (yet another visual component).</text:p>
          </table:table-cell>
        </table:table-row>
        <table:table-row>
          <table:table-cell table:style-name="Tabelle3.A2" office:value-type="string">
            <text:p text:style-name="P10">Stop</text:p>
          </table:table-cell>
          <table:table-cell table:style-name="Tabelle3.B2" office:value-type="string">
            <text:p text:style-name="P4">How to stop an application. In many cases, it suffices to close the application window. None of the modules involved is unloaded.</text:p>
            <text:p text:style-name="P4">Also how unload the top level modules involved, thereby closing all similar windows. In a few cases more than one module is participating to the application. The top module comes first, that is in the order in which to unload them orderly.</text:p>
          </table:table-cell>
        </table:table-row>
        <table:table-row>
          <table:table-cell table:style-name="Tabelle3.A2" office:value-type="string">
            <text:p text:style-name="P10">Restorable</text:p>
          </table:table-cell>
          <table:table-cell table:style-name="Tabelle3.B2" office:value-type="string">
            <text:p text:style-name="P4">This table entry appears only when the application is restorable: the application module is programmed to be such.</text:p>
            <text:p text:style-name="P4">If the user saves the desktop (a button on the Main menu is provided), enough data on the then current state of the application is recorded for use in the next session. When A2 is started anew, the application window will reappear on the desktop in the state and at the location it had during the previous session.</text:p>
            <text:p text:style-name="P4">More detail is provided in the section “Desktop save/restore mechanism”.</text:p>
          </table:table-cell>
        </table:table-row>
        <table:table-row>
          <table:table-cell table:style-name="Tabelle3.A2" office:value-type="string">
            <text:p text:style-name="P10">Not WinAos</text:p>
          </table:table-cell>
          <table:table-cell table:style-name="Tabelle3.B2" office:value-type="string">
            <text:p text:style-name="P4">This table entry appears only when the application is not available.</text:p>
          </table:table-cell>
        </table:table-row>
        <table:table-row>
          <table:table-cell table:style-name="Tabelle3.A2" office:value-type="string">
            <text:p text:style-name="P2">Components</text:p>
          </table:table-cell>
          <table:table-cell table:style-name="Tabelle3.B2" office:value-type="string">
            <text:p text:style-name="P4">The top level modules involved starting from the bottom of the hierarchy, that is in the order in which to compile them, when corrections are needed.</text:p>
          </table:table-cell>
        </table:table-row>
      </table:table>
      <text:p text:style-name="P21"><text:s/></text:p>
      <text:p text:style-name="P21">The aim is to keep the description short, simple, uniform and informative. We'll try harder.</text:p>
      <text:p text:style-name="P21"/>
      <text:p text:style-name="P21"><text:span text:style-name="T6">Remark:</text:span> Some of these applications are not available in WinAos. These are: to do....</text:p>
      <text:p text:style-name="Standard"/>
      <text:h text:style-name="P41" text:outline-level="1">Desktop and desktop navigation</text:h>
      <text:p text:style-name="P21"/>
      <text:p text:style-name="P21">When A2 starts, the desktop shows at least the Main menu (see below) and maybe a <text:s/>number of windows depending on how the system is customized (next paragraph) and depending on the number of restorable applications were active when the desktop was stored.</text:p>
      <text:p text:style-name="P21"/>
      <text:p text:style-name="P21">The desktop is more than just the display area. It extends beyond the physical boundary of the screen since A2 is based on a larger virtual desktop of which the visible part is called a view port. The view port can be zoomed in and out, moved several times by one screen in any direction with respect to a screen edge. Windows are normally opened in the view port but as soon as one navigates on the desktop, that is the view port is moved in a direction, the, till then visible, windows disappear in the opposite direction. The desktop navigation is controlled using the keyboard and the mouse cursor and governed by the following rules:</text:p>
      <text:p text:style-name="P21"/>
      <table:table table:name="Tabelle76" table:style-name="Tabelle76">
        <table:table-column table:style-name="Tabelle76.A"/>
        <table:table-column table:style-name="Tabelle76.B"/>
        <table:table-row>
          <table:table-cell table:style-name="Tabelle76.A1" office:value-type="string">
            <text:p text:style-name="P2">Meta Mouse Wheel (1)</text:p>
          </table:table-cell>
          <table:table-cell table:style-name="Tabelle76.B1" office:value-type="string">
            <text:p text:style-name="P4">Zoom in / out</text:p>
          </table:table-cell>
        </table:table-row>
        <table:table-row>
          <table:table-cell table:style-name="Tabelle76.A2" office:value-type="string">
            <text:p text:style-name="P2">Meta Mouse Move (2)</text:p>
          </table:table-cell>
          <table:table-cell table:style-name="Tabelle76.B2" office:value-type="string">
            <text:p text:style-name="P4">Pan the view port when the cursor hits the screen edge</text:p>
          </table:table-cell>
        </table:table-row>
        <text:soft-page-break/>
        <table:table-row>
          <table:table-cell table:style-name="Tabelle76.A2" office:value-type="string">
            <text:p text:style-name="P2">Meta PageUp</text:p>
          </table:table-cell>
          <table:table-cell table:style-name="Tabelle76.B2" office:value-type="string">
            <text:p text:style-name="P4">Zoom in 2x</text:p>
          </table:table-cell>
        </table:table-row>
        <table:table-row>
          <table:table-cell table:style-name="Tabelle76.A2" office:value-type="string">
            <text:p text:style-name="P2">Meta PageDown</text:p>
          </table:table-cell>
          <table:table-cell table:style-name="Tabelle76.B2" office:value-type="string">
            <text:p text:style-name="P4">Zoom out 2x</text:p>
          </table:table-cell>
        </table:table-row>
        <table:table-row>
          <table:table-cell table:style-name="Tabelle76.A2" office:value-type="string">
            <text:p text:style-name="P2">Meta Home</text:p>
          </table:table-cell>
          <table:table-cell table:style-name="Tabelle76.B2" office:value-type="string">
            <text:p text:style-name="P4">All desktop components are made visible by an adequate zooming and movement of the view port.</text:p>
          </table:table-cell>
        </table:table-row>
        <table:table-row>
          <table:table-cell table:style-name="Tabelle76.A2" office:value-type="string">
            <text:p text:style-name="P2">Meta End</text:p>
          </table:table-cell>
          <table:table-cell table:style-name="Tabelle76.B2" office:value-type="string">
            <text:p text:style-name="P4">Zoom 1:1. Warning: is not the inverse operation of Meta Home.</text:p>
          </table:table-cell>
        </table:table-row>
        <table:table-row>
          <table:table-cell table:style-name="Tabelle76.A2" office:value-type="string">
            <text:p text:style-name="P2">Meta Left</text:p>
          </table:table-cell>
          <table:table-cell table:style-name="Tabelle76.B2" office:value-type="string">
            <text:p text:style-name="P4">Move the view port to the left by one screen in the current zoom factor</text:p>
          </table:table-cell>
        </table:table-row>
        <table:table-row>
          <table:table-cell table:style-name="Tabelle76.A2" office:value-type="string">
            <text:p text:style-name="P2">Meta Right</text:p>
          </table:table-cell>
          <table:table-cell table:style-name="Tabelle76.B2" office:value-type="string">
            <text:p text:style-name="P4">Move the view port to the right by one screen in the current zoom factor</text:p>
          </table:table-cell>
        </table:table-row>
        <table:table-row>
          <table:table-cell table:style-name="Tabelle76.A2" office:value-type="string">
            <text:p text:style-name="P2">Meta Up</text:p>
          </table:table-cell>
          <table:table-cell table:style-name="Tabelle76.B2" office:value-type="string">
            <text:p text:style-name="P4">Move the view port up by one screen in the current zoom factor</text:p>
          </table:table-cell>
        </table:table-row>
        <table:table-row>
          <table:table-cell table:style-name="Tabelle76.A2" office:value-type="string">
            <text:p text:style-name="P2">Meta Down</text:p>
          </table:table-cell>
          <table:table-cell table:style-name="Tabelle76.B2" office:value-type="string">
            <text:p text:style-name="P4">Move the view port down by one screen in the current zoom factor</text:p>
          </table:table-cell>
        </table:table-row>
      </table:table>
      <text:p text:style-name="P21"><text:s/></text:p>
      <text:p text:style-name="P21">The Meta key may be substituted by Alt-Shift. Alt-Shift must be used in the case (1) and (2) in WinAos.</text:p>
      <text:p text:style-name="P21"/>
      <text:p text:style-name="P21">Under all circumstances, the Main menu, documented in a follow-up section, remains in the left bottom corner of the view port.</text:p>
      <text:p text:style-name="P21"/>
      <text:p text:style-name="P21">These are the basics of the desktop navigation. More about navigation later on.</text:p>
      <text:p text:style-name="P21"/>
      <text:h text:style-name="P41" text:outline-level="1">A2 customization with Configuration.XML</text:h>
      <text:p text:style-name="P21"/>
      <text:p text:style-name="P22">An A2 distribution is conditioned in many ways by the Configuration.XML file (and its shadow copy Save.Configuration.XML). This file has the following structure:</text:p>
      <text:p text:style-name="P22"/>
      <text:p text:style-name="P30">&lt;?xml version="1.0" encoding="UTF-8" standalone='yes'?&gt;<text:line-break/><text:tab/><text:line-break/>&lt;!-- Aos configuration --&gt;</text:p>
      <text:p text:style-name="P30"><text:tab/>&lt;Config&gt;</text:p>
      <text:p text:style-name="P30"><text:tab/><text:tab/>&lt;Section name="A"&gt;<text:line-break/><text:tab/><text:tab/><text:tab/>&lt;Section name="B"&gt;<text:line-break/><text:tab/><text:tab/><text:tab/><text:tab/>&lt;Section name="C"&gt;<text:line-break/><text:tab/><text:tab/><text:tab/><text:tab/><text:tab/>&lt;Setting name="D" value="Hello world"/&gt;<text:line-break/><text:tab/><text:tab/><text:tab/><text:tab/>&lt;/Section&gt;<text:line-break/><text:tab/><text:tab/><text:tab/>&lt;/Section&gt;<text:line-break/><text:tab/><text:tab/>&lt;/Section&gt;<text:line-break/><text:tab/>&lt;/Config&gt;</text:p>
      <text:p text:style-name="P22"/>
      <text:p text:style-name="P22">with sections and sub-section for specifying such things as: localization, supported file systems, autostart commands, codecs, etc.</text:p>
      <text:p text:style-name="P22"/>
      <text:p text:style-name="P22">Both files are part of the A2 delivery. Whenever a modification is desired or needed:</text:p>
      <text:p text:style-name="P22"/>
      <text:list xml:id="list37392791" text:style-name="L1">
        <text:list-item>
          <text:p text:style-name="P37">edit the configuration with, for example, Notepad.OpenAscii Configuration.XML ~ <text:s/>or, even easier, use the “Configuration” button in the Main menu,</text:p>
        </text:list-item>
        <text:list-item>
          <text:p text:style-name="P37">save the configuration, and</text:p>
        </text:list-item>
        <text:list-item>
          <text:p text:style-name="P37">execute Configuration.Init ~ to finalize the change.</text:p>
        </text:list-item>
      </text:list>
      <text:p text:style-name="P22"/>
      <text:p text:style-name="P22">If the modified configuration is syntactically correct, A2 may be restarted and the new configuration applies. If a syntax error is detected in step 3, the faulty configuration is ignored and the stand-by, correct configuration Save.Configuration.XML is used instead. In <text:soft-page-break/>this way, the next A2 start can succeed. Starting with corrupted specifications might be fatal.</text:p>
      <text:p text:style-name="P22"/>
      <text:p text:style-name="P22">The important Autostart section (this is an example):</text:p>
      <text:p text:style-name="P22"><text:line-break/><text:span text:style-name="T7"><text:tab/><text:tab/>&lt;Section name="Autostart"&gt;<text:line-break/><text:tab/><text:tab/><text:tab/>…..<text:line-break/><text:tab/><text:tab/><text:tab/>&lt;Setting name="Start the main menu" value="StartMenu.Open"/&gt;<text:line-break/></text:span><text:span text:style-name="T7"><text:tab/><text:tab/><text:tab/>&lt;Setting name="DefaultSkin" value="SkinEngine.Load stijnbw.skin"/&gt;<text:line-break/><text:tab/><text:tab/><text:tab/>&lt;Setting name="Restore the desktop" value="WMRestorable.Load Auto.dsk"/&gt;</text:span></text:p>
      <text:p text:style-name="P22"><text:span text:style-name="T7"><text:tab/><text:tab/>&lt;/Section&gt;</text:span><text:line-break/><text:tab/></text:p>
      <text:p text:style-name="P22">may contain a collection of commands that the user wants to let the system execute automatically when A2 starts, for example some of the commands described in the remaining of this text. </text:p>
      <text:p text:style-name="P22"/>
      <text:h text:style-name="P41" text:outline-level="1">Installation</text:h>
      <text:p text:style-name="P21"/>
      <text:h text:style-name="Heading_20_2" text:outline-level="2">Installer</text:h>
      <text:p text:style-name="P21"/>
      <text:p text:style-name="P21">made of WMInstaller.Mod, WMInstaller.tar and</text:p>
      <text:p text:style-name="P21">Installer.Mod, InstallerPackages.XML</text:p>
      <text:p text:style-name="P21"/>
      <text:p text:style-name="P21">At the end of Installer.Mod correct Packages.XML to InstallerPackages.XML and delete the creation of Install.Tar<text:line-break/></text:p>
      <text:h text:style-name="Heading_20_2" text:outline-level="2">Partitions framework</text:h>
      <text:p text:style-name="P21"/>
      <text:p text:style-name="P21">made of: WMPartitions.Mod, WMPartitionsComponents.Mod, WMPartitionsPlugins.Mod</text:p>
      <text:p text:style-name="P21">and Partitions.Mod, PartitionsLib.Mod</text:p>
      <text:p text:style-name="P21"/>
      <text:p text:style-name="P21">and the partition editor made of:</text:p>
      <text:p text:style-name="P21">PartitionEditor.Mod, PartitionEditorComponents.Mod, PartitionEditorTable.Mod</text:p>
      <text:p text:style-name="P21"/>
      <text:h text:style-name="P41" text:outline-level="1">Desktop and customization</text:h>
      <text:h text:style-name="Heading_20_2" text:outline-level="2">Main menu</text:h>
      <text:p text:style-name="P21"/>
      <text:p text:style-name="P21">Presents a selection of some of the GUI applications in form of a two-level hierarchy of buttons which, when clicked with the left mouse button, execute commands behind the scene. A GUI state change then results such as:</text:p>
      <text:p text:style-name="P21"><text:tab/>on the first level, showing the next level in the button hierarchy or</text:p>
      <text:p text:style-name="P21"><text:tab/>on the 2<text:span text:style-name="T2">nd</text:span> level, starting an application in a GUI window.</text:p>
      <text:p text:style-name="P21"/>
      <table:table table:name="Tabelle41" table:style-name="Tabelle41">
        <table:table-column table:style-name="Tabelle41.A"/>
        <table:table-column table:style-name="Tabelle41.B"/>
        <text:soft-page-break/>
        <table:table-row>
          <table:table-cell table:style-name="Tabelle41.A1" office:value-type="string">
            <text:p text:style-name="P10">Usage</text:p>
          </table:table-cell>
          <table:table-cell table:style-name="Tabelle41.B1" office:value-type="string">
            <text:p text:style-name="P5">A2 is conditioned by default to show a main menu.</text:p>
            <text:p text:style-name="P5">If the menu is not visible (windows are placed on top of the menu), press Ctrl-Esc to let it appear on top. In WinAos, use Ctrl-Alt-Esc.</text:p>
          </table:table-cell>
        </table:table-row>
        <table:table-row>
          <table:table-cell table:style-name="Tabelle41.A2" office:value-type="string">
            <text:p text:style-name="P10">Start</text:p>
          </table:table-cell>
          <table:table-cell table:style-name="Tabelle41.B2" office:value-type="string">
            <text:p text:style-name="P4">The „StartMenu.Open“ command, responsible for inserting the menu on the desktop, is placed by default in the <text:span text:style-name="T9">Autostart section of Configuration.XML.</text:span></text:p>
            <text:p text:style-name="P4">Do not attempt to remove the command!</text:p>
          </table:table-cell>
        </table:table-row>
        <table:table-row>
          <table:table-cell table:style-name="Tabelle41.A2" office:value-type="string">
            <text:p text:style-name="P10">Stop</text:p>
          </table:table-cell>
          <table:table-cell table:style-name="Tabelle41.B2" office:value-type="string">
            <text:p text:style-name="P4">Never</text:p>
          </table:table-cell>
        </table:table-row>
        <table:table-row>
          <table:table-cell table:style-name="Tabelle41.A2" office:value-type="string">
            <text:p text:style-name="P10">Components</text:p>
          </table:table-cell>
          <table:table-cell table:style-name="Tabelle41.B2" office:value-type="string">
            <text:p text:style-name="P18">MainMenu.Mod, StartMenu.Mod, MenuPagexy.XML (xy takes the values 00,10, 20, 30, 40, 50, 60, 70, 80,90, all of which are reserved for the release)</text:p>
          </table:table-cell>
        </table:table-row>
      </table:table>
      <text:p text:style-name="P21"/>
      <text:h text:style-name="Heading_20_2" text:outline-level="2">Desktop save/restore mechanism<text:span text:style-name="T1"> (not on the GUI)</text:span></text:h>
      <text:p text:style-name="P21"/>
      <table:table table:name="Tabelle59" table:style-name="Tabelle59">
        <table:table-column table:style-name="Tabelle59.A"/>
        <table:table-column table:style-name="Tabelle59.B"/>
        <table:table-row>
          <table:table-cell table:style-name="Tabelle59.A1" office:value-type="string">
            <text:p text:style-name="P10">Usage</text:p>
          </table:table-cell>
          <table:table-cell table:style-name="Tabelle59.B1" office:value-type="string">
            <text:p text:style-name="P5">The desktop with most of its GUI elements can be saved at any time and restored later on at will. Usually, saving the desktop is done just before terminating an A2 session at which time the required relevant information is saved in “Auto.dsk”. When A2 is started anew, it is organized to “restore” the desktop from the data deposited in “Auto.dsk” so that the user can proceed with work as it stood in the last session. This default behavior is conditioned by this setting:</text:p>
            <text:p text:style-name="P5"><text:s text:c="3"/>&lt;Setting name="Restore the desktop" value="WMRestorable.Load Auto.dsk"/&gt;</text:p>
            <text:p text:style-name="P5">in the Autostart section of Configuration.XML.</text:p>
            <text:p text:style-name="P5"/>
            <text:p text:style-name="P5">Each program responsible for instantiating a GUI window must be programmed to be “restorable”. Technically, a program must include an exported PROCEDURE Restore that will be invoked by WMRestorable.Load</text:p>
          </table:table-cell>
        </table:table-row>
        <table:table-row>
          <table:table-cell table:style-name="Tabelle59.A2" office:value-type="string">
            <text:p text:style-name="P10">Start</text:p>
          </table:table-cell>
          <table:table-cell table:style-name="Tabelle59.B2" office:value-type="string">
            <text:p text:style-name="P4">WMRestorable.Store [&lt;filename&gt;] ~</text:p>
            <text:p text:style-name="P4">WMRestorable.Load [&lt;filename&gt;] ~</text:p>
            <text:p text:style-name="P4">or use the „SaveDesktop“ button in „System“ of the Main menu.</text:p>
            <text:p text:style-name="P4">The default filename is „Auto.dsk“.</text:p>
          </table:table-cell>
        </table:table-row>
        <table:table-row>
          <table:table-cell table:style-name="Tabelle59.A2" office:value-type="string">
            <text:p text:style-name="P10">Stop</text:p>
          </table:table-cell>
          <table:table-cell table:style-name="Tabelle59.B2" office:value-type="string">
            <text:p text:style-name="P4">Never</text:p>
          </table:table-cell>
        </table:table-row>
        <table:table-row>
          <table:table-cell table:style-name="Tabelle59.A2" office:value-type="string">
            <text:p text:style-name="P10">Components</text:p>
          </table:table-cell>
          <table:table-cell table:style-name="Tabelle59.B2" office:value-type="string">
            <text:p text:style-name="P27">WMRestorable.Mod Release.Auto.dsk (why not call it Build.Auto.dsk ?)</text:p>
          </table:table-cell>
        </table:table-row>
      </table:table>
      <text:p text:style-name="P21"/>
      <text:h text:style-name="Heading_20_2" text:outline-level="2">Virtual desktop navigate commands</text:h>
      <text:p text:style-name="P21"/>
      <text:p text:style-name="P21">Each window inserted on the virtual desktop, which extends well beyond the screen boundary, can be considered a task and many such tasks may exist, making it difficult to keep an eye on them. To localize the many windows up to 10 summaries, or task lists, can be inserted on the desktop. A summary consists of a juxtaposition of icons each of which is a symbolic representation of one of the windows. </text:p>
      <text:p text:style-name="P21"/>
      <table:table table:name="Tabelle81" table:style-name="Tabelle81">
        <table:table-column table:style-name="Tabelle81.A"/>
        <table:table-column table:style-name="Tabelle81.B"/>
        <table:table-row>
          <table:table-cell table:style-name="Tabelle81.A1" office:value-type="string">
            <text:p text:style-name="P10">Usage</text:p>
          </table:table-cell>
          <table:table-cell table:style-name="Tabelle81.B1" office:value-type="string">
            <text:p text:style-name="P4"/>
          </table:table-cell>
        </table:table-row>
        <table:table-row>
          <table:table-cell table:style-name="Tabelle81.A2" table:number-rows-spanned="2" office:value-type="string">
            <text:p text:style-name="P10">Start</text:p>
          </table:table-cell>
          <table:table-cell table:style-name="Tabelle81.B2" office:value-type="string">
            <text:p text:style-name="P4">WMNavigate.Open [options] id x y componentFile ~</text:p>
            <text:p text:style-name="P4">options: f = surrond task list with a frame (having a „Close“ button)</text:p>
            <text:p text:style-name="P4"><text:s text:c="14"/>s = stay on top (of other windows)</text:p>
            <text:p text:style-name="P4"><text:s text:c="14"/>v = view port</text:p>
            <text:p text:style-name="P4">id : task list identifier (starting with 1)</text:p>
            <text:p text:style-name="P4">x, y : position of the task list's upper left corner</text:p>
            <text:p text:style-name="P4">componentFile : an XML file describing the task list (WMNavigateTaskList.XML)</text:p>
          </table:table-cell>
        </table:table-row>
        <table:table-row>
          <table:covered-table-cell/>
          <table:table-cell table:style-name="Tabelle81.B2" office:value-type="string">
            <text:p text:style-name="P2">Command setting the visible view port:</text:p>
            <text:p text:style-name="P4">WMNavigate.SetViewportRange [options] [x y [w h]] ~</text:p>
            <text:p text:style-name="P4"><text:soft-page-break/>options: s = show the transition to another view port progressing</text:p>
            <text:p text:style-name="P4"><text:s text:c="14"/>d = interpret x, y, w and h as multiple of the display width and height</text:p>
            <text:p text:style-name="P4">x, y : position of (upper left corner of) view port</text:p>
            <text:p text:style-name="P4">w, h : width and height of view port in pixels (effective display width and height are used if omitted).</text:p>
            <text:p text:style-name="P4"/>
            <text:p text:style-name="P4">Examples of parameters for some view ports:</text:p>
            <table:table table:name="Tabelle82" table:style-name="Tabelle82">
              <table:table-column table:style-name="Tabelle82.A"/>
              <table:table-column table:style-name="Tabelle82.B"/>
              <table:table-row>
                <table:table-cell table:style-name="Tabelle82.A1" office:value-type="string">
                  <text:p text:style-name="P13">View port above at the left</text:p>
                  <text:p text:style-name="P13">-sd -1 -1 1 1 </text:p>
                </table:table-cell>
                <table:table-cell table:style-name="Tabelle82.B1" office:value-type="string">
                  <text:p text:style-name="P13">View port above</text:p>
                  <text:p text:style-name="P13">-sd -1 0 1 1 </text:p>
                </table:table-cell>
              </table:table-row>
              <table:table-row>
                <table:table-cell table:style-name="Tabelle82.A2" office:value-type="string">
                  <text:p text:style-name="P13">View port at the left</text:p>
                  <text:p text:style-name="P13">-sd -1 0 1 1</text:p>
                </table:table-cell>
                <table:table-cell table:style-name="Tabelle82.B2" office:value-type="string">
                  <text:p text:style-name="P13">Standard desktop</text:p>
                  <text:p text:style-name="P13">-sd 0 0 1 1</text:p>
                </table:table-cell>
              </table:table-row>
            </table:table>
            <text:p text:style-name="P4"/>
            <text:p text:style-name="P4">The rectangle's center is considered to have the coordinates 0, 0 and corresponds to the upper left screen corner when the zoom level is 1:1.</text:p>
            <text:p text:style-name="P4"/>
            <text:p text:style-name="P4">All four view ports together: -sd -1 -1 2 2 ~ which may be considered as an implicit zoom level 0.5</text:p>
            <text:p text:style-name="P4"/>
            <text:p text:style-name="P2">Commands acting on all task lists:</text:p>
            <text:p text:style-name="P4">WMNavigate.HideNavigation ~</text:p>
            <text:p text:style-name="P4">WMNavigate.RestoreNavigation ~</text:p>
            <text:p text:style-name="P4">WMNavigate.ToggleNavigation ~</text:p>
            <text:p text:style-name="P4"/>
            <text:p text:style-name="P2">Command acting on a single task list:</text:p>
            <text:p text:style-name="P4">WMNavigate.ToggleVisibility id ~</text:p>
            <text:p text:style-name="P2"/>
            <text:p text:style-name="P2">Commands acting on all windows, not on task lists:</text:p>
            <text:p text:style-name="P4">WMNavigate.HideAll ~</text:p>
            <text:p text:style-name="P4">WMNavigate.RestoreAll ~</text:p>
            <text:p text:style-name="P4">WMNavigate.ToggleAll ~</text:p>
            <text:p text:style-name="P4"/>
            <text:p text:style-name="P2">Commands acting on a single window, the one owning the focus:</text:p>
            <text:p text:style-name="P4">WMNavigate.MoveWindow [-d] [x [y]] ~ <text:s/>move relative to its current position</text:p>
            <text:p text:style-name="P4">WMNavigate.ToggleFullscreen ~ </text:p>
            <text:p text:style-name="P4">WMNavigate.CloseWindow ~</text:p>
          </table:table-cell>
        </table:table-row>
        <table:table-row>
          <table:table-cell table:style-name="Tabelle81.A2" office:value-type="string">
            <text:p text:style-name="P10">Stop</text:p>
          </table:table-cell>
          <table:table-cell table:style-name="Tabelle81.B2" office:value-type="string">
            <text:p text:style-name="P4">WMNavigate.Close id ~</text:p>
            <text:p text:style-name="P4">To clean up: SystemTools.Free WMNavigate ~</text:p>
          </table:table-cell>
        </table:table-row>
        <table:table-row>
          <table:table-cell table:style-name="Tabelle81.A2" office:value-type="string">
            <text:p text:style-name="P10">Components</text:p>
          </table:table-cell>
          <table:table-cell table:style-name="Tabelle81.B2" office:value-type="string">
            <text:p text:style-name="P4">WMNavigate.Mod</text:p>
          </table:table-cell>
        </table:table-row>
      </table:table>
      <text:p text:style-name="P21"/>
      <text:h text:style-name="Heading_20_2" text:outline-level="2">Hot key definitions for controlling the GUI</text:h>
      <text:p text:style-name="P21"/>
      <text:p text:style-name="P21">Hot key definitions bind program functions to a single keystroke or a few keystrokes saving the user time. It is the user's prerogative to establish such bindings in <text:s/>an XML file according to the following abstract syntax:</text:p>
      <text:p text:style-name="P21"/>
      <text:p text:style-name="P18">&lt;!DOCTYPE HotKeys [<text:line-break/><text:tab/>&lt;!ELEMENT HotKey ANY&gt;<text:line-break/><text:tab/>&lt;!ATTLIST HotKey<text:line-break/><text:tab/><text:tab/>name NMTOKEN #REQUIRED<text:line-break/><text:tab/><text:tab/>keys NMTOKEN #REQUIRED<text:line-break/><text:tab/><text:tab/>command CDATA #REQUIRED<text:line-break/><text:tab/>&gt;<text:line-break/>]&gt;</text:p>
      <text:p text:style-name="P21"/>
      <text:p text:style-name="P21"><text:soft-page-break/>Here follows a sample of concrete syntax:</text:p>
      <text:p text:style-name="P18">&lt;HotKeys&gt;<text:line-break/><text:line-break/><text:tab/>&lt;!-- Standard hot keys (don't change) --&gt;<text:line-break/><text:tab/>&lt;HotKey name="Show Hotkeys" keys="F11" command="HotKeys.Show"/&gt;<text:line-break/><text:tab/>&lt;HotKey name="Disable Hotkeys" keys="F12" command="SystemTools.Free HotKeys"/&gt;</text:p>
      <text:p text:style-name="P18">...</text:p>
      <text:p text:style-name="P21"><text:span text:style-name="T7">&lt;/HotKeys&gt;</text:span><text:line-break/></text:p>
      <text:p text:style-name="P21">Warning: this tool allows definitions that can render A2 unusable. Have always a hot key bound to SystemTools.Free HotKeys.</text:p>
      <text:p text:style-name="P21"/>
      <table:table table:name="Tabelle79" table:style-name="Tabelle79">
        <table:table-column table:style-name="Tabelle79.A"/>
        <table:table-column table:style-name="Tabelle79.B"/>
        <table:table-row>
          <table:table-cell table:style-name="Tabelle79.A1" office:value-type="string">
            <text:p text:style-name="P10">Usage</text:p>
          </table:table-cell>
          <table:table-cell table:style-name="Tabelle79.B1" office:value-type="string">
            <text:p text:style-name="P4">Install a number of useful keyboard shortcuts (executing some command in the background), as for example WMNavigate commands (described above) setting the view port:</text:p>
            <table:table table:name="Tabelle80" table:style-name="Tabelle80">
              <table:table-column table:style-name="Tabelle80.A"/>
              <table:table-column table:style-name="Tabelle80.B"/>
              <table:table-row>
                <table:table-cell table:style-name="Tabelle80.A1" office:value-type="string">
                  <text:p text:style-name="P13">F1 :View port above at the left</text:p>
                </table:table-cell>
                <table:table-cell table:style-name="Tabelle80.B1" office:value-type="string">
                  <text:p text:style-name="P13">F2 :View port above</text:p>
                </table:table-cell>
              </table:table-row>
              <table:table-row>
                <table:table-cell table:style-name="Tabelle80.A2" office:value-type="string">
                  <text:p text:style-name="P13">F3 :View port at the left</text:p>
                </table:table-cell>
                <table:table-cell table:style-name="Tabelle80.B2" office:value-type="string">
                  <text:p text:style-name="P13">F4 : Standard desktop/view port</text:p>
                </table:table-cell>
              </table:table-row>
              <table:table-row>
                <table:table-cell table:style-name="Tabelle80.A3" table:number-columns-spanned="2" office:value-type="string">
                  <text:p text:style-name="P13">F5 : All these four view ports together</text:p>
                </table:table-cell>
                <table:covered-table-cell/>
              </table:table-row>
            </table:table>
            <text:p text:style-name="P4"/>
          </table:table-cell>
        </table:table-row>
        <table:table-row>
          <table:table-cell table:style-name="Tabelle79.A2" table:number-rows-spanned="2" office:value-type="string">
            <text:p text:style-name="P10">Start</text:p>
          </table:table-cell>
          <table:table-cell table:style-name="Tabelle79.B2" office:value-type="string">
            <text:p text:style-name="P4">HotKeys.Open [&lt;filename&gt;] ~ Load the hot keys definition from an XML file. The default filename is HotKeys.XML.</text:p>
          </table:table-cell>
        </table:table-row>
        <table:table-row>
          <table:covered-table-cell/>
          <table:table-cell table:style-name="Tabelle79.B2" office:value-type="string">
            <text:p text:style-name="P4">HotKeys.Show ~ Report all currently loaded hot keys in the Kernel Log, in the reverse order of the XML definition file.</text:p>
          </table:table-cell>
        </table:table-row>
        <table:table-row>
          <table:table-cell table:style-name="Tabelle79.A2" office:value-type="string">
            <text:p text:style-name="P10">Stop</text:p>
          </table:table-cell>
          <table:table-cell table:style-name="Tabelle79.B2" office:value-type="string">
            <text:p text:style-name="P4">To clean up: SystemTools.Free HotKeys ~</text:p>
          </table:table-cell>
        </table:table-row>
        <table:table-row>
          <table:table-cell table:style-name="Tabelle79.A2" office:value-type="string">
            <text:p text:style-name="P10">Components</text:p>
          </table:table-cell>
          <table:table-cell table:style-name="Tabelle79.B2" office:value-type="string">
            <text:p text:style-name="P4">HotKeys.Mod</text:p>
          </table:table-cell>
        </table:table-row>
      </table:table>
      <text:p text:style-name="P21"/>
      <text:p text:style-name="P21">The HotKeys.XML file included proposes the following bindings:</text:p>
      <text:p text:style-name="P21"/>
      <table:table table:name="Tabelle84" table:style-name="Tabelle84">
        <table:table-column table:style-name="Tabelle84.A"/>
        <table:table-column table:style-name="Tabelle84.B"/>
        <table:table-column table:style-name="Tabelle84.C"/>
        <table:table-row>
          <table:table-cell table:style-name="Tabelle84.A1" office:value-type="string">
            <text:p text:style-name="P3">Key stroke</text:p>
          </table:table-cell>
          <table:table-cell table:style-name="Tabelle84.A1" office:value-type="string">
            <text:p text:style-name="P3">Command</text:p>
          </table:table-cell>
          <table:table-cell table:style-name="Tabelle84.C1" office:value-type="string">
            <text:p text:style-name="P3">XML name</text:p>
          </table:table-cell>
        </table:table-row>
        <table:table-row>
          <table:table-cell table:style-name="Tabelle84.A2" table:number-columns-spanned="3" office:value-type="string">
            <text:p text:style-name="P2">Standard hot keys</text:p>
          </table:table-cell>
          <table:covered-table-cell/>
          <table:covered-table-cell/>
        </table:table-row>
        <table:table-row>
          <table:table-cell table:style-name="Tabelle84.A3" office:value-type="string">
            <text:p text:style-name="P2">F11</text:p>
          </table:table-cell>
          <table:table-cell table:style-name="Tabelle84.A3" office:value-type="string">
            <text:p text:style-name="P4">SystemTools.Free HotKeys</text:p>
          </table:table-cell>
          <table:table-cell table:style-name="Tabelle84.C3" office:value-type="string">
            <text:p text:style-name="P4">Disable Hotkeys</text:p>
          </table:table-cell>
        </table:table-row>
        <table:table-row>
          <table:table-cell table:style-name="Tabelle84.A3" office:value-type="string">
            <text:p text:style-name="P2">F12</text:p>
          </table:table-cell>
          <table:table-cell table:style-name="Tabelle84.A3" office:value-type="string">
            <text:p text:style-name="P4">HotKeys.Show</text:p>
          </table:table-cell>
          <table:table-cell table:style-name="Tabelle84.C3" office:value-type="string">
            <text:p text:style-name="P4">Show Hotkeys</text:p>
          </table:table-cell>
        </table:table-row>
        <table:table-row>
          <table:table-cell table:style-name="Tabelle84.A2" table:number-columns-spanned="3" office:value-type="string">
            <text:p text:style-name="P2">Screenshot</text:p>
          </table:table-cell>
          <table:covered-table-cell/>
          <table:covered-table-cell/>
        </table:table-row>
        <table:table-row>
          <table:table-cell table:style-name="Tabelle84.A3" office:value-type="string">
            <text:p text:style-name="P2">F10</text:p>
          </table:table-cell>
          <table:table-cell table:style-name="Tabelle84.A3" office:value-type="string">
            <text:p text:style-name="P4">WMOSD.Close;WMScreenShot.SnapShotView test.bmp;WMOSD.Open 'Screenshot saved in test.bmp'</text:p>
          </table:table-cell>
          <table:table-cell table:style-name="Tabelle84.C3" office:value-type="string">
            <text:p text:style-name="P4">Screenshot</text:p>
          </table:table-cell>
        </table:table-row>
        <table:table-row>
          <table:table-cell table:style-name="Tabelle84.A2" table:number-columns-spanned="3" office:value-type="string">
            <text:p text:style-name="P2">Start an application</text:p>
          </table:table-cell>
          <table:covered-table-cell/>
          <table:covered-table-cell/>
        </table:table-row>
        <table:table-row>
          <table:table-cell table:style-name="Tabelle84.A3" office:value-type="string">
            <text:p text:style-name="P2">Meta+N</text:p>
          </table:table-cell>
          <table:table-cell table:style-name="Tabelle84.A3" office:value-type="string">
            <text:p text:style-name="P4">Notepad.OpenEmpty</text:p>
          </table:table-cell>
          <table:table-cell table:style-name="Tabelle84.C3" office:value-type="string">
            <text:p text:style-name="P4">Notepad</text:p>
          </table:table-cell>
        </table:table-row>
        <table:table-row>
          <table:table-cell table:style-name="Tabelle84.A3" office:value-type="string">
            <text:p text:style-name="P2">Meta+O</text:p>
          </table:table-cell>
          <table:table-cell table:style-name="Tabelle84.A3" office:value-type="string">
            <text:p text:style-name="P4">LogWindow.Open (not for WinAos)</text:p>
          </table:table-cell>
          <table:table-cell table:style-name="Tabelle84.C3" office:value-type="string">
            <text:p text:style-name="P4">LogWindow</text:p>
          </table:table-cell>
        </table:table-row>
        <table:table-row>
          <table:table-cell table:style-name="Tabelle84.A3" office:value-type="string">
            <text:p text:style-name="P2">Meta+P</text:p>
          </table:table-cell>
          <table:table-cell table:style-name="Tabelle84.A3" office:value-type="string">
            <text:p text:style-name="P4">PET.Open</text:p>
          </table:table-cell>
          <table:table-cell table:style-name="Tabelle84.C3" office:value-type="string">
            <text:p text:style-name="P4">PET</text:p>
          </table:table-cell>
        </table:table-row>
        <table:table-row>
          <table:table-cell table:style-name="Tabelle84.A3" office:value-type="string">
            <text:p text:style-name="P2">Meta+S</text:p>
          </table:table-cell>
          <table:table-cell table:style-name="Tabelle84.A3" office:value-type="string">
            <text:p text:style-name="P4">WMShell.Open</text:p>
          </table:table-cell>
          <table:table-cell table:style-name="Tabelle84.C3" office:value-type="string">
            <text:p text:style-name="P4">Shell</text:p>
          </table:table-cell>
        </table:table-row>
        <table:table-row>
          <table:table-cell table:style-name="Tabelle84.A2" table:number-columns-spanned="3" office:value-type="string">
            <text:p text:style-name="P2">Virtual desktop control</text:p>
          </table:table-cell>
          <table:covered-table-cell/>
          <table:covered-table-cell/>
        </table:table-row>
        <table:table-row>
          <table:table-cell table:style-name="Tabelle84.A3" office:value-type="string">
            <text:p text:style-name="P2">F1</text:p>
          </table:table-cell>
          <table:table-cell table:style-name="Tabelle84.A3" office:value-type="string">
            <text:p text:style-name="P4">WMOSD.Close;WMNavigate.SetViewportRange -d -1 -1 1 1;WMOSD.Open 'Desktop 1'</text:p>
          </table:table-cell>
          <table:table-cell table:style-name="Tabelle84.C3" office:value-type="string">
            <text:p text:style-name="P4">Desktop 1</text:p>
          </table:table-cell>
        </table:table-row>
        <table:table-row>
          <table:table-cell table:style-name="Tabelle84.A3" office:value-type="string">
            <text:p text:style-name="P2">Meta+F1</text:p>
          </table:table-cell>
          <table:table-cell table:style-name="Tabelle84.A3" office:value-type="string">
            <text:p text:style-name="P4">WMOSD.Close;WMNavigate.SetViewportRange -d -1 -1 1 1;WMOSD.Open 'Desktop 1'</text:p>
          </table:table-cell>
          <table:table-cell table:style-name="Tabelle84.C3" office:value-type="string">
            <text:p text:style-name="P4">Desktop 1 (WinAos)</text:p>
          </table:table-cell>
        </table:table-row>
        <table:table-row>
          <table:table-cell table:style-name="Tabelle84.A3" office:value-type="string">
            <text:p text:style-name="P2">F2</text:p>
          </table:table-cell>
          <table:table-cell table:style-name="Tabelle84.A3" office:value-type="string">
            <text:p text:style-name="P4">WMOSD.Close;WMNavigate.SetViewportRange -d 0 -1 1 1;WMOSD.Open 'Desktop 2'</text:p>
          </table:table-cell>
          <table:table-cell table:style-name="Tabelle84.C3" office:value-type="string">
            <text:p text:style-name="P4">Desktop 2</text:p>
          </table:table-cell>
        </table:table-row>
        <text:soft-page-break/>
        <table:table-row>
          <table:table-cell table:style-name="Tabelle84.A3" office:value-type="string">
            <text:p text:style-name="P2">F3</text:p>
          </table:table-cell>
          <table:table-cell table:style-name="Tabelle84.A3" office:value-type="string">
            <text:p text:style-name="P4">WMOSD.Close;WMNavigate.SetViewportRange -d -1 0 1 1;WMOSD.Open 'Desktop 3'</text:p>
          </table:table-cell>
          <table:table-cell table:style-name="Tabelle84.C3" office:value-type="string">
            <text:p text:style-name="P4">Desktop 3</text:p>
          </table:table-cell>
        </table:table-row>
        <table:table-row>
          <table:table-cell table:style-name="Tabelle84.A3" office:value-type="string">
            <text:p text:style-name="P2">F4</text:p>
          </table:table-cell>
          <table:table-cell table:style-name="Tabelle84.A3" office:value-type="string">
            <text:p text:style-name="P4">WMOSD.Close;WMNavigate.SetViewportRange -d 0 0 1 1;WMOSD.Open 'Desktop 4'</text:p>
          </table:table-cell>
          <table:table-cell table:style-name="Tabelle84.C3" office:value-type="string">
            <text:p text:style-name="P4">Desktop 4</text:p>
          </table:table-cell>
        </table:table-row>
        <table:table-row>
          <table:table-cell table:style-name="Tabelle84.A3" office:value-type="string">
            <text:p text:style-name="P2">F5</text:p>
          </table:table-cell>
          <table:table-cell table:style-name="Tabelle84.A3" office:value-type="string">
            <text:p text:style-name="P4">WMOSD.Close;WMNavigate.SetViewportRange -d -1 -1 2 2</text:p>
          </table:table-cell>
          <table:table-cell table:style-name="Tabelle84.C3" office:value-type="string">
            <text:p text:style-name="P4">Desktops Overview</text:p>
          </table:table-cell>
        </table:table-row>
        <table:table-row>
          <table:table-cell table:style-name="Tabelle84.A3" office:value-type="string">
            <text:p text:style-name="P2">F6</text:p>
          </table:table-cell>
          <table:table-cell table:style-name="Tabelle84.A3" office:value-type="string">
            <text:p text:style-name="P4">WMNavigate.HideAll</text:p>
          </table:table-cell>
          <table:table-cell table:style-name="Tabelle84.C3" office:value-type="string">
            <text:p text:style-name="P4">Desktops Overview</text:p>
          </table:table-cell>
        </table:table-row>
        <table:table-row>
          <table:table-cell table:style-name="Tabelle84.A3" office:value-type="string">
            <text:p text:style-name="P2">F7</text:p>
          </table:table-cell>
          <table:table-cell table:style-name="Tabelle84.A3" office:value-type="string">
            <text:p text:style-name="P4">WMNavigate.RestoreAll</text:p>
          </table:table-cell>
          <table:table-cell table:style-name="Tabelle84.C3" office:value-type="string">
            <text:p text:style-name="P4">Desktops Overview</text:p>
          </table:table-cell>
        </table:table-row>
        <table:table-row>
          <table:table-cell table:style-name="Tabelle84.A3" office:value-type="string">
            <text:p text:style-name="P2">F8</text:p>
          </table:table-cell>
          <table:table-cell table:style-name="Tabelle84.A3" office:value-type="string">
            <text:p text:style-name="P4">WMNavigate.ToggleAll</text:p>
          </table:table-cell>
          <table:table-cell table:style-name="Tabelle84.C3" office:value-type="string">
            <text:p text:style-name="P4">Desktops Overview</text:p>
          </table:table-cell>
        </table:table-row>
        <table:table-row>
          <table:table-cell table:style-name="Tabelle84.A2" table:number-columns-spanned="3" office:value-type="string">
            <text:p text:style-name="P2">Move the window owning the focus relative to its current position</text:p>
          </table:table-cell>
          <table:covered-table-cell/>
          <table:covered-table-cell/>
        </table:table-row>
        <table:table-row>
          <table:table-cell table:style-name="Tabelle84.A3" office:value-type="string">
            <text:p text:style-name="P2">Alt+Right</text:p>
          </table:table-cell>
          <table:table-cell table:style-name="Tabelle84.A3" office:value-type="string">
            <text:p text:style-name="P4">WMNavigate.MoveWindow 1280 0</text:p>
          </table:table-cell>
          <table:table-cell table:style-name="Tabelle84.C3" office:value-type="string">
            <text:p text:style-name="P4">MoveRight</text:p>
          </table:table-cell>
        </table:table-row>
        <table:table-row>
          <table:table-cell table:style-name="Tabelle84.A3" office:value-type="string">
            <text:p text:style-name="P2">Alt+Left</text:p>
          </table:table-cell>
          <table:table-cell table:style-name="Tabelle84.A3" office:value-type="string">
            <text:p text:style-name="P4">WMNavigate.MoveWindow -1280 0</text:p>
          </table:table-cell>
          <table:table-cell table:style-name="Tabelle84.C3" office:value-type="string">
            <text:p text:style-name="P4">MoveLeft</text:p>
          </table:table-cell>
        </table:table-row>
        <table:table-row>
          <table:table-cell table:style-name="Tabelle84.A3" office:value-type="string">
            <text:p text:style-name="P2">Alt+Up</text:p>
          </table:table-cell>
          <table:table-cell table:style-name="Tabelle84.A3" office:value-type="string">
            <text:p text:style-name="P4">WMNavigate.MoveWindow 0 -1024</text:p>
          </table:table-cell>
          <table:table-cell table:style-name="Tabelle84.C3" office:value-type="string">
            <text:p text:style-name="P4">MoveUp</text:p>
          </table:table-cell>
        </table:table-row>
        <table:table-row>
          <table:table-cell table:style-name="Tabelle84.A3" office:value-type="string">
            <text:p text:style-name="P2">Alt+Down</text:p>
          </table:table-cell>
          <table:table-cell table:style-name="Tabelle84.A3" office:value-type="string">
            <text:p text:style-name="P4">WMNavigate.MoveWindow 0 1024</text:p>
          </table:table-cell>
          <table:table-cell table:style-name="Tabelle84.C3" office:value-type="string">
            <text:p text:style-name="P4">MoveDown</text:p>
          </table:table-cell>
        </table:table-row>
        <table:table-row>
          <table:table-cell table:style-name="Tabelle84.A2" table:number-columns-spanned="3" office:value-type="string">
            <text:p text:style-name="P2">Switch the focus to previous/next window</text:p>
          </table:table-cell>
          <table:covered-table-cell/>
          <table:covered-table-cell/>
        </table:table-row>
        <table:table-row>
          <table:table-cell table:style-name="Tabelle84.A3" office:value-type="string">
            <text:p text:style-name="P2">Ctrl+Alt+Up</text:p>
          </table:table-cell>
          <table:table-cell table:style-name="Tabelle84.A3" office:value-type="string">
            <text:p text:style-name="P4">WMNavigate.Open</text:p>
          </table:table-cell>
          <table:table-cell table:style-name="Tabelle84.C3" office:value-type="string">
            <text:p text:style-name="P4">Open Navigation</text:p>
          </table:table-cell>
        </table:table-row>
        <table:table-row>
          <table:table-cell table:style-name="Tabelle84.A3" office:value-type="string">
            <text:p text:style-name="P2">Ctrl+Alt+Down</text:p>
          </table:table-cell>
          <table:table-cell table:style-name="Tabelle84.A3" office:value-type="string">
            <text:p text:style-name="P4">WMNavigate.Close</text:p>
          </table:table-cell>
          <table:table-cell table:style-name="Tabelle84.C3" office:value-type="string">
            <text:p text:style-name="P4">Close Navigation</text:p>
          </table:table-cell>
        </table:table-row>
        <table:table-row>
          <table:table-cell table:style-name="Tabelle84.A3" office:value-type="string">
            <text:p text:style-name="P2">Ctrl+Alt+Right</text:p>
          </table:table-cell>
          <table:table-cell table:style-name="Tabelle84.A3" office:value-type="string">
            <text:p text:style-name="P4">WMNavigate.FocusToNext</text:p>
          </table:table-cell>
          <table:table-cell table:style-name="Tabelle84.C3" office:value-type="string">
            <text:p text:style-name="P4">FocusToNext</text:p>
          </table:table-cell>
        </table:table-row>
        <table:table-row>
          <table:table-cell table:style-name="Tabelle84.A3" office:value-type="string">
            <text:p text:style-name="P2">Ctrl+Alt+Left</text:p>
          </table:table-cell>
          <table:table-cell table:style-name="Tabelle84.A3" office:value-type="string">
            <text:p text:style-name="P4">WMNavigate.FocusToPrevious</text:p>
          </table:table-cell>
          <table:table-cell table:style-name="Tabelle84.C3" office:value-type="string">
            <text:p text:style-name="P4">FocusToPrevious</text:p>
          </table:table-cell>
        </table:table-row>
        <table:table-row>
          <table:table-cell table:style-name="Tabelle84.A2" table:number-columns-spanned="3" office:value-type="string">
            <text:p text:style-name="P2">Open a window for entering and executing a command</text:p>
          </table:table-cell>
          <table:covered-table-cell/>
          <table:covered-table-cell/>
        </table:table-row>
        <table:table-row>
          <table:table-cell table:style-name="Tabelle84.A3" office:value-type="string">
            <text:p text:style-name="P2">Ctrl+R</text:p>
          </table:table-cell>
          <table:table-cell table:style-name="Tabelle84.A3" office:value-type="string">
            <text:p text:style-name="P4">HotKeysCommands.EnterCommand</text:p>
          </table:table-cell>
          <table:table-cell table:style-name="Tabelle84.C3" office:value-type="string">
            <text:p text:style-name="P4">Run</text:p>
          </table:table-cell>
        </table:table-row>
        <table:table-row>
          <table:table-cell table:style-name="Tabelle84.A2" table:number-columns-spanned="3" office:value-type="string">
            <text:p text:style-name="P2">Apply text style to selected text stretch</text:p>
          </table:table-cell>
          <table:covered-table-cell/>
          <table:covered-table-cell/>
        </table:table-row>
        <table:table-row>
          <table:table-cell table:style-name="Tabelle84.A3" office:value-type="string">
            <text:p text:style-name="P2">Shift+Delete</text:p>
          </table:table-cell>
          <table:table-cell table:style-name="Tabelle84.A3" office:value-type="string">
            <text:p text:style-name="P4">WMTextStyleTool.SetStyleByName Bold</text:p>
          </table:table-cell>
          <table:table-cell table:style-name="Tabelle84.C3" office:value-type="string">
            <text:p text:style-name="P4">Bold</text:p>
          </table:table-cell>
        </table:table-row>
        <table:table-row>
          <table:table-cell table:style-name="Tabelle84.A2" table:number-columns-spanned="3" office:value-type="string">
            <text:p text:style-name="P2">Misc</text:p>
          </table:table-cell>
          <table:covered-table-cell/>
          <table:covered-table-cell/>
        </table:table-row>
        <table:table-row>
          <table:table-cell table:style-name="Tabelle84.A3" office:value-type="string">
            <text:p text:style-name="P2">Meta+Ctrl-O</text:p>
          </table:table-cell>
          <table:table-cell table:style-name="Tabelle84.A3" office:value-type="string">
            <text:p text:style-name="P4">HotKeysCommands.ClearLog</text:p>
          </table:table-cell>
          <table:table-cell table:style-name="Tabelle84.C3" office:value-type="string">
            <text:p text:style-name="P4">Clear LogWindow</text:p>
          </table:table-cell>
        </table:table-row>
        <table:table-row>
          <table:table-cell table:style-name="Tabelle84.A2" table:number-columns-spanned="3" office:value-type="string">
            <text:p text:style-name="P2">Control window owning focus</text:p>
          </table:table-cell>
          <table:covered-table-cell/>
          <table:covered-table-cell/>
        </table:table-row>
        <table:table-row>
          <table:table-cell table:style-name="Tabelle84.A3" office:value-type="string">
            <text:p text:style-name="P2">Alt+Return</text:p>
          </table:table-cell>
          <table:table-cell table:style-name="Tabelle84.A3" office:value-type="string">
            <text:p text:style-name="P4">WMNavigate.ToggleFullScrenn</text:p>
          </table:table-cell>
          <table:table-cell table:style-name="Tabelle84.C3" office:value-type="string">
            <text:p text:style-name="P4">Toggle Fullscreen</text:p>
          </table:table-cell>
        </table:table-row>
        <table:table-row>
          <table:table-cell table:style-name="Tabelle84.A3" office:value-type="string">
            <text:p text:style-name="P2">Alt+F4</text:p>
          </table:table-cell>
          <table:table-cell table:style-name="Tabelle84.A3" office:value-type="string">
            <text:p text:style-name="P4">WMNavigate.CloseWindow</text:p>
          </table:table-cell>
          <table:table-cell table:style-name="Tabelle84.C3" office:value-type="string">
            <text:p text:style-name="P4">Close Window</text:p>
          </table:table-cell>
        </table:table-row>
        <table:table-row>
          <table:table-cell table:style-name="Tabelle84.A2" table:number-columns-spanned="3" office:value-type="string">
            <text:p text:style-name="P2">Simulate mouse wheel</text:p>
          </table:table-cell>
          <table:covered-table-cell/>
          <table:covered-table-cell/>
        </table:table-row>
        <table:table-row>
          <table:table-cell table:style-name="Tabelle84.A3" office:value-type="string">
            <text:p text:style-name="P2">Ctrl+Up</text:p>
          </table:table-cell>
          <table:table-cell table:style-name="Tabelle84.A3" office:value-type="string">
            <text:p text:style-name="P4">HotKeysCommands.Simulate MouseWheel -3</text:p>
          </table:table-cell>
          <table:table-cell table:style-name="Tabelle84.C3" office:value-type="string">
            <text:p text:style-name="P4">WHEEL UP</text:p>
          </table:table-cell>
        </table:table-row>
        <table:table-row>
          <table:table-cell table:style-name="Tabelle84.A3" office:value-type="string">
            <text:p text:style-name="P2">Ctrl+Down</text:p>
          </table:table-cell>
          <table:table-cell table:style-name="Tabelle84.A3" office:value-type="string">
            <text:p text:style-name="P4">HotKeysCommands.Simulate MouseWheel 3</text:p>
          </table:table-cell>
          <table:table-cell table:style-name="Tabelle84.C3" office:value-type="string">
            <text:p text:style-name="P4">WHEEL DOWN</text:p>
          </table:table-cell>
        </table:table-row>
        <table:table-row>
          <table:table-cell table:style-name="Tabelle84.A2" table:number-columns-spanned="3" office:value-type="string">
            <text:p text:style-name="P2">Key remapping</text:p>
          </table:table-cell>
          <table:covered-table-cell/>
          <table:covered-table-cell/>
        </table:table-row>
        <table:table-row>
          <table:table-cell table:style-name="Tabelle84.A3" office:value-type="string">
            <text:p text:style-name="P2">Ctrl+I</text:p>
          </table:table-cell>
          <table:table-cell table:style-name="Tabelle84.A3" office:value-type="string">
            <text:p text:style-name="P4">REMAP UP</text:p>
          </table:table-cell>
          <table:table-cell table:style-name="Tabelle84.C3" office:value-type="string">
            <text:p text:style-name="P4">UP</text:p>
          </table:table-cell>
        </table:table-row>
        <table:table-row>
          <table:table-cell table:style-name="Tabelle84.A3" office:value-type="string">
            <text:p text:style-name="P2">Ctrl+J</text:p>
          </table:table-cell>
          <table:table-cell table:style-name="Tabelle84.A3" office:value-type="string">
            <text:p text:style-name="P4">REMAP LEFT</text:p>
          </table:table-cell>
          <table:table-cell table:style-name="Tabelle84.C3" office:value-type="string">
            <text:p text:style-name="P4">LEFT</text:p>
          </table:table-cell>
        </table:table-row>
        <table:table-row>
          <table:table-cell table:style-name="Tabelle84.A3" office:value-type="string">
            <text:p text:style-name="P2">Ctrl+K</text:p>
          </table:table-cell>
          <table:table-cell table:style-name="Tabelle84.A3" office:value-type="string">
            <text:p text:style-name="P4">REMAP DOWN</text:p>
          </table:table-cell>
          <table:table-cell table:style-name="Tabelle84.C3" office:value-type="string">
            <text:p text:style-name="P4">DOWN</text:p>
          </table:table-cell>
        </table:table-row>
        <table:table-row>
          <table:table-cell table:style-name="Tabelle84.A3" office:value-type="string">
            <text:p text:style-name="P2">Ctrl+L</text:p>
          </table:table-cell>
          <table:table-cell table:style-name="Tabelle84.A3" office:value-type="string">
            <text:p text:style-name="P4">REMAP RIGHT</text:p>
          </table:table-cell>
          <table:table-cell table:style-name="Tabelle84.C3" office:value-type="string">
            <text:p text:style-name="P4">RIGHT</text:p>
          </table:table-cell>
        </table:table-row>
      </table:table>
      <text:p text:style-name="P21"/>
      <text:h text:style-name="Heading_20_2" text:outline-level="2">Navigator</text:h>
      <text:p text:style-name="P21"/>
      <text:p text:style-name="P21">The Navigator presents, in a single small window (sized 400*200 pixels), an overview of approximately 2*3 view ports around the standard view port scaled down like this:</text:p>
      <text:p text:style-name="P21"/>
      <table:table table:name="Tabelle85" table:style-name="Tabelle85">
        <table:table-column table:style-name="Tabelle85.A"/>
        <table:table-column table:style-name="Tabelle85.B"/>
        <table:table-column table:style-name="Tabelle85.C"/>
        <text:soft-page-break/>
        <table:table-row>
          <table:table-cell table:style-name="Tabelle85.A1" office:value-type="string">
            <text:p text:style-name="P12"/>
          </table:table-cell>
          <table:table-cell table:style-name="Tabelle85.A1" office:value-type="string">
            <text:p text:style-name="P12"/>
          </table:table-cell>
          <table:table-cell table:style-name="Tabelle85.C1" office:value-type="string">
            <text:p text:style-name="P12"/>
          </table:table-cell>
        </table:table-row>
        <table:table-row>
          <table:table-cell table:style-name="Tabelle85.A2" office:value-type="string">
            <text:p text:style-name="P12"/>
          </table:table-cell>
          <table:table-cell table:style-name="Tabelle85.B2" office:value-type="string">
            <text:p text:style-name="P12">Standard view port</text:p>
          </table:table-cell>
          <table:table-cell table:style-name="Tabelle85.C2" office:value-type="string">
            <text:p text:style-name="P12"/>
          </table:table-cell>
        </table:table-row>
      </table:table>
      <text:p text:style-name="P21"/>
      <text:p text:style-name="P21">The standard view port is easily localized by the thin red line surrounding it. All the <text:s text:c="2"/>windows currently existing in these 6 view ports are scaled down, just to the limit of being recognizable. Each of them can be clicked and dragged to another position as one would do on the visible view port with the added possibility to drag windows not seen on the currently visible view port. The rest of the virtual desktop, beyond this surface is ignored by the Navigator but can, of course, be made visible by navigating using meta key combinations as described at the beginning of this text. When doing so, observe how the red line surrounding the standard view port moves along and can occasionally be reduced to a single straight line on the window border. The Navigator always stays at the same position on the screen independently of which view port is visible on the screen.</text:p>
      <text:p text:style-name="P21"/>
      <table:table table:name="Tabelle83" table:style-name="Tabelle83">
        <table:table-column table:style-name="Tabelle83.A"/>
        <table:table-column table:style-name="Tabelle83.B"/>
        <table:table-row>
          <table:table-cell table:style-name="Tabelle83.A1" office:value-type="string">
            <text:p text:style-name="P10">Usage</text:p>
          </table:table-cell>
          <table:table-cell table:style-name="Tabelle83.B1" office:value-type="string">
            <text:p text:style-name="P4">Allows moving around windows visible only in the Navigator and not on the visible view port.</text:p>
          </table:table-cell>
        </table:table-row>
        <table:table-row>
          <table:table-cell table:style-name="Tabelle83.A2" office:value-type="string">
            <text:p text:style-name="P10">Start</text:p>
          </table:table-cell>
          <table:table-cell table:style-name="Tabelle83.B2" office:value-type="string">
            <text:p text:style-name="P4">WMNavigator.Open ~ <text:s/>At that time the Navigator's upper left corner it at coordinate 20, 20, but it can be moved around and resized like any other window. When resized, the virtual desktop area represented is adjusted accordingly (elarged or reduced).</text:p>
          </table:table-cell>
        </table:table-row>
        <table:table-row>
          <table:table-cell table:style-name="Tabelle83.A2" office:value-type="string">
            <text:p text:style-name="P10">Stop</text:p>
          </table:table-cell>
          <table:table-cell table:style-name="Tabelle83.B2" office:value-type="string">
            <text:p text:style-name="P4">WMNavigator.Close ~</text:p>
            <text:p text:style-name="P4">Close the window.</text:p>
            <text:p text:style-name="P4">To clean up: SystemTools.Free WMNavigator ~</text:p>
          </table:table-cell>
        </table:table-row>
        <table:table-row>
          <table:table-cell table:style-name="Tabelle83.A2" office:value-type="string">
            <text:p text:style-name="P10">Components</text:p>
          </table:table-cell>
          <table:table-cell table:style-name="Tabelle83.B2" office:value-type="string">
            <text:p text:style-name="P4">WMNavigator.Mod</text:p>
          </table:table-cell>
        </table:table-row>
      </table:table>
      <text:p text:style-name="P21"/>
      <text:h text:style-name="Heading_20_2" text:outline-level="2">Skin editor</text:h>
      <text:p text:style-name="P25"/>
      <text:p text:style-name="P25">A skin is the look and feel of an application's graphical user interface (GUI), conditioned by data stored in a skin file (suffix .skin) and customizable. A2 comes with a selection of skins, some of them are look-alikes of third-party skins. Destined to GUI designers, one should refrain from modifying skins without good knowledge.</text:p>
      <text:p text:style-name="P21"/>
      <table:table table:name="Tabelle29" table:style-name="Tabelle29">
        <table:table-column table:style-name="Tabelle29.A"/>
        <table:table-column table:style-name="Tabelle29.B"/>
        <table:table-row>
          <table:table-cell table:style-name="Tabelle29.A1" office:value-type="string">
            <text:p text:style-name="P10">Usage</text:p>
          </table:table-cell>
          <table:table-cell table:style-name="Tabelle29.B1" office:value-type="string">
            <text:p text:style-name="P4">Skins are stored in files, with the extension .skin, containing a description text, entitled skin.bsl, written in BSL (Bluebottle Skin Language), and images or bitmaps for use in the composition of visual components.</text:p>
            <text:p text:style-name="P28">SkinTutorial.Text gives some more details.</text:p>
          </table:table-cell>
        </table:table-row>
        <table:table-row>
          <table:table-cell table:style-name="Tabelle29.A2" office:value-type="string">
            <text:p text:style-name="P10">Start</text:p>
          </table:table-cell>
          <table:table-cell table:style-name="Tabelle29.B2" office:value-type="string">
            <text:p text:style-name="P4">SkinEditor.Open ~</text:p>
            <text:p text:style-name="P4">SkinEditor.OpenSkin &lt;filename&gt; ~</text:p>
            <text:p text:style-name="P4">or use the „SkinEditor“ button in „Looks“ of the Main menu.</text:p>
            <text:p text:style-name="P4">Several skin editors may be running in parallel.</text:p>
          </table:table-cell>
        </table:table-row>
        <table:table-row>
          <table:table-cell table:style-name="Tabelle29.A2" office:value-type="string">
            <text:p text:style-name="P10">Stop</text:p>
          </table:table-cell>
          <table:table-cell table:style-name="Tabelle29.B2" office:value-type="string">
            <text:p text:style-name="P4">Close the window(s).</text:p>
            <text:p text:style-name="P4">To clean up: SystemTools.Free SkinEditor SkinEngine FNHistories SkinLanguage ~</text:p>
          </table:table-cell>
        </table:table-row>
        <table:table-row>
          <table:table-cell table:style-name="Tabelle29.A2" office:value-type="string">
            <text:p text:style-name="P10">Restorable</text:p>
          </table:table-cell>
          <table:table-cell table:style-name="Tabelle29.B2" office:value-type="string">
            <text:p text:style-name="P4"/>
          </table:table-cell>
        </table:table-row>
        <table:table-row>
          <table:table-cell table:style-name="Tabelle29.A2" office:value-type="string">
            <text:p text:style-name="P10">Components</text:p>
          </table:table-cell>
          <table:table-cell table:style-name="Tabelle29.B2" office:value-type="string">
            <text:p text:style-name="P4">SkinLanguage.Mod FNHistories.Mod SkinEngine.Mod SkinEditor.Mod <text:span text:style-name="T9">(should be named WMSkin... and the tutorial mentions “Bluebottle”)</text:span></text:p>
          </table:table-cell>
        </table:table-row>
      </table:table>
      <text:p text:style-name="P21"/>
      <text:p text:style-name="P21">Skin editor window representation</text:p>
      <table:table table:name="Tabelle72" table:style-name="Tabelle72">
        <table:table-column table:style-name="Tabelle72.A"/>
        <table:table-column table:style-name="Tabelle72.B"/>
        <text:soft-page-break/>
        <table:table-row table:style-name="Tabelle72.1">
          <table:table-cell table:style-name="Tabelle72.A1" table:number-columns-spanned="2" office:value-type="string">
            <text:p text:style-name="P2">Skin Editor</text:p>
          </table:table-cell>
          <table:covered-table-cell/>
        </table:table-row>
        <table:table-row table:style-name="Tabelle72.1">
          <table:table-cell table:style-name="Tabelle72.A2" office:value-type="string">
            <text:p text:style-name="P4">Skin filename input area</text:p>
          </table:table-cell>
          <table:table-cell table:style-name="Tabelle72.B2" office:value-type="string">
            <text:p text:style-name="P4">Control buttons area (see next table)</text:p>
          </table:table-cell>
        </table:table-row>
        <table:table-row table:style-name="Tabelle72.1">
          <table:table-cell table:style-name="Tabelle72.A2" office:value-type="string">
            <text:p text:style-name="P2">Resource index</text:p>
            <text:p text:style-name="P4">Tree-structure of the skin</text:p>
          </table:table-cell>
          <table:table-cell table:style-name="Tabelle72.B2" table:number-rows-spanned="2" office:value-type="string">
            <text:p text:style-name="P4">Skin description (in BSL) editing area</text:p>
          </table:table-cell>
        </table:table-row>
        <table:table-row table:style-name="Tabelle72.1">
          <table:table-cell table:style-name="Tabelle72.A2" office:value-type="string">
            <text:p text:style-name="P2">Entry Info</text:p>
            <text:p text:style-name="P4">Currently selected resource info</text:p>
          </table:table-cell>
          <table:covered-table-cell/>
        </table:table-row>
        <table:table-row>
          <table:table-cell table:style-name="Tabelle72.A5" office:value-type="string">
            <text:p text:style-name="P2">Colors</text:p>
            <text:p text:style-name="P4">Color palette with large square showing selected color. From there, drag and drop color to the edit area.</text:p>
          </table:table-cell>
          <table:table-cell table:style-name="Tabelle72.B5" office:value-type="string">
            <text:p text:style-name="P4">System reporting area appearing on clicking „Check“. In the end, when no more error is detected, „No errors“ is reported.</text:p>
          </table:table-cell>
        </table:table-row>
      </table:table>
      <text:p text:style-name="P21"/>
      <table:table table:name="Tabelle73" table:style-name="Tabelle73">
        <table:table-column table:style-name="Tabelle73.A"/>
        <table:table-column table:style-name="Tabelle73.B"/>
        <table:table-row>
          <table:table-cell table:style-name="Tabelle73.A1" office:value-type="string">
            <text:p text:style-name="P2">Load</text:p>
          </table:table-cell>
          <table:table-cell table:style-name="Tabelle73.B1" office:value-type="string">
            <text:p text:style-name="P4">Open the skin file for editing</text:p>
          </table:table-cell>
        </table:table-row>
        <table:table-row>
          <table:table-cell table:style-name="Tabelle73.A2" office:value-type="string">
            <text:p text:style-name="P2">Store</text:p>
          </table:table-cell>
          <table:table-cell table:style-name="Tabelle73.B2" office:value-type="string">
            <text:p text:style-name="P4">Save the edited data in a skin file</text:p>
          </table:table-cell>
        </table:table-row>
        <table:table-row>
          <table:table-cell table:style-name="Tabelle73.A2" office:value-type="string">
            <text:p text:style-name="P2">Search</text:p>
          </table:table-cell>
          <table:table-cell table:style-name="Tabelle73.B2" office:value-type="string">
            <text:p text:style-name="P4">Search and replace text string</text:p>
          </table:table-cell>
        </table:table-row>
        <table:table-row>
          <table:table-cell table:style-name="Tabelle73.A2" office:value-type="string">
            <text:p text:style-name="P2">Split</text:p>
          </table:table-cell>
          <table:table-cell table:style-name="Tabelle73.B2" office:value-type="string">
            <text:p text:style-name="P4">Open a second text view</text:p>
          </table:table-cell>
        </table:table-row>
        <table:table-row>
          <table:table-cell table:style-name="Tabelle73.A2" office:value-type="string">
            <text:p text:style-name="P2">Check</text:p>
          </table:table-cell>
          <table:table-cell table:style-name="Tabelle73.B2" office:value-type="string">
            <text:p text:style-name="P4">Check that the skin description is syntactically correct</text:p>
          </table:table-cell>
        </table:table-row>
        <table:table-row>
          <table:table-cell table:style-name="Tabelle73.A2" office:value-type="string">
            <text:p text:style-name="P2">Apply</text:p>
          </table:table-cell>
          <table:table-cell table:style-name="Tabelle73.B2" office:value-type="string">
            <text:p text:style-name="P4">Check the correctness and install if correct</text:p>
          </table:table-cell>
        </table:table-row>
        <table:table-row>
          <table:table-cell table:style-name="Tabelle73.A2" office:value-type="string">
            <text:p text:style-name="P2">SetAsDefault</text:p>
          </table:table-cell>
          <table:table-cell table:style-name="Tabelle73.B2" office:value-type="string">
            <text:p text:style-name="P4">Behind the scene execute SkinEngine.SetCurrentAsDefault ~ (see next section)</text:p>
          </table:table-cell>
        </table:table-row>
        <table:table-row>
          <table:table-cell table:style-name="Tabelle73.A2" office:value-type="string">
            <text:p text:style-name="P2">Back</text:p>
          </table:table-cell>
          <table:table-cell table:style-name="Tabelle73.B2" office:value-type="string">
            <text:p text:style-name="P4">Undo</text:p>
          </table:table-cell>
        </table:table-row>
        <table:table-row>
          <table:table-cell table:style-name="Tabelle73.A2" office:value-type="string">
            <text:p text:style-name="P2">Forward</text:p>
          </table:table-cell>
          <table:table-cell table:style-name="Tabelle73.B2" office:value-type="string">
            <text:p text:style-name="P4">Redo</text:p>
          </table:table-cell>
        </table:table-row>
        <table:table-row>
          <table:table-cell table:style-name="Tabelle73.A2" office:value-type="string">
            <text:p text:style-name="P2">Tutorial</text:p>
          </table:table-cell>
          <table:table-cell table:style-name="Tabelle73.B2" office:value-type="string">
            <text:p text:style-name="P4">Open the tutorial</text:p>
          </table:table-cell>
        </table:table-row>
        <table:table-row>
          <table:table-cell table:style-name="Tabelle73.A2" office:value-type="string">
            <text:p text:style-name="P2">Config</text:p>
          </table:table-cell>
          <table:table-cell table:style-name="Tabelle73.B2" office:value-type="string">
            <text:p text:style-name="P4">Open the SkinConfig.XML file for editing</text:p>
          </table:table-cell>
        </table:table-row>
      </table:table>
      <text:p text:style-name="P21"/>
      <text:h text:style-name="Heading_20_3" text:outline-level="3">Bluebottle Skin Language (BSL) definition</text:h>
      <text:p text:style-name="P18"/>
      <text:p text:style-name="P18">The information stored in a .XML file describes the values to assign to properties of the visual components used in the composition of the GUI and has 4 parts, starting with meta data:</text:p>
      <text:p text:style-name="P18"/>
      <text:p text:style-name="P18">skin{</text:p>
      <text:p text:style-name="P18"><text:tab/>meta{</text:p>
      <text:p text:style-name="P18"><text:tab/><text:tab/>name : “&lt;skin name&gt;”;</text:p>
      <text:p text:style-name="P18"><text:tab/><text:tab/>description : “&lt;skin description&gt;”;</text:p>
      <text:p text:style-name="P18"><text:tab/><text:tab/>author : “&lt;author name&gt;”;</text:p>
      <text:p text:style-name="P18"><text:tab/><text:tab/>date: “&lt;creation date&gt;”;</text:p>
      <text:p text:style-name="P18"><text:tab/>}</text:p>
      <text:p text:style-name="P18">window{ … window frame definition</text:p>
      <text:p text:style-name="P18">}</text:p>
      <text:p text:style-name="P18">cursor{ … cursor definition</text:p>
      <text:p text:style-name="P18">}</text:p>
      <text:p text:style-name="P18">component{ … GUI components definition: button, scrollbar, etc.</text:p>
      <text:p text:style-name="P18">}</text:p>
      <text:p text:style-name="P18">}</text:p>
      <text:p text:style-name="P21"/>
      <text:h text:style-name="Heading_20_2" text:outline-level="2">Skin engine <text:span text:style-name="T1">(not on the GUI)</text:span></text:h>
      <text:p text:style-name="P21"/>
      <table:table table:name="Tabelle74" table:style-name="Tabelle74">
        <table:table-column table:style-name="Tabelle74.A"/>
        <table:table-column table:style-name="Tabelle74.B"/>
        <text:soft-page-break/>
        <table:table-row>
          <table:table-cell table:style-name="Tabelle74.A1" office:value-type="string">
            <text:p text:style-name="P10">Usage</text:p>
          </table:table-cell>
          <table:table-cell table:style-name="Tabelle74.B1" office:value-type="string">
            <text:p text:style-name="P4">Install a skin either temporarily, or permanently in Configuration.XML</text:p>
            <text:p text:style-name="P4">Instead of using one of the commands described under „Start“: </text:p>
            <text:p text:style-name="P4">- use the skin loader (below) offering a choice of skins to install temporarily</text:p>
            <text:p text:style-name="P4">- edit the Autostart section of Configuration.XML so that the desired skin is</text:p>
            <text:p text:style-name="P4"><text:s text:c="3"/>automatically installed:</text:p>
            <text:p text:style-name="P4">&lt;Setting name="DefaultSkin" value="SkinEngine.Load xyz.skin"/&gt;</text:p>
            <text:p text:style-name="P4">&lt;Setting name="DefaultSkin" value="SkinEngine.Unload"/&gt;</text:p>
          </table:table-cell>
        </table:table-row>
        <table:table-row>
          <table:table-cell table:style-name="Tabelle74.A2" office:value-type="string">
            <text:p text:style-name="P10">Start</text:p>
          </table:table-cell>
          <table:table-cell table:style-name="Tabelle74.B2" office:value-type="string">
            <text:p text:style-name="P4">SkinEngine.Load &lt;filename&gt; ~ Install the specified skin</text:p>
            <text:p text:style-name="P4">SkinEngine.Unload ~ Set the system to an initial state using Zeroskin.skin</text:p>
            <text:p text:style-name="P4">SkinEngine.SetCurrentAsDefault ~ Register the current skin in the Autostart section of Configuration.XML</text:p>
          </table:table-cell>
        </table:table-row>
        <table:table-row>
          <table:table-cell table:style-name="Tabelle74.A2" office:value-type="string">
            <text:p text:style-name="P10">Stop</text:p>
          </table:table-cell>
          <table:table-cell table:style-name="Tabelle74.B2" office:value-type="string">
            <text:p text:style-name="P4">To clean up: SystemTools.Free SkinEngine ~</text:p>
          </table:table-cell>
        </table:table-row>
        <table:table-row>
          <table:table-cell table:style-name="Tabelle74.A2" office:value-type="string">
            <text:p text:style-name="P10">Components</text:p>
          </table:table-cell>
          <table:table-cell table:style-name="Tabelle74.B2" office:value-type="string">
            <text:p text:style-name="P4">SkinEngine.Mod</text:p>
          </table:table-cell>
        </table:table-row>
      </table:table>
      <text:p text:style-name="P21"/>
      <text:h text:style-name="Heading_20_2" text:outline-level="2">Skin loader</text:h>
      <text:p text:style-name="P21"/>
      <table:table table:name="Tabelle30" table:style-name="Tabelle30">
        <table:table-column table:style-name="Tabelle30.A"/>
        <table:table-column table:style-name="Tabelle30.B"/>
        <table:table-row>
          <table:table-cell table:style-name="Tabelle30.A1" office:value-type="string">
            <text:p text:style-name="P10">Usage</text:p>
          </table:table-cell>
          <table:table-cell table:style-name="Tabelle30.B1" office:value-type="string">
            <text:p text:style-name="P4">A <text:s/>list of skins of various designs to choose from is presented. The information is extracted from the SkinList.XML file. The available skins can be classified in two design groups:</text:p>
            <text:p text:style-name="P4"/>
            <table:table table:name="Tabelle31" table:style-name="Tabelle31">
              <table:table-column table:style-name="Tabelle31.A"/>
              <table:table-column table:style-name="Tabelle31.B"/>
              <table:table-row>
                <table:table-cell table:style-name="Tabelle31.A1" office:value-type="string">
                  <text:p text:style-name="P33">Name</text:p>
                </table:table-cell>
                <table:table-cell table:style-name="Tabelle31.B1" office:value-type="string">
                  <text:p text:style-name="P33">Skin filename</text:p>
                </table:table-cell>
              </table:table-row>
              <table:table-row>
                <table:table-cell table:style-name="Tabelle31.A2" office:value-type="string">
                  <text:p text:style-name="P13">ZeroSkin</text:p>
                </table:table-cell>
                <table:table-cell table:style-name="Tabelle31.B2" office:value-type="string">
                  <text:p text:style-name="P5">ZeroSkin.zip (the default skin – name it Zero)</text:p>
                </table:table-cell>
              </table:table-row>
              <table:table-row>
                <table:table-cell table:style-name="Tabelle31.A2" office:value-type="string">
                  <text:p text:style-name="P13">Reptile</text:p>
                </table:table-cell>
                <table:table-cell table:style-name="Tabelle31.B2" office:value-type="string">
                  <text:p text:style-name="P5">reptile.skin</text:p>
                </table:table-cell>
              </table:table-row>
              <table:table-row>
                <table:table-cell table:style-name="Tabelle31.A2" office:value-type="string">
                  <text:p text:style-name="P13">Kramer</text:p>
                </table:table-cell>
                <table:table-cell table:style-name="Tabelle31.B2" office:value-type="string">
                  <text:p text:style-name="P5">pklook.skin</text:p>
                </table:table-cell>
              </table:table-row>
              <table:table-row>
                <table:table-cell table:style-name="Tabelle31.A2" office:value-type="string">
                  <text:p text:style-name="P13">Traditional</text:p>
                </table:table-cell>
                <table:table-cell table:style-name="Tabelle31.B2" office:value-type="string">
                  <text:p text:style-name="P5">traditional.skin</text:p>
                </table:table-cell>
              </table:table-row>
              <table:table-row>
                <table:table-cell table:style-name="Tabelle31.A2" office:value-type="string">
                  <text:p text:style-name="P13">XP</text:p>
                </table:table-cell>
                <table:table-cell table:style-name="Tabelle31.B2" office:value-type="string">
                  <text:p text:style-name="P5">winxp.skin (look-alike of Win XP)</text:p>
                </table:table-cell>
              </table:table-row>
              <table:table-row>
                <table:table-cell table:style-name="Tabelle31.A2" office:value-type="string">
                  <text:p text:style-name="P13">OSX</text:p>
                </table:table-cell>
                <table:table-cell table:style-name="Tabelle31.B2" office:value-type="string">
                  <text:p text:style-name="P5">aqua.skin (look-alike of Mac OSX)</text:p>
                </table:table-cell>
              </table:table-row>
              <table:table-row>
                <table:table-cell table:style-name="Tabelle31.A2" office:value-type="string">
                  <text:p text:style-name="P13">Glass</text:p>
                </table:table-cell>
                <table:table-cell table:style-name="Tabelle31.B2" office:value-type="string">
                  <text:p text:style-name="P5">glass.skin</text:p>
                </table:table-cell>
              </table:table-row>
              <table:table-row>
                <table:table-cell table:style-name="Tabelle31.A2" office:value-type="string">
                  <text:p text:style-name="P13">StijnBW</text:p>
                </table:table-cell>
                <table:table-cell table:style-name="Tabelle31.B2" office:value-type="string">
                  <text:p text:style-name="P13">stijnbw.skin</text:p>
                </table:table-cell>
              </table:table-row>
            </table:table>
            <text:p text:style-name="P5"/>
            <table:table table:name="Tabelle77" table:style-name="Tabelle77">
              <table:table-column table:style-name="Tabelle77.A"/>
              <table:table-column table:style-name="Tabelle77.B"/>
              <table:table-row>
                <table:table-cell table:style-name="Tabelle77.A1" office:value-type="string">
                  <text:p text:style-name="P33">Name</text:p>
                </table:table-cell>
                <table:table-cell table:style-name="Tabelle77.B1" office:value-type="string">
                  <text:p text:style-name="P33">Skin filename (using FancyStartMenu)</text:p>
                </table:table-cell>
              </table:table-row>
              <table:table-row>
                <table:table-cell table:style-name="Tabelle77.A2" office:value-type="string">
                  <text:p text:style-name="P13">Blue</text:p>
                </table:table-cell>
                <table:table-cell table:style-name="Tabelle77.B2" office:value-type="string">
                  <text:p text:style-name="P5">BluePlastic.skin (name it blueplastic)</text:p>
                </table:table-cell>
              </table:table-row>
              <table:table-row>
                <table:table-cell table:style-name="Tabelle77.A2" office:value-type="string">
                  <text:p text:style-name="P13">Red</text:p>
                </table:table-cell>
                <table:table-cell table:style-name="Tabelle77.B2" office:value-type="string">
                  <text:p text:style-name="P5">redlook.skin</text:p>
                </table:table-cell>
              </table:table-row>
              <table:table-row>
                <table:table-cell table:style-name="Tabelle77.A2" office:value-type="string">
                  <text:p text:style-name="P13">Stijn</text:p>
                </table:table-cell>
                <table:table-cell table:style-name="Tabelle77.B2" office:value-type="string">
                  <text:p text:style-name="P5">stijn.skin</text:p>
                </table:table-cell>
              </table:table-row>
              <table:table-row>
                <table:table-cell table:style-name="Tabelle77.A2" office:value-type="string">
                  <text:p text:style-name="P13">Christmas</text:p>
                </table:table-cell>
                <table:table-cell table:style-name="Tabelle77.B2" office:value-type="string">
                  <text:p text:style-name="P5">xmas.skin</text:p>
                </table:table-cell>
              </table:table-row>
            </table:table>
            <text:p text:style-name="P5"/>
            <text:p text:style-name="P5">The “Glass” and “Stijn” skins were designed by Stijn Ossevoort, a Dutch freelance designer <text:a xlink:type="simple" xlink:href="http://www.linkedin.com/in/sostechnologydesign">http://www.linkedin.com/in/sostechnologydesign</text:a></text:p>
            <text:p text:style-name="P5">Pronounce “stijn” as “stine” (english) or “stein” (german but with “s”, not “sch”).</text:p>
            <text:p text:style-name="P5">The “StijnBW” skin is derived from “Stijn” by Sven Stauber.</text:p>
          </table:table-cell>
        </table:table-row>
        <table:table-row>
          <table:table-cell table:style-name="Tabelle30.A2" office:value-type="string">
            <text:p text:style-name="P10">Start</text:p>
          </table:table-cell>
          <table:table-cell table:style-name="Tabelle30.B2" office:value-type="string">
            <text:p text:style-name="P4">WMSkinLoader.Open SkinList.XML ~ (name it WMSkinList.XML)</text:p>
            <text:p text:style-name="P4">or use the „SkinLoader“ button in „Looks“ of the Main menu.</text:p>
          </table:table-cell>
        </table:table-row>
        <table:table-row>
          <table:table-cell table:style-name="Tabelle30.A2" office:value-type="string">
            <text:p text:style-name="P10">Stop</text:p>
          </table:table-cell>
          <table:table-cell table:style-name="Tabelle30.B2" office:value-type="string">
            <text:p text:style-name="P4">Close the window.</text:p>
            <text:p text:style-name="P4">To clean up: SystemTools.Free WMSkinLoader Looks ~</text:p>
          </table:table-cell>
        </table:table-row>
        <table:table-row>
          <table:table-cell table:style-name="Tabelle30.A2" office:value-type="string">
            <text:p text:style-name="P10">Components</text:p>
          </table:table-cell>
          <table:table-cell table:style-name="Tabelle30.B2" office:value-type="string">
            <text:p text:style-name="P4">Looks.Mod WMSkinLoader.Mod</text:p>
          </table:table-cell>
        </table:table-row>
      </table:table>
      <text:p text:style-name="P21"/>
      <text:p text:style-name="P21">Soren Renner, an OCP participant, developed srskin.skin, adapted from Thomas Frey's <text:soft-page-break/>traditional.skin.</text:p>
      <text:p text:style-name="P21"/>
      <text:h text:style-name="Heading_20_2" text:outline-level="2">Backdrop installer</text:h>
      <text:p text:style-name="P21"/>
      <table:table table:name="Tabelle78" table:style-name="Tabelle78">
        <table:table-column table:style-name="Tabelle78.A"/>
        <table:table-column table:style-name="Tabelle78.B"/>
        <table:table-row>
          <table:table-cell table:style-name="Tabelle78.A1" office:value-type="string">
            <text:p text:style-name="P10">Usage</text:p>
          </table:table-cell>
          <table:table-cell table:style-name="Tabelle78.B1" office:value-type="string">
            <text:p text:style-name="P4">Install a backdrop image</text:p>
          </table:table-cell>
        </table:table-row>
        <table:table-row>
          <table:table-cell table:style-name="Tabelle78.A2" office:value-type="string">
            <text:p text:style-name="P10">Start</text:p>
          </table:table-cell>
          <table:table-cell table:style-name="Tabelle78.B2" office:value-type="string">
            <text:p text:style-name="P4">WMBackdrop.AddBackdropImage &lt;filename&gt; x y w h ~</text:p>
            <text:p text:style-name="P4">x : abscissa upper left image corner wrt upper left view port corner</text:p>
            <text:p text:style-name="P4">y : ordinate upper left image corner wrt upper left view port corner</text:p>
            <text:p text:style-name="P4">w : image width</text:p>
            <text:p text:style-name="P4">h : image height</text:p>
          </table:table-cell>
        </table:table-row>
        <table:table-row>
          <table:table-cell table:style-name="Tabelle78.A2" office:value-type="string">
            <text:p text:style-name="P10">Stop</text:p>
          </table:table-cell>
          <table:table-cell table:style-name="Tabelle78.B2" office:value-type="string">
            <text:p text:style-name="P4">Close the window.</text:p>
            <text:p text:style-name="P4">To clean up: SystemTools.Free WMBackdrop ~</text:p>
          </table:table-cell>
        </table:table-row>
        <table:table-row>
          <table:table-cell table:style-name="Tabelle78.A2" office:value-type="string">
            <text:p text:style-name="P10">Restorable</text:p>
          </table:table-cell>
          <table:table-cell table:style-name="Tabelle78.B2" office:value-type="string">
            <text:p text:style-name="P4"/>
          </table:table-cell>
        </table:table-row>
        <table:table-row>
          <table:table-cell table:style-name="Tabelle78.A2" office:value-type="string">
            <text:p text:style-name="P10">Components</text:p>
          </table:table-cell>
          <table:table-cell table:style-name="Tabelle78.B2" office:value-type="string">
            <text:p text:style-name="P4">WMBackdrop.Mod</text:p>
          </table:table-cell>
        </table:table-row>
      </table:table>
      <text:p text:style-name="P21"/>
      <text:h text:style-name="Heading_20_2" text:outline-level="2">Backdrop loader</text:h>
      <text:p text:style-name="P21"/>
      <table:table table:name="Tabelle27" table:style-name="Tabelle27">
        <table:table-column table:style-name="Tabelle27.A"/>
        <table:table-column table:style-name="Tabelle27.B"/>
        <table:table-row>
          <table:table-cell table:style-name="Tabelle27.A1" office:value-type="string">
            <text:p text:style-name="P10">Usage</text:p>
          </table:table-cell>
          <table:table-cell table:style-name="Tabelle27.B1" office:value-type="string">
            <text:p text:style-name="P4">A <text:s/>list of desktop backdrops of various designs to choose from is presented. The information is extracted from the BackdropList.XML file. The currently available backdrops are:</text:p>
            <text:p text:style-name="P4"/>
            <table:table table:name="Tabelle33" table:style-name="Tabelle33">
              <table:table-column table:style-name="Tabelle33.A"/>
              <table:table-column table:style-name="Tabelle33.B"/>
              <table:table-row>
                <table:table-cell table:style-name="Tabelle33.A1" office:value-type="string">
                  <text:p text:style-name="P33">Name</text:p>
                </table:table-cell>
                <table:table-cell table:style-name="Tabelle33.B1" office:value-type="string">
                  <text:p text:style-name="P33">Filename</text:p>
                </table:table-cell>
              </table:table-row>
              <table:table-row>
                <table:table-cell table:style-name="Tabelle33.A2" office:value-type="string">
                  <text:p text:style-name="P13">Mars</text:p>
                </table:table-cell>
                <table:table-cell table:style-name="Tabelle33.B2" office:value-type="string">
                  <text:p text:style-name="P28">mars.png</text:p>
                </table:table-cell>
              </table:table-row>
              <table:table-row>
                <table:table-cell table:style-name="Tabelle33.A2" office:value-type="string">
                  <text:p text:style-name="P13">Bluebottle</text:p>
                </table:table-cell>
                <table:table-cell table:style-name="Tabelle33.B2" office:value-type="string">
                  <text:p text:style-name="P28">BluebottlePic0.png</text:p>
                </table:table-cell>
              </table:table-row>
              <table:table-row>
                <table:table-cell table:style-name="Tabelle33.A2" office:value-type="string">
                  <text:p text:style-name="P13">Saas Fee</text:p>
                </table:table-cell>
                <table:table-cell table:style-name="Tabelle33.B2" office:value-type="string">
                  <text:p text:style-name="P28">SaasFee.jpg</text:p>
                </table:table-cell>
              </table:table-row>
            </table:table>
            <text:p text:style-name="P5"/>
          </table:table-cell>
        </table:table-row>
        <table:table-row>
          <table:table-cell table:style-name="Tabelle27.A2" office:value-type="string">
            <text:p text:style-name="P10">Start</text:p>
          </table:table-cell>
          <table:table-cell table:style-name="Tabelle27.B2" office:value-type="string">
            <text:p text:style-name="P4">WMBackdropLoader.Open BackdropList.XML ~ (name it WM...)</text:p>
          </table:table-cell>
        </table:table-row>
        <table:table-row>
          <table:table-cell table:style-name="Tabelle27.A2" office:value-type="string">
            <text:p text:style-name="P10">Stop</text:p>
          </table:table-cell>
          <table:table-cell table:style-name="Tabelle27.B2" office:value-type="string">
            <text:p text:style-name="P4">Close the window.</text:p>
            <text:p text:style-name="P4">To clean up: SystemTools.Free BackdropLoader Looks ~</text:p>
          </table:table-cell>
        </table:table-row>
        <table:table-row>
          <table:table-cell table:style-name="Tabelle27.A2" office:value-type="string">
            <text:p text:style-name="P10">Components</text:p>
          </table:table-cell>
          <table:table-cell table:style-name="Tabelle27.B2" office:value-type="string">
            <text:p text:style-name="P4">Looks.Mod WMBackdropLoader.Mod</text:p>
          </table:table-cell>
        </table:table-row>
      </table:table>
      <text:p text:style-name="P21"/>
      <text:h text:style-name="P41" text:outline-level="1">Editors and font services</text:h>
      <text:p text:style-name="P22"/>
      <text:p text:style-name="P22">The font name, size (in points) and style (normal, bold, italic) of text appearing in GUI components is determined by the section “WindowManager” in Configuration.XML:</text:p>
      <text:p text:style-name="P22"/>
      <text:p text:style-name="P20"><text:tab/><text:tab/>&lt;Section name="WindowManager"&gt;<text:line-break/><text:tab/><text:tab/><text:tab/>&lt;Section name="FontManager"&gt;<text:line-break/><text:tab/><text:tab/><text:tab/><text:tab/>&lt; Section name="DefaultFont"&gt;<text:line-break/><text:tab/><text:tab/><text:tab/><text:tab/><text:tab/>&lt;Setting name="Name" value="VeraBd"/&gt;<text:line-break/><text:tab/><text:tab/><text:tab/><text:tab/><text:tab/>&lt;Setting name="Size" value="12"/&gt;<text:line-break/><text:tab/><text:tab/><text:tab/><text:tab/>&lt;/Section&gt;</text:p>
      <text:p text:style-name="P20"><text:tab/><text:tab/><text:tab/>…</text:p>
      <text:p text:style-name="P20"><text:tab/><text:tab/>&lt;/Section&gt;</text:p>
      <text:p text:style-name="P22"/>
      <text:p text:style-name="P22">An A2 distribution is conditioned to use the “Oberon” font of size 12. Whenever a different <text:soft-page-break/>font, size or style is preferred, edit Configuration.XML as described earlier. This lets customize the appearance of text in window titles, button captions, dialog boxes, list entries, editors, etc.</text:p>
      <text:p text:style-name="P22"/>
      <text:p text:style-name="P22">The font name, size and style must be chosen among the available font files which can be internalized by the font loaders included in the release. A2 supports Unicode TTF fonts: simply copy a TTF file in a suitable directory to install it. Picking a font size larger than 12 will cause bits of text to be clipped in many places as A2 lacks the native ability to adjust component layouts to accommodate unusually large fonts. The current release includes font loader programs for:</text:p>
      <text:p text:style-name="P22"/>
      <table:table table:name="Tabelle75" table:style-name="Tabelle75">
        <table:table-column table:style-name="Tabelle75.A" table:number-columns-repeated="2"/>
        <table:table-column table:style-name="Tabelle75.C"/>
        <table:table-row>
          <table:table-cell table:style-name="Tabelle75.A1" office:value-type="string">
            <text:p text:style-name="P11">Font type</text:p>
          </table:table-cell>
          <table:table-cell table:style-name="Tabelle75.A1" office:value-type="string">
            <text:p text:style-name="P11">Font file names &amp; extension</text:p>
          </table:table-cell>
          <table:table-cell table:style-name="Tabelle75.C1" office:value-type="string">
            <text:p text:style-name="P11">Font loader</text:p>
          </table:table-cell>
        </table:table-row>
        <table:table-row>
          <table:table-cell table:style-name="Tabelle75.A2" office:value-type="string">
            <text:p text:style-name="P12">Oberon</text:p>
          </table:table-cell>
          <table:table-cell table:style-name="Tabelle75.A2" office:value-type="string">
            <text:p text:style-name="P12">Courierxy.Scn.Fnt</text:p>
            <text:p text:style-name="P12">Greekxy.Scn.Fnt</text:p>
            <text:p text:style-name="P12">Mathxy.Scn.Fnt</text:p>
            <text:p text:style-name="P12">Oberonxy.Scn.Fnt</text:p>
            <text:p text:style-name="P12">Philusxy.Scn.Fnt</text:p>
            <text:p text:style-name="P12">Shangai.Scn.Fnt</text:p>
          </table:table-cell>
          <table:table-cell table:style-name="Tabelle75.C2" office:value-type="string">
            <text:p text:style-name="P12">WMOberonFonts.Mod</text:p>
          </table:table-cell>
        </table:table-row>
        <table:table-row>
          <table:table-cell table:style-name="Tabelle75.A2" office:value-type="string">
            <text:p text:style-name="P12">Bitmap (Chinese, Japanese, Korean)</text:p>
          </table:table-cell>
          <table:table-cell table:style-name="Tabelle75.A2" office:value-type="string">
            <text:p text:style-name="P12">cjkfont.bfnt</text:p>
          </table:table-cell>
          <table:table-cell table:style-name="Tabelle75.C2" office:value-type="string">
            <text:p text:style-name="P12">WMBitmapFont.Mod</text:p>
          </table:table-cell>
        </table:table-row>
        <table:table-row>
          <table:table-cell table:style-name="Tabelle75.A2" office:value-type="string">
            <text:p text:style-name="P12">CCG</text:p>
          </table:table-cell>
          <table:table-cell table:style-name="Tabelle75.A2" office:value-type="string">
            <text:p text:style-name="P12">Single.ccg, Song.ccg</text:p>
          </table:table-cell>
          <table:table-cell table:style-name="Tabelle75.C2" office:value-type="string">
            <text:p text:style-name="P12">WNCCGFonts.Mod</text:p>
          </table:table-cell>
        </table:table-row>
        <table:table-row>
          <table:table-cell table:style-name="Tabelle75.A2" office:value-type="string">
            <text:p text:style-name="P12">Open type Unicode TTF</text:p>
            <text:p text:style-name="P12"/>
            <text:p text:style-name="P12">(void of copyright)</text:p>
          </table:table-cell>
          <table:table-cell table:style-name="Tabelle75.A2" office:value-type="string">
            <text:p text:style-name="P12">Vera....ttf</text:p>
            <text:p text:style-name="P12">benevento.ttf</text:p>
            <text:p text:style-name="P12">Cyberbit.ttf (see Cyberbit TTF downloader)</text:p>
            <text:p text:style-name="P12">The list of installed .ttf files can be detected by executing</text:p>
            <text:p text:style-name="P12">WMOTFonts.MultiTest ~ described below.</text:p>
          </table:table-cell>
          <table:table-cell table:style-name="Tabelle75.C2" office:value-type="string">
            <text:p text:style-name="P12">WMOTFonts.Mod</text:p>
          </table:table-cell>
        </table:table-row>
      </table:table>
      <text:p text:style-name="P22"/>
      <text:p text:style-name="P22">The “FontLoaders” sub-section of the Configuration.XML file dictates which font loaders must be made available to the running A2 system.</text:p>
      <text:p text:style-name="P22"/>
      <text:p text:style-name="P20">&lt;Section name="FontLoaders"&gt;<text:line-break/><text:tab/><text:tab/>&lt;Section name="OberonFonts"&gt;<text:line-break/><text:tab/><text:tab/><text:tab/>&lt;Setting name="Exact" value="WMOberonFonts.LoadExactFont"/&gt;<text:line-break/><text:tab/><text:tab/><text:tab/>&lt;Setting name="Approximate" value="WMOberonFonts.LoadApproximateFont"/&gt;<text:line-break/><text:tab/><text:tab/>&lt;/Section&gt;<text:line-break/><text:tab/><text:tab/>&lt;Section name="BitmapFonts"&gt;<text:line-break/><text:tab/><text:tab/><text:tab/>&lt;Setting name="Exact" value="WMBitmapFont.LoadExactFont"/&gt;<text:line-break/><text:tab/><text:tab/><text:tab/>&lt;Setting name="Approximate" value="WMBitmapFont.LoadApproximateFont"/&gt;<text:line-break/><text:tab/><text:tab/>&lt;/Section&gt;<text:line-break/><text:tab/><text:tab/>&lt;Section name="CCGFonts"&gt;<text:line-break/><text:tab/><text:tab/><text:tab/>&lt;Setting name="Exact" value="WMCCGFonts.LoadExactFont"/&gt;<text:line-break/><text:tab/><text:tab/><text:tab/>&lt;Setting name="Approximate" value="WMCCGFonts.LoadApproximateFont"/&gt;<text:line-break/><text:tab/><text:tab/>&lt;/Section&gt;<text:line-break/><text:tab/><text:tab/>&lt;Section name="OTFonts"&gt;<text:line-break/><text:tab/><text:tab/><text:tab/>&lt;Setting name="Exact" value="WMOTFonts.LoadExactFont"/&gt;<text:line-break/><text:tab/><text:tab/><text:tab/>&lt;Setting name="Approximate" value="WMOTFonts.LoadApproximateFont"/&gt;<text:line-break/><text:tab/><text:tab/>&lt;/Section&gt;<text:line-break/><text:tab/>&lt;/Section&gt;</text:p>
      <text:p text:style-name="P22"/>
      <text:p text:style-name="P23">When that section is missing in Configuration.XML, the system reports in the Kernel Log:</text:p>
      <text:p text:style-name="P20">“WindowManager.FontManager subsection missing in Configuration. Running on defaults” and</text:p>
      <text:p text:style-name="P20">“Using embedded font”</text:p>
      <text:p text:style-name="P22"><text:soft-page-break/></text:p>
      <text:h text:style-name="Heading_20_2" text:outline-level="2">Simple text editor</text:h>
      <text:p text:style-name="P22"/>
      <table:table table:name="Tabelle26" table:style-name="Tabelle26">
        <table:table-column table:style-name="Tabelle26.A"/>
        <table:table-column table:style-name="Tabelle26.B"/>
        <table:table-row>
          <table:table-cell table:style-name="Tabelle26.A1" office:value-type="string">
            <text:p text:style-name="P10">Usage</text:p>
          </table:table-cell>
          <table:table-cell table:style-name="Tabelle26.B1" office:value-type="string">
            <text:p text:style-name="P4">Edit new data or data stored in a file while offering to encode, respectively decode it, with one of the available Codecs defined in the Configuration.XML file. The currently available Codecs are (in the order in which they appear in the pop-up menu):</text:p>
            <table:table table:name="Tabelle88" table:style-name="Tabelle88">
              <table:table-column table:style-name="Tabelle88.A"/>
              <table:table-column table:style-name="Tabelle88.B"/>
              <table:table-row>
                <table:table-cell table:style-name="Tabelle88.A1" office:value-type="string">
                  <text:p text:style-name="P11">Format : popup</text:p>
                </table:table-cell>
                <table:table-cell table:style-name="Tabelle88.B1" office:value-type="string">
                  <text:p text:style-name="P11">Codec</text:p>
                </table:table-cell>
              </table:table-row>
              <table:table-row>
                <table:table-cell table:style-name="Tabelle88.A2" office:value-type="string">
                  <text:p text:style-name="P13">Oberon</text:p>
                </table:table-cell>
                <table:table-cell table:style-name="Tabelle88.B2" office:value-type="string">
                  <text:p text:style-name="P13">The ETH Oberon format, which is used for source code</text:p>
                </table:table-cell>
              </table:table-row>
              <table:table-row>
                <table:table-cell table:style-name="Tabelle88.A2" office:value-type="string">
                  <text:p text:style-name="P13">BBT</text:p>
                </table:table-cell>
                <table:table-cell table:style-name="Tabelle88.B2" office:value-type="string">
                  <text:p text:style-name="P13">The Bluebottle format</text:p>
                </table:table-cell>
              </table:table-row>
              <table:table-row table:style-name="Tabelle88.4">
                <table:table-cell table:style-name="Tabelle88.A2" office:value-type="string">
                  <text:p text:style-name="P13">UTF-8</text:p>
                </table:table-cell>
                <table:table-cell table:style-name="Tabelle88.B2" office:value-type="string">
                  <text:p text:style-name="P4">8-bit Unicode Transformation Format</text:p>
                </table:table-cell>
              </table:table-row>
              <table:table-row>
                <table:table-cell table:style-name="Tabelle88.A2" office:value-type="string">
                  <text:p text:style-name="P13">ISO8859-1</text:p>
                </table:table-cell>
                <table:table-cell table:style-name="Tabelle88.B2" office:value-type="string">
                  <text:p text:style-name="P13"/>
                </table:table-cell>
              </table:table-row>
              <table:table-row>
                <table:table-cell table:style-name="Tabelle88.A2" office:value-type="string">
                  <text:p text:style-name="P13">HEX</text:p>
                </table:table-cell>
                <table:table-cell table:style-name="Tabelle88.B2" office:value-type="string">
                  <text:p text:style-name="P13">Hexadecimal with 16 bytes per lines separated by blanks</text:p>
                </table:table-cell>
              </table:table-row>
              <table:table-row>
                <table:table-cell table:style-name="Tabelle88.A2" office:value-type="string">
                  <text:p text:style-name="P13">AUTO</text:p>
                </table:table-cell>
                <table:table-cell table:style-name="Tabelle88.B2" office:value-type="string">
                  <text:p text:style-name="P13">Automatically using the decoder matching the encoder used when the data was stored. This information is recorded.</text:p>
                </table:table-cell>
              </table:table-row>
            </table:table>
            <text:p text:style-name="P4"/>
            <text:p text:style-name="P4"/>
          </table:table-cell>
        </table:table-row>
        <table:table-row>
          <table:table-cell table:style-name="Tabelle26.A2" office:value-type="string">
            <text:p text:style-name="P10">Start</text:p>
          </table:table-cell>
          <table:table-cell table:style-name="Tabelle26.B2" office:value-type="string">
            <text:p text:style-name="P4">Notepad.Open [-f] [&lt;filename&gt;] ~</text:p>
            <text:p text:style-name="P4"/>
            <text:p text:style-name="P4">When the filename is missing, an empty text appears.</text:p>
            <text:p text:style-name="P4">Several editors may be running in parallel.</text:p>
          </table:table-cell>
        </table:table-row>
        <table:table-row>
          <table:table-cell table:style-name="Tabelle26.A2" office:value-type="string">
            <text:p text:style-name="P10">Stop</text:p>
          </table:table-cell>
          <table:table-cell table:style-name="Tabelle26.B2" office:value-type="string">
            <text:p text:style-name="P4">Close the window(s).</text:p>
            <text:p text:style-name="P4">To clean up: SystemTools.Free Notepad ~</text:p>
          </table:table-cell>
        </table:table-row>
        <table:table-row>
          <table:table-cell table:style-name="Tabelle26.A2" office:value-type="string">
            <text:p text:style-name="P10">Restorable</text:p>
          </table:table-cell>
          <table:table-cell table:style-name="Tabelle26.B2" office:value-type="string">
            <text:p text:style-name="P4"/>
          </table:table-cell>
        </table:table-row>
        <table:table-row>
          <table:table-cell table:style-name="Tabelle26.A2" office:value-type="string">
            <text:p text:style-name="P10">Components</text:p>
          </table:table-cell>
          <table:table-cell table:style-name="Tabelle26.B2" office:value-type="string">
            <text:p text:style-name="P4">Notepad.Mod</text:p>
          </table:table-cell>
        </table:table-row>
      </table:table>
      <text:p text:style-name="P16"/>
      <text:h text:style-name="Heading_20_3" text:outline-level="3">Editing with mouse commands</text:h>
      <text:p text:style-name="P16"/>
      <text:p text:style-name="P16">A freshly installed A2 system, like the A2 deliverable, assumes that the machine is equipped with a 3-button mouse, or with a mouse with a wheel, in place of the middle button, for ease of use. In this description, the three button are named from left to right ML, MM, and MR. ML and ML are most essential for editing and navigating in a text.</text:p>
      <text:p text:style-name="P16">For a 2-button mouse, considered to have only ML and MR, MM can be simulated by a Ctrl+MR combination, after having modified the configuration string MB – </text:p>
      <text:p text:style-name="P16">see http://www.ocp.inf.ethz.ch/wiki/Documentation/Configuration#toc12</text:p>
      <text:p text:style-name="P16"/>
      <table:table table:name="Tabelle95" table:style-name="Tabelle95">
        <table:table-column table:style-name="Tabelle95.A"/>
        <table:table-column table:style-name="Tabelle95.B"/>
        <table:table-row>
          <table:table-cell table:style-name="Tabelle95.A1" office:value-type="string">
            <text:p text:style-name="P2"/>
          </table:table-cell>
          <table:table-cell table:style-name="Tabelle95.B1" office:value-type="string">
            <text:p text:style-name="P2">Select a text stretch and operate on the selection</text:p>
          </table:table-cell>
        </table:table-row>
        <table:table-row>
          <table:table-cell table:style-name="Tabelle95.A2" office:value-type="string">
            <text:p text:style-name="P2">ML press &amp; drag</text:p>
          </table:table-cell>
          <table:table-cell table:style-name="Tabelle95.B2" office:value-type="string">
            <text:p text:style-name="P4">Select: Place the mouse cursor at the beginning of the intended selection, press ML and drag the mouse to the end of the intended selection, release ML</text:p>
          </table:table-cell>
        </table:table-row>
        <table:table-row>
          <table:table-cell table:style-name="Tabelle95.A2" office:value-type="string">
            <text:p text:style-name="P2">ML press &amp; drag</text:p>
            <text:p text:style-name="P2">+ MR</text:p>
          </table:table-cell>
          <table:table-cell table:style-name="Tabelle95.B2" office:value-type="string">
            <text:p text:style-name="P4">Cut: Select a text stretch and cut it</text:p>
          </table:table-cell>
        </table:table-row>
        <table:table-row>
          <table:table-cell table:style-name="Tabelle95.A2" office:value-type="string">
            <text:p text:style-name="P2">ML press &amp; drag</text:p>
            <text:p text:style-name="P2">followed by</text:p>
            <text:p text:style-name="P2">ML press &amp; drag</text:p>
          </table:table-cell>
          <table:table-cell table:style-name="Tabelle95.B2" office:value-type="string">
            <text:p text:style-name="P4">Cut and drop: Select a text stretch, then place the cursor (ML) amidst the selection and drag the selection to the intended position</text:p>
          </table:table-cell>
        </table:table-row>
        <table:table-row>
          <table:table-cell table:style-name="Tabelle95.A2" office:value-type="string">
            <text:p text:style-name="P2">ML press &amp; drag</text:p>
            <text:p text:style-name="P2">followed by</text:p>
            <text:p text:style-name="P2"><text:soft-page-break/>Ctrl press +</text:p>
            <text:p text:style-name="P2">ML press &amp; drag</text:p>
          </table:table-cell>
          <table:table-cell table:style-name="Tabelle95.B2" office:value-type="string">
            <text:p text:style-name="P4">Select and drop a copy: Select a text stretch, hold Ctrl down, then place the cursor (ML) amidst the selection and drag the selection to the intended position</text:p>
          </table:table-cell>
        </table:table-row>
      </table:table>
      <text:p text:style-name="P16"/>
      <table:table table:name="Tabelle94" table:style-name="Tabelle94">
        <table:table-column table:style-name="Tabelle94.A"/>
        <table:table-column table:style-name="Tabelle94.B"/>
        <table:table-row>
          <table:table-cell table:style-name="Tabelle94.A1" office:value-type="string">
            <text:p text:style-name="P2"/>
          </table:table-cell>
          <table:table-cell table:style-name="Tabelle94.B1" office:value-type="string">
            <text:p text:style-name="P2">Operate on a command or a document name appearing in a text</text:p>
          </table:table-cell>
        </table:table-row>
        <table:table-row>
          <table:table-cell table:style-name="Tabelle94.A2" office:value-type="string">
            <text:p text:style-name="P2">MM pressed</text:p>
          </table:table-cell>
          <table:table-cell table:style-name="Tabelle94.B2" office:value-type="string">
            <text:p text:style-name="P4">When the cursor is positioned in a text and MM is pressed the surrounding word is underlined in red. If that is recognized as a command, it is executed. Make sure that the command, possibly followed by parameters, is delimited with a „~“.</text:p>
            <text:p text:style-name="P4">Example: Notepad.Open Tutorial.Text ~</text:p>
            <text:p text:style-name="P4">Although a command <text:s/>works even without delimiter, it is a waste of memory.</text:p>
            <text:p text:style-name="P4">Since many commands can run in parallel, the parameters need to be copied before execution.</text:p>
          </table:table-cell>
        </table:table-row>
        <table:table-row>
          <table:table-cell table:style-name="Tabelle94.A2" office:value-type="string">
            <text:p text:style-name="P2">MM + MR</text:p>
            <text:p text:style-name="P2">= interclick</text:p>
          </table:table-cell>
          <table:table-cell table:style-name="Tabelle94.B2" office:value-type="string">
            <text:p text:style-name="P4">When the cursor is positioned on a document name, the document is opened.</text:p>
          </table:table-cell>
        </table:table-row>
      </table:table>
      <text:p text:style-name="P16"/>
      <text:h text:style-name="Heading_20_3" text:outline-level="3">Editing with keyboard commands</text:h>
      <text:p text:style-name="P16"/>
      <table:table table:name="Tabelle89" table:style-name="Tabelle89">
        <table:table-column table:style-name="Tabelle89.A"/>
        <table:table-column table:style-name="Tabelle89.B"/>
        <table:table-row>
          <table:table-cell table:style-name="Tabelle89.A1" office:value-type="string">
            <text:p text:style-name="P2"/>
          </table:table-cell>
          <table:table-cell table:style-name="Tabelle89.B1" office:value-type="string">
            <text:p text:style-name="P2">Move the cursor</text:p>
          </table:table-cell>
        </table:table-row>
        <table:table-row>
          <table:table-cell table:style-name="Tabelle89.A2" office:value-type="string">
            <text:p text:style-name="P2">Arrow left</text:p>
          </table:table-cell>
          <table:table-cell table:style-name="Tabelle89.B2" office:value-type="string">
            <text:p text:style-name="P4">one character left</text:p>
          </table:table-cell>
        </table:table-row>
        <table:table-row>
          <table:table-cell table:style-name="Tabelle89.A2" office:value-type="string">
            <text:p text:style-name="P2">Arrow right</text:p>
          </table:table-cell>
          <table:table-cell table:style-name="Tabelle89.B2" office:value-type="string">
            <text:p text:style-name="P4">one character right</text:p>
          </table:table-cell>
        </table:table-row>
        <table:table-row>
          <table:table-cell table:style-name="Tabelle89.A2" office:value-type="string">
            <text:p text:style-name="P2">Arrow down</text:p>
          </table:table-cell>
          <table:table-cell table:style-name="Tabelle89.B2" office:value-type="string">
            <text:p text:style-name="P4">one line down</text:p>
          </table:table-cell>
        </table:table-row>
        <table:table-row>
          <table:table-cell table:style-name="Tabelle89.A2" office:value-type="string">
            <text:p text:style-name="P2">Arrow up</text:p>
          </table:table-cell>
          <table:table-cell table:style-name="Tabelle89.B2" office:value-type="string">
            <text:p text:style-name="P4">one line up</text:p>
          </table:table-cell>
        </table:table-row>
        <table:table-row>
          <table:table-cell table:style-name="Tabelle89.A2" office:value-type="string">
            <text:p text:style-name="P2">End</text:p>
          </table:table-cell>
          <table:table-cell table:style-name="Tabelle89.B2" office:value-type="string">
            <text:p text:style-name="P4">to the end of the line</text:p>
          </table:table-cell>
        </table:table-row>
        <table:table-row>
          <table:table-cell table:style-name="Tabelle89.A2" office:value-type="string">
            <text:p text:style-name="P2">Home</text:p>
          </table:table-cell>
          <table:table-cell table:style-name="Tabelle89.B2" office:value-type="string">
            <text:p text:style-name="P4">to the beginning of the line</text:p>
          </table:table-cell>
        </table:table-row>
        <table:table-row>
          <table:table-cell table:style-name="Tabelle89.A2" office:value-type="string">
            <text:p text:style-name="P2">Ctrl+End</text:p>
          </table:table-cell>
          <table:table-cell table:style-name="Tabelle89.B2" office:value-type="string">
            <text:p text:style-name="P4">to the end of the text</text:p>
          </table:table-cell>
        </table:table-row>
        <table:table-row>
          <table:table-cell table:style-name="Tabelle89.A2" office:value-type="string">
            <text:p text:style-name="P2">Ctrl+Home</text:p>
          </table:table-cell>
          <table:table-cell table:style-name="Tabelle89.B2" office:value-type="string">
            <text:p text:style-name="P4">to the beginning of the text</text:p>
          </table:table-cell>
        </table:table-row>
        <table:table-row>
          <table:table-cell table:style-name="Tabelle89.A2" office:value-type="string">
            <text:p text:style-name="P2">PageDown</text:p>
          </table:table-cell>
          <table:table-cell table:style-name="Tabelle89.B2" office:value-type="string">
            <text:p text:style-name="P4">one visible page down</text:p>
          </table:table-cell>
        </table:table-row>
        <table:table-row>
          <table:table-cell table:style-name="Tabelle89.A2" office:value-type="string">
            <text:p text:style-name="P2">PageUp</text:p>
          </table:table-cell>
          <table:table-cell table:style-name="Tabelle89.B2" office:value-type="string">
            <text:p text:style-name="P4">one visible page up</text:p>
          </table:table-cell>
        </table:table-row>
      </table:table>
      <text:p text:style-name="P16"/>
      <table:table table:name="Tabelle91" table:style-name="Tabelle91">
        <table:table-column table:style-name="Tabelle91.A"/>
        <table:table-column table:style-name="Tabelle91.B"/>
        <table:table-column table:style-name="Tabelle91.C"/>
        <table:table-row>
          <table:table-cell table:style-name="Tabelle91.A1" office:value-type="string">
            <text:p text:style-name="P2">Shift+</text:p>
          </table:table-cell>
          <table:table-cell table:style-name="Tabelle91.B1" office:value-type="string">
            <text:p text:style-name="P2">Move the cursor</text:p>
          </table:table-cell>
          <table:table-cell table:style-name="Tabelle91.B1" office:value-type="string">
            <text:p text:style-name="P2">and</text:p>
          </table:table-cell>
        </table:table-row>
        <table:table-row>
          <table:table-cell table:style-name="Tabelle91.A2" office:value-type="string">
            <text:p text:style-name="P7">Arrow left</text:p>
          </table:table-cell>
          <table:table-cell table:style-name="Tabelle91.B2" office:value-type="string">
            <text:p text:style-name="P8">one character left</text:p>
          </table:table-cell>
          <table:table-cell table:style-name="Tabelle91.B2" table:number-rows-spanned="10" office:value-type="string">
            <text:p text:style-name="P4">select <text:span text:style-name="T4">a character, a line, a page OR deselect depending in which direction the cursor is moving</text:span></text:p>
          </table:table-cell>
        </table:table-row>
        <table:table-row>
          <table:table-cell table:style-name="Tabelle91.A2" office:value-type="string">
            <text:p text:style-name="P7">Arrow right</text:p>
          </table:table-cell>
          <table:table-cell table:style-name="Tabelle91.B2" office:value-type="string">
            <text:p text:style-name="P8">one character right</text:p>
          </table:table-cell>
          <table:covered-table-cell/>
        </table:table-row>
        <table:table-row>
          <table:table-cell table:style-name="Tabelle91.A2" office:value-type="string">
            <text:p text:style-name="P7">Arrow down</text:p>
          </table:table-cell>
          <table:table-cell table:style-name="Tabelle91.B2" office:value-type="string">
            <text:p text:style-name="P8">one line down</text:p>
          </table:table-cell>
          <table:covered-table-cell/>
        </table:table-row>
        <table:table-row>
          <table:table-cell table:style-name="Tabelle91.A2" office:value-type="string">
            <text:p text:style-name="P7">Arrow up</text:p>
          </table:table-cell>
          <table:table-cell table:style-name="Tabelle91.B2" office:value-type="string">
            <text:p text:style-name="P8">one line up</text:p>
          </table:table-cell>
          <table:covered-table-cell/>
        </table:table-row>
        <table:table-row>
          <table:table-cell table:style-name="Tabelle91.A2" office:value-type="string">
            <text:p text:style-name="P7">End</text:p>
          </table:table-cell>
          <table:table-cell table:style-name="Tabelle91.B2" office:value-type="string">
            <text:p text:style-name="P8">to the end of the line</text:p>
          </table:table-cell>
          <table:covered-table-cell/>
        </table:table-row>
        <table:table-row>
          <table:table-cell table:style-name="Tabelle91.A2" office:value-type="string">
            <text:p text:style-name="P7">Home</text:p>
          </table:table-cell>
          <table:table-cell table:style-name="Tabelle91.B2" office:value-type="string">
            <text:p text:style-name="P8">to the beginning of the line</text:p>
          </table:table-cell>
          <table:covered-table-cell/>
        </table:table-row>
        <table:table-row>
          <table:table-cell table:style-name="Tabelle91.A2" office:value-type="string">
            <text:p text:style-name="P7">Ctrl+End</text:p>
          </table:table-cell>
          <table:table-cell table:style-name="Tabelle91.B2" office:value-type="string">
            <text:p text:style-name="P4">to the end of the text</text:p>
          </table:table-cell>
          <table:covered-table-cell/>
        </table:table-row>
        <table:table-row>
          <table:table-cell table:style-name="Tabelle91.A2" office:value-type="string">
            <text:p text:style-name="P7">Ctrl+Home</text:p>
          </table:table-cell>
          <table:table-cell table:style-name="Tabelle91.B2" office:value-type="string">
            <text:p text:style-name="P4">to the beginning of the text</text:p>
          </table:table-cell>
          <table:covered-table-cell/>
        </table:table-row>
        <table:table-row>
          <table:table-cell table:style-name="Tabelle91.A2" office:value-type="string">
            <text:p text:style-name="P7">PageDown</text:p>
          </table:table-cell>
          <table:table-cell table:style-name="Tabelle91.B2" office:value-type="string">
            <text:p text:style-name="P8">one visible page down</text:p>
          </table:table-cell>
          <table:covered-table-cell/>
        </table:table-row>
        <table:table-row>
          <table:table-cell table:style-name="Tabelle91.A2" office:value-type="string">
            <text:p text:style-name="P7">PageUp</text:p>
          </table:table-cell>
          <table:table-cell table:style-name="Tabelle91.B2" office:value-type="string">
            <text:p text:style-name="P8">one visible page up</text:p>
          </table:table-cell>
          <table:covered-table-cell/>
        </table:table-row>
      </table:table>
      <text:p text:style-name="P16"/>
      <table:table table:name="Tabelle90" table:style-name="Tabelle90">
        <table:table-column table:style-name="Tabelle90.A"/>
        <table:table-column table:style-name="Tabelle90.B"/>
        <table:table-row>
          <table:table-cell table:style-name="Tabelle90.A1" office:value-type="string">
            <text:p text:style-name="P2"/>
          </table:table-cell>
          <table:table-cell table:style-name="Tabelle90.B1" office:value-type="string">
            <text:p text:style-name="P2">Operate a selection or on a selection</text:p>
          </table:table-cell>
        </table:table-row>
        <table:table-row>
          <table:table-cell table:style-name="Tabelle90.A2" office:value-type="string">
            <text:p text:style-name="P2">Ctrl+A</text:p>
          </table:table-cell>
          <table:table-cell table:style-name="Tabelle90.B2" office:value-type="string">
            <text:p text:style-name="P4">Select entire text</text:p>
          </table:table-cell>
        </table:table-row>
        <text:soft-page-break/>
        <table:table-row>
          <table:table-cell table:style-name="Tabelle90.A2" office:value-type="string">
            <text:p text:style-name="P2">Ctrl+C<text:span text:style-name="T1"> <text:s text:c="2"/>or</text:span></text:p>
            <text:p text:style-name="P2">Ctrl+Insert</text:p>
          </table:table-cell>
          <table:table-cell table:style-name="Tabelle90.B2" office:value-type="string">
            <text:p text:style-name="P4">Copy to clipboard</text:p>
          </table:table-cell>
        </table:table-row>
        <table:table-row>
          <table:table-cell table:style-name="Tabelle90.A2" office:value-type="string">
            <text:p text:style-name="P2">Ctrl+V<text:span text:style-name="T1"> <text:s text:c="2"/>or</text:span></text:p>
            <text:p text:style-name="P2">Shift+Insert</text:p>
          </table:table-cell>
          <table:table-cell table:style-name="Tabelle90.B2" office:value-type="string">
            <text:p text:style-name="P4">Paste from clipboard</text:p>
          </table:table-cell>
        </table:table-row>
        <table:table-row>
          <table:table-cell table:style-name="Tabelle90.A2" office:value-type="string">
            <text:p text:style-name="P2">Ctrl+W</text:p>
          </table:table-cell>
          <table:table-cell table:style-name="Tabelle90.B2" office:value-type="string">
            <text:p text:style-name="P4">Paste clipboard of host operating system</text:p>
          </table:table-cell>
        </table:table-row>
        <table:table-row>
          <table:table-cell table:style-name="Tabelle90.A2" office:value-type="string">
            <text:p text:style-name="P2">Ctrl+X<text:span text:style-name="T1"> <text:s text:c="2"/>or</text:span></text:p>
            <text:p text:style-name="P2">Shift+Delete</text:p>
          </table:table-cell>
          <table:table-cell table:style-name="Tabelle90.B2" office:value-type="string">
            <text:p text:style-name="P4">Copy to clipboard and delete</text:p>
          </table:table-cell>
        </table:table-row>
        <table:table-row>
          <table:table-cell table:style-name="Tabelle90.A2" office:value-type="string">
            <text:p text:style-name="P2">Ctrl+Y</text:p>
          </table:table-cell>
          <table:table-cell table:style-name="Tabelle90.B2" office:value-type="string">
            <text:p text:style-name="P4">Redo – Can occur step by step if the last operation was complex</text:p>
          </table:table-cell>
        </table:table-row>
        <table:table-row>
          <table:table-cell table:style-name="Tabelle90.A2" office:value-type="string">
            <text:p text:style-name="P2">Ctrl+Z</text:p>
          </table:table-cell>
          <table:table-cell table:style-name="Tabelle90.B2" office:value-type="string">
            <text:p text:style-name="P4">Undo – Can occur step by step if the last operation was complex</text:p>
          </table:table-cell>
        </table:table-row>
        <table:table-row>
          <table:table-cell table:style-name="Tabelle90.A2" office:value-type="string">
            <text:p text:style-name="P2">Tab</text:p>
          </table:table-cell>
          <table:table-cell table:style-name="Tabelle90.B2" office:value-type="string">
            <text:p text:style-name="P4">Indent selection by one tab length to the right</text:p>
          </table:table-cell>
        </table:table-row>
        <table:table-row>
          <table:table-cell table:style-name="Tabelle90.A2" office:value-type="string">
            <text:p text:style-name="P2">Shift+Tab</text:p>
          </table:table-cell>
          <table:table-cell table:style-name="Tabelle90.B2" office:value-type="string">
            <text:p text:style-name="P4">Indent selection by one tab length to the left</text:p>
          </table:table-cell>
        </table:table-row>
      </table:table>
      <text:p text:style-name="P16"/>
      <table:table table:name="Tabelle93" table:style-name="Tabelle93">
        <table:table-column table:style-name="Tabelle93.A"/>
        <table:table-column table:style-name="Tabelle93.B"/>
        <table:table-row>
          <table:table-cell table:style-name="Tabelle93.A1" office:value-type="string">
            <text:p text:style-name="P2"/>
          </table:table-cell>
          <table:table-cell table:style-name="Tabelle93.B1" office:value-type="string">
            <text:p text:style-name="P2">Operate on a command or a document name appearing in any text.</text:p>
            <text:p text:style-name="P2">The same control can be exercised with the mouse</text:p>
          </table:table-cell>
        </table:table-row>
        <table:table-row>
          <table:table-cell table:style-name="Tabelle93.A2" office:value-type="string">
            <text:p text:style-name="P2">Ctrl+Enter</text:p>
          </table:table-cell>
          <table:table-cell table:style-name="Tabelle93.B2" office:value-type="string">
            <text:p text:style-name="P4">When the cursor is positioned on a command, the command is executed</text:p>
          </table:table-cell>
        </table:table-row>
        <table:table-row>
          <table:table-cell table:style-name="Tabelle93.A2" office:value-type="string">
            <text:p text:style-name="P2">Ctrl+Shift+Enter</text:p>
          </table:table-cell>
          <table:table-cell table:style-name="Tabelle93.B2" office:value-type="string">
            <text:p text:style-name="P4">When the cursor is positioned on a document name, the document is opened</text:p>
          </table:table-cell>
        </table:table-row>
      </table:table>
      <text:p text:style-name="P16"/>
      <table:table table:name="Tabelle92" table:style-name="Tabelle92">
        <table:table-column table:style-name="Tabelle92.A"/>
        <table:table-column table:style-name="Tabelle92.B"/>
        <table:table-row>
          <table:table-cell table:style-name="Tabelle92.A1" office:value-type="string">
            <text:p text:style-name="P2"/>
          </table:table-cell>
          <table:table-cell table:style-name="Tabelle92.B1" office:value-type="string">
            <text:p text:style-name="P2">Check text healthiness, control IME</text:p>
          </table:table-cell>
        </table:table-row>
        <table:table-row>
          <table:table-cell table:style-name="Tabelle92.A2" office:value-type="string">
            <text:p text:style-name="P2">Ctrl+T</text:p>
          </table:table-cell>
          <table:table-cell table:style-name="Tabelle92.B2" office:value-type="string">
            <text:p text:style-name="P4">Check the healthiness of the text piece list. Errors are listed in the Kernel Log.</text:p>
          </table:table-cell>
        </table:table-row>
        <table:table-row>
          <table:table-cell table:style-name="Tabelle92.A2" office:value-type="string">
            <text:p text:style-name="P2">Ctrl+Space</text:p>
          </table:table-cell>
          <table:table-cell table:style-name="Tabelle92.B2" office:value-type="string">
            <text:p text:style-name="P4">Switch IME on/off and active the next IME</text:p>
          </table:table-cell>
        </table:table-row>
      </table:table>
      <text:p text:style-name="P16"/>
      <text:h text:style-name="Heading_20_2" text:outline-level="2">Program editing and compilation tool</text:h>
      <text:p text:style-name="P22"/>
      <text:p text:style-name="P22">made of: PET.Mod and PETIcons.tar</text:p>
      <text:p text:style-name="P22">capable of displaying a source module tree and an XML tree.</text:p>
      <text:p text:style-name="P22"/>
      <text:h text:style-name="Heading_20_2" text:outline-level="2">Desktop publishing editor</text:h>
      <text:p text:style-name="P22"/>
      <text:p text:style-name="P22">made of: DTPEditor.Mod, DTPData, DTPUtilities, DTPView.Mod, DTPText.Mod. DTPRect.Mod, DTPImage.Mod</text:p>
      <text:p text:style-name="P22"/>
      <text:h text:style-name="Heading_20_2" text:outline-level="2">Text style tool (font, font size, color, etc.)</text:h>
      <text:p text:style-name="P22"/>
      <table:table table:name="Tabelle48" table:style-name="Tabelle48">
        <table:table-column table:style-name="Tabelle48.A"/>
        <table:table-column table:style-name="Tabelle48.B"/>
        <table:table-row>
          <table:table-cell table:style-name="Tabelle48.A1" office:value-type="string">
            <text:p text:style-name="P10">Usage</text:p>
          </table:table-cell>
          <table:table-cell table:style-name="Tabelle48.B1" office:value-type="string">
            <text:p text:style-name="P4"/>
          </table:table-cell>
        </table:table-row>
        <table:table-row>
          <table:table-cell table:style-name="Tabelle48.A2" office:value-type="string">
            <text:p text:style-name="P10">Start</text:p>
          </table:table-cell>
          <table:table-cell table:style-name="Tabelle48.B2" office:value-type="string">
            <text:p text:style-name="P4">WMTextTool.Open ~ <text:s/>Several file managers may be running in parallel.</text:p>
            <text:p text:style-name="P4"/>
            <text:p text:style-name="P4">WMTextTool.SetFontSize "Absolute"|"IncrementBy" |"DecrementBy") [value] ~</text:p>
            <text:p text:style-name="P4">WMTextTool.SetFontSize Absolute 20 ~</text:p>
            <text:p text:style-name="P4"/>
            <text:p text:style-name="P4"><text:line-break/>WMTextTool.SetFontStyle normal ~<text:tab/>WMTextTool.SetFontStyle bold ~<text:line-break/><text:line-break/>WMTextTool.SetFontName Courier ~<text:tab/>WMTextTool.SetFontName Oberon ~<text:line-break/><text:line-break/><text:soft-page-break/>WMTextTool.SetFontColor 0FF0000FFH ~<text:tab/>WMTextTool.SetFontColor 0FFH ~<text:line-break/><text:line-break/>WMTextTool.CountLines ^ ~<text:line-break/><text:line-break/>WMTextTool.CountWords ^ ~<text:line-break/><text:line-break/>WMTextTool.CountCharacters ^ ~<text:line-break/><text:line-break/>WMTextTool.CountAll ^ ~</text:p>
          </table:table-cell>
        </table:table-row>
        <table:table-row>
          <table:table-cell table:style-name="Tabelle48.A2" office:value-type="string">
            <text:p text:style-name="P10">Stop</text:p>
          </table:table-cell>
          <table:table-cell table:style-name="Tabelle48.B2" office:value-type="string">
            <text:p text:style-name="P4">Close the window(s).</text:p>
            <text:p text:style-name="P4">To clean up: SystemTools.Free WMTextTool ~</text:p>
          </table:table-cell>
        </table:table-row>
        <table:table-row>
          <table:table-cell table:style-name="Tabelle48.A2" office:value-type="string">
            <text:p text:style-name="P10">Restorable</text:p>
          </table:table-cell>
          <table:table-cell table:style-name="Tabelle48.B2" office:value-type="string">
            <text:p text:style-name="P4"/>
          </table:table-cell>
        </table:table-row>
        <table:table-row>
          <table:table-cell table:style-name="Tabelle48.A2" office:value-type="string">
            <text:p text:style-name="P10">Components</text:p>
          </table:table-cell>
          <table:table-cell table:style-name="Tabelle48.B2" office:value-type="string">
            <text:p text:style-name="P4">WMTextTool.Mod</text:p>
          </table:table-cell>
        </table:table-row>
      </table:table>
      <text:p text:style-name="P22"/>
      <text:h text:style-name="Heading_20_2" text:outline-level="2">Useful hot keys commands <text:span text:style-name="T1">(not on the GUI)</text:span></text:h>
      <text:p text:style-name="P22"/>
      <table:table table:name="Tabelle53" table:style-name="Tabelle53">
        <table:table-column table:style-name="Tabelle53.A"/>
        <table:table-column table:style-name="Tabelle53.B"/>
        <table:table-row>
          <table:table-cell table:style-name="Tabelle53.A1" office:value-type="string">
            <text:p text:style-name="P10">Usage</text:p>
          </table:table-cell>
          <table:table-cell table:style-name="Tabelle53.B1" office:value-type="string">
            <text:p text:style-name="P4">Three useful commands.</text:p>
          </table:table-cell>
        </table:table-row>
        <table:table-row>
          <table:table-cell table:style-name="Tabelle53.A2" office:value-type="string">
            <text:p text:style-name="P10">Start</text:p>
          </table:table-cell>
          <table:table-cell table:style-name="Tabelle53.B2" office:value-type="string">
            <text:p text:style-name="P4">HotKeysCommands.ClearLog ~</text:p>
            <text:p text:style-name="P4">HotKeysCommands.EnterCommand ~</text:p>
            <text:p text:style-name="P4">HotKeysCommands.SimulateMouse MouseWheel -3 </text:p>
          </table:table-cell>
        </table:table-row>
        <table:table-row>
          <table:table-cell table:style-name="Tabelle53.A2" office:value-type="string">
            <text:p text:style-name="P10">Stop</text:p>
          </table:table-cell>
          <table:table-cell table:style-name="Tabelle53.B2" office:value-type="string">
            <text:p text:style-name="P4">To clean up: SystemTools.Free HotKeysCommands ~</text:p>
          </table:table-cell>
        </table:table-row>
        <table:table-row>
          <table:table-cell table:style-name="Tabelle53.A2" office:value-type="string">
            <text:p text:style-name="P10">Components</text:p>
          </table:table-cell>
          <table:table-cell table:style-name="Tabelle53.B2" office:value-type="string">
            <text:p text:style-name="P4">HotKeysCommands.Mod</text:p>
          </table:table-cell>
        </table:table-row>
      </table:table>
      <text:p text:style-name="P22"/>
      <text:h text:style-name="Heading_20_2" text:outline-level="2">OpenType True Type Fonts (TTF) detector <text:span text:style-name="T1">(not on the GUI)</text:span></text:h>
      <text:p text:style-name="P22"/>
      <table:table table:name="Tabelle49" table:style-name="Tabelle49">
        <table:table-column table:style-name="Tabelle49.A"/>
        <table:table-column table:style-name="Tabelle49.B"/>
        <table:table-row>
          <table:table-cell table:style-name="Tabelle49.A1" office:value-type="string">
            <text:p text:style-name="P10">Usage</text:p>
          </table:table-cell>
          <table:table-cell table:style-name="Tabelle49.B1" office:value-type="string">
            <text:p text:style-name="P4">Searches through all the mounted file systems for True Type Fonts, listing them in the Kernel log. Example of output:</text:p>
            <text:p text:style-name="P4"/>
            <text:p text:style-name="P4">*** TrueType MultiTester v0.1 ***<text:line-break/> Testing File: G:/Aos/source/VeraSeBd.ttf <text:s text:c="11"/>all ok<text:line-break/> Testing File: G:/Aos/source/Vera.ttf <text:s text:c="11"/>all ok<text:line-break/> Testing File: G:/Aos/source/benevento.ttf <text:s text:c="11"/>all ok<text:line-break/> Testing File: G:/Aos/source/VeraMoI.ttf <text:s text:c="11"/>all ok<text:line-break/> Testing File: G:/Aos/source/VeraI.ttf <text:s text:c="11"/>all ok<text:line-break/> Testing File: G:/Aos/source/VeraBd.ttf <text:s text:c="11"/>all ok<text:line-break/> Testing File: G:/Aos/source/VeraBI.ttf <text:s text:c="11"/>all ok<text:line-break/> Testing File: G:/Aos/source/VeraMoBd.ttf <text:s text:c="11"/>all ok<text:line-break/> Testing File: G:/Aos/source/VeraSe.ttf <text:s text:c="11"/>all ok<text:line-break/> Testing File: G:/Aos/source/VeraMo.ttf <text:s text:c="11"/>all ok<text:line-break/> Testing File: G:/Aos/source/VeraMoBI.ttf <text:s text:c="11"/>all ok<text:line-break/> <text:s/>.....<text:line-break/>*** all done ***</text:p>
            <text:p text:style-name="P4"/>
            <text:p text:style-name="P4">10 Bitstream Vera TTFs and benevento.ttf are freely available without copyright offence (FreeType).</text:p>
          </table:table-cell>
        </table:table-row>
        <table:table-row>
          <table:table-cell table:style-name="Tabelle49.A2" office:value-type="string">
            <text:p text:style-name="P10">Start</text:p>
          </table:table-cell>
          <table:table-cell table:style-name="Tabelle49.B2" office:value-type="string">
            <text:p text:style-name="P4">WMOTFonts.MultiTest ~</text:p>
          </table:table-cell>
        </table:table-row>
        <table:table-row>
          <table:table-cell table:style-name="Tabelle49.A2" office:value-type="string">
            <text:p text:style-name="P10">Stop</text:p>
          </table:table-cell>
          <table:table-cell table:style-name="Tabelle49.B2" office:value-type="string">
            <text:p text:style-name="P4">To clean up: SystemTools.Free WMOTFonts ~</text:p>
          </table:table-cell>
        </table:table-row>
        <table:table-row>
          <table:table-cell table:style-name="Tabelle49.A2" office:value-type="string">
            <text:p text:style-name="P10">Components</text:p>
          </table:table-cell>
          <table:table-cell table:style-name="Tabelle49.B2" office:value-type="string">
            <text:p text:style-name="P4">OpenTypeInt.Mod, OpenTypeScan.mod, OpenType.Mod, OpenTypeFonts.Mod, WMOTFonts.Mod</text:p>
          </table:table-cell>
        </table:table-row>
      </table:table>
      <text:p text:style-name="P24"/>
      <text:h text:style-name="Heading_20_3" text:outline-level="3"><text:soft-page-break/>Bitstream Vera</text:h>
      <text:p text:style-name="P22"/>
      <text:p text:style-name="P22">Bitstream Vera from Bitstream – <text:a xlink:type="simple" xlink:href="http://new.myfonts.com/foundry/bitstream/">http://new.myfonts.com/foundry/bitstream/</text:a> is a True Type font with full hinting instructions, which improve its rendering quality on low-resolution devices such as computer monitors. It consists of serif, sans-serif and monospace fonts and covers only common punctuation and the Latin alphabet with some diacritics. Its liberal license allows others to make and distribute derivative works with some restrictions, and the DejaVu fonts (also Open Type) project is expanding it with additional glyphs.</text:p>
      <text:p text:style-name="P22"/>
      <text:h text:style-name="Heading_20_3" text:outline-level="3">Scriptorium Benevento</text:h>
      <text:p text:style-name="P22"/>
      <text:p text:style-name="P22">Benevento from Scriptorium - <text:a xlink:type="simple" xlink:href="http://new.myfonts.com/foundry/scriptorium/">new.myfonts.com/foundry/scriptorium/</text:a> is a True Type font family with 3 fonts based on late Roman period Lombardic calligraphy.</text:p>
      <text:p text:style-name="P22"/>
      <text:h text:style-name="Heading_20_2" text:outline-level="2">Complete Unicode table</text:h>
      <text:p text:style-name="P22"/>
      <text:p text:style-name="P22">A large number of Unicode fonts are available from the Web. Alan Wood's Unicode Resources at <text:a xlink:type="simple" xlink:href="http://www.alanwood.net/unicode/fonts.html">www.alanwood.net/unicode/fonts.html</text:a> is a good starting point for exploring the subject.</text:p>
      <text:p text:style-name="P22"/>
      <table:table table:name="Tabelle50" table:style-name="Tabelle50">
        <table:table-column table:style-name="Tabelle50.A"/>
        <table:table-column table:style-name="Tabelle50.B"/>
        <table:table-row>
          <table:table-cell table:style-name="Tabelle50.A1" office:value-type="string">
            <text:p text:style-name="P10">Usage</text:p>
          </table:table-cell>
          <table:table-cell table:style-name="Tabelle50.B1" office:value-type="string">
            <text:p text:style-name="P4">A table with all the Unicode characters: latin, cyrillic, arabic, hebraic, chinese, korean, japanese, etc. The program attempts to use the Bitstream Cyberbit font when installed (see Cyberbit TTF downloader) or else it uses the system defined Default font.</text:p>
            <text:p text:style-name="P4">Select a character to let the decimal and hexadecimal character value appear at the bottom. Conversely, enter a value (decimal or hexadecimal) to see to which character that corresponds. </text:p>
            <text:p text:style-name="P4">To insert a character in an editor, select the character, click „CopyCharacter“, set the cursor and press Ctrl+V.</text:p>
          </table:table-cell>
        </table:table-row>
        <table:table-row>
          <table:table-cell table:style-name="Tabelle50.A2" office:value-type="string">
            <text:p text:style-name="P10">Start</text:p>
          </table:table-cell>
          <table:table-cell table:style-name="Tabelle50.B2" office:value-type="string">
            <text:p text:style-name="P4">WMCharMap.Open ~ At the right the entire array of 65'535 glyphs appears in lines of 16 glyphs/line. At the left an enlarged preview of a selected glyph appears (under certain conditions only).</text:p>
            <text:p text:style-name="P4">Several maps may be running in parallel.</text:p>
          </table:table-cell>
        </table:table-row>
        <table:table-row>
          <table:table-cell table:style-name="Tabelle50.A2" office:value-type="string">
            <text:p text:style-name="P10">Stop</text:p>
          </table:table-cell>
          <table:table-cell table:style-name="Tabelle50.B2" office:value-type="string">
            <text:p text:style-name="P4">Close the window(s).</text:p>
            <text:p text:style-name="P4">To clean up: SystemTools.Free WMCharMap ~</text:p>
          </table:table-cell>
        </table:table-row>
        <table:table-row>
          <table:table-cell table:style-name="Tabelle50.A2" office:value-type="string">
            <text:p text:style-name="P10">Components</text:p>
          </table:table-cell>
          <table:table-cell table:style-name="Tabelle50.B2" office:value-type="string">
            <text:p text:style-name="P4">WMCharMap.Mod</text:p>
          </table:table-cell>
        </table:table-row>
      </table:table>
      <text:p text:style-name="P22"/>
      <text:h text:style-name="Heading_20_2" text:outline-level="2">Unicode marker tool</text:h>
      <text:p text:style-name="P22"/>
      <table:table table:name="Tabelle51" table:style-name="Tabelle51">
        <table:table-column table:style-name="Tabelle51.A"/>
        <table:table-column table:style-name="Tabelle51.B"/>
        <table:table-row>
          <table:table-cell table:style-name="Tabelle51.A1" office:value-type="string">
            <text:p text:style-name="P10">Usage</text:p>
          </table:table-cell>
          <table:table-cell table:style-name="Tabelle51.B1" office:value-type="string">
            <text:p text:style-name="P4">??? Purpose ?</text:p>
          </table:table-cell>
        </table:table-row>
        <table:table-row>
          <table:table-cell table:style-name="Tabelle51.A2" office:value-type="string">
            <text:p text:style-name="P10">Start</text:p>
          </table:table-cell>
          <table:table-cell table:style-name="Tabelle51.B2" office:value-type="string">
            <text:p text:style-name="P4">WMUnicodeMarkerTool.Open ~</text:p>
            <text:p text:style-name="P4">Several marker tools may be running in parallel.</text:p>
          </table:table-cell>
        </table:table-row>
        <table:table-row>
          <table:table-cell table:style-name="Tabelle51.A2" office:value-type="string">
            <text:p text:style-name="P10">Stop</text:p>
          </table:table-cell>
          <table:table-cell table:style-name="Tabelle51.B2" office:value-type="string">
            <text:p text:style-name="P4">Close the window(s).</text:p>
            <text:p text:style-name="P4">To clean up: SystemTools.Free WMUnicodeMarkerTool ~</text:p>
          </table:table-cell>
        </table:table-row>
        <table:table-row>
          <table:table-cell table:style-name="Tabelle51.A2" office:value-type="string">
            <text:p text:style-name="P10">Restorable</text:p>
          </table:table-cell>
          <table:table-cell table:style-name="Tabelle51.B2" office:value-type="string">
            <text:p text:style-name="P4"/>
          </table:table-cell>
        </table:table-row>
        <text:soft-page-break/>
        <table:table-row>
          <table:table-cell table:style-name="Tabelle51.A2" office:value-type="string">
            <text:p text:style-name="P10">Components</text:p>
          </table:table-cell>
          <table:table-cell table:style-name="Tabelle51.B2" office:value-type="string">
            <text:p text:style-name="P4">WMUnicodeMarkerTool.Mod</text:p>
          </table:table-cell>
        </table:table-row>
      </table:table>
      <text:p text:style-name="P22"/>
      <text:h text:style-name="Heading_20_2" text:outline-level="2">Cyberbit TTF downloader</text:h>
      <text:p text:style-name="P22"/>
      <text:p text:style-name="P22">This does not qualify as application, only as a demonstration on how a manual download using FTPClient, described in the Communication section, can be automated. It can also be downloaded using WMFTPClient (use then <text:a xlink:type="simple" xlink:href="mailto:anonymous@the.net">anonymous@the.net</text:a> as user@password).</text:p>
      <text:p text:style-name="P22"/>
      <text:p text:style-name="P22">A2 supports Unicode effectively: PET and Notepad are Unicode-savvy applications.</text:p>
      <text:p text:style-name="P22"/>
      <table:table table:name="Tabelle66" table:style-name="Tabelle66">
        <table:table-column table:style-name="Tabelle66.A"/>
        <table:table-column table:style-name="Tabelle66.B"/>
        <table:table-row>
          <table:table-cell table:style-name="Tabelle66.A1" office:value-type="string">
            <text:p text:style-name="P10">Usage</text:p>
          </table:table-cell>
          <table:table-cell table:style-name="Tabelle66.B1" office:value-type="string">
            <text:p text:style-name="P29">The font file Cyberbit.ZIP is downloaded and stored locally. Only this larger file is downloaded. Unzip it to obtain Cyberbit.ttf (Size is 13.4 MB)</text:p>
            <text:p text:style-name="P29">The complete Unicode table can be viewed by executing WMCharMap.Open ~</text:p>
            <text:p text:style-name="P29"/>
            <text:p text:style-name="P29">Documentation in:</text:p>
            <text:p text:style-name="P29">ftp://ftp.netscape.com/pub/communicator/extras/fonts/windows/ReadMe.htm</text:p>
            <text:p text:style-name="P29"/>
            <text:p text:style-name="P29">A professionally designed serif Open type font for Arabic, Cyrillic, Greek, Hebrew, Japanese, Korean, Western European and English, Eastern and Central European, Turkish, Baltic Rim, Simplified Chinese, Traditional Chinese, Thai and Vietnamese. It's free for non-commercial use.</text:p>
          </table:table-cell>
        </table:table-row>
        <table:table-row>
          <table:table-cell table:style-name="Tabelle66.A2" office:value-type="string">
            <text:p text:style-name="P10">Start</text:p>
          </table:table-cell>
          <table:table-cell table:style-name="Tabelle66.B2" office:value-type="string">
            <text:p text:style-name="P4">CyberbitNetInstall.Start ~</text:p>
          </table:table-cell>
        </table:table-row>
        <table:table-row>
          <table:table-cell table:style-name="Tabelle66.A2" office:value-type="string">
            <text:p text:style-name="P10">Stop</text:p>
          </table:table-cell>
          <table:table-cell table:style-name="Tabelle66.B2" office:value-type="string">
            <text:p text:style-name="P4">To clean up: SystemTools.Free CyberbitNetInstall FTPClient ~</text:p>
          </table:table-cell>
        </table:table-row>
        <table:table-row>
          <table:table-cell table:style-name="Tabelle66.A2" office:value-type="string">
            <text:p text:style-name="P10">Components</text:p>
          </table:table-cell>
          <table:table-cell table:style-name="Tabelle66.B2" office:value-type="string">
            <text:p text:style-name="P4">FTPClient.Mod, CyberbitNetInstall.Mod</text:p>
          </table:table-cell>
        </table:table-row>
      </table:table>
      <text:p text:style-name="P22"/>
      <text:h text:style-name="Heading_20_3" text:outline-level="3">Bitstream Cyberbit</text:h>
      <text:p text:style-name="P22"/>
      <text:p text:style-name="P22">Bitstream Cyberbit from Bitstream – <text:a xlink:type="simple" xlink:href="http://new.myfonts.com/foundry/bitstream">http://new.myfonts.com/foundry/bitstream</text:a> is a font family with <text:span text:style-name="T6">1 style</text:span> of the <text:span text:style-name="T6">Times Roman family</text:span>. A font family encompasses different foundries' versions, or a foundry's different cut, of basically the same typeface design. It was developed by Bitstream to provide Unicode Consortium members with a large Unicode font for testing and development purposes and is free-ware for non-commercial uses.</text:p>
      <text:p text:style-name="P22">It is a serif font with small finishing strokes at the end of the main stems, arms, and tails of characters (a sans-serif font does not have).</text:p>
      <text:p text:style-name="P22">Based on Bitstream's Dutch 801 BT font family, it is a Unicode True Type Font including many of the typographic characters for most of the world's languages according to Unicode 2.0 standards:</text:p>
      <text:p text:style-name="P20">Basic Latin/English letters (Latin)</text:p>
      <text:p text:style-name="P20">West European diacritics (Latin 1)</text:p>
      <text:p text:style-name="P20">Ligatures</text:p>
      <text:p text:style-name="P20">Central Europe (Latin 2)</text:p>
      <text:p text:style-name="P20">Baltic Rim (Latin 6)</text:p>
      <text:p text:style-name="P20">Turkish (Latin 5)</text:p>
      <text:p text:style-name="P20">Romanian</text:p>
      <text:p text:style-name="P20">Vietnamese</text:p>
      <text:p text:style-name="P20">Phonetic</text:p>
      <text:p text:style-name="P20">Cyrillic</text:p>
      <text:p text:style-name="P20">Greek Modern</text:p>
      <text:p text:style-name="P20">Arabic</text:p>
      <text:p text:style-name="P20"><text:soft-page-break/>Hebrew</text:p>
      <text:p text:style-name="P20">Thai</text:p>
      <text:p text:style-name="P20">Hanzi/Kanji (Chinese/Japanese/Korean)</text:p>
      <text:p text:style-name="P20">Other Open Type</text:p>
      <text:p text:style-name="P20">Dingbats/Symbols</text:p>
      <text:p text:style-name="P22"/>
      <text:p text:style-name="P22">Three separate files: Cyberbit.ttf (complete font), Cyberbase.ttf (Cyberbit without the CJK) and CyberbitCJK,ttf (CJK only) can be downloaded from Netscape by FTP: ftp://ftp.netscape.com/pub/communicator/extras/fonts/windows/</text:p>
      <text:p text:style-name="P22"/>
      <text:h text:style-name="Heading_20_2" text:outline-level="2">Hobbes' Chinese tool - Chinese character identifier</text:h>
      <text:p text:style-name="P22"/>
      <text:p text:style-name="P22">Requires to install the file Unihan.txt which is not included in the release. A complete copy of the Unihan database is available as a (very large) zipped <text:a xlink:type="simple" xlink:href="ftp://ftp.unicode.org/Public/UNIDATA/Unihan.zip">text file </text:a>on the Unicode Consortium's official ftp site unicode.org. This file includes all the data of the on-line database plus additional information. Information on how to parse the file is included in the file itself. For an overview, see the description of Unihan fields in the accompanying <text:a xlink:type="simple" xlink:href="http://www.unicode.org/Public/UNIDATA/Unihan.html">Unihan.html</text:a> file. Unihan.zip <text:s/>is sized 6.24 MB, the extracted Unihan.txt is 29'206 MB.</text:p>
      <text:p text:style-name="P22">Use WMFTPClient.Open ~ and connect to: <text:a xlink:type="simple" xlink:href="ftp://ftp.unicode.org/">ftp.unicode.org</text:a> signing-in as “anonymous” and password &lt;e-mail address&gt; then follow the path: /Public/zipped/5.1.0/Unihan.zip</text:p>
      <text:p text:style-name="P22"/>
      <table:table table:name="Tabelle87" table:style-name="Tabelle87">
        <table:table-column table:style-name="Tabelle87.A"/>
        <table:table-column table:style-name="Tabelle87.B"/>
        <table:table-row>
          <table:table-cell table:style-name="Tabelle87.A1" office:value-type="string">
            <text:p text:style-name="P10">Usage</text:p>
          </table:table-cell>
          <table:table-cell table:style-name="Tabelle87.B1" office:value-type="string">
            <text:p text:style-name="P4">A tool to identify one out of 83201 chinese glyphs by interpreting it, with the help of <text:s/>the Unihan.txt file, into: pinyin, mandarin, cantonese, korean, to translate it approximately into english and finally to give its Unicode position. Conversely, given the code, the glyph is obtained.</text:p>
            <text:p text:style-name="P4">Observe the parallel with the Unicode character table described earlier.</text:p>
          </table:table-cell>
        </table:table-row>
        <table:table-row>
          <table:table-cell table:style-name="Tabelle87.A2" office:value-type="string">
            <text:p text:style-name="P10">Start</text:p>
          </table:table-cell>
          <table:table-cell table:style-name="Tabelle87.B2" office:value-type="string">
            <text:p text:style-name="P4">CharacterLineup.Open ~ The lower window lists all the available glyphs. When a glyph on the line above is selected, the lower part then shows the filtered-out glyphs containing the selected one. For each additional character selected the filtering is repeated. A selected glyph can be de-selected. This is best demonstrated by operating on the 3 first glyphs at the left in different combinations.</text:p>
            <text:p text:style-name="P4">Follow the Kernel Log output to see how many glyphs are still composed with the selected glyphs while the selection progresses.</text:p>
          </table:table-cell>
        </table:table-row>
        <table:table-row>
          <table:table-cell table:style-name="Tabelle87.A2" office:value-type="string">
            <text:p text:style-name="P10">Stop</text:p>
          </table:table-cell>
          <table:table-cell table:style-name="Tabelle87.B2" office:value-type="string">
            <text:p text:style-name="P4">To clean up: SystemTools.Free CharacterLineup UnihanParser ~</text:p>
          </table:table-cell>
        </table:table-row>
        <table:table-row>
          <table:table-cell table:style-name="Tabelle87.A2" office:value-type="string">
            <text:p text:style-name="P10">Components</text:p>
          </table:table-cell>
          <table:table-cell table:style-name="Tabelle87.B2" office:value-type="string">
            <text:p text:style-name="P4">UnihanParser.Mod, CharacterLineup.Mod</text:p>
          </table:table-cell>
        </table:table-row>
      </table:table>
      <text:p text:style-name="P22"/>
      <text:h text:style-name="Heading_20_2" text:outline-level="2">Chinese Composite Glyphs - CCG</text:h>
      <text:p text:style-name="P22"/>
      <text:p text:style-name="P22">Created by eForth Technology in Taiwan <text:a xlink:type="simple" xlink:href="http://www.eforth.com.tw/">http://www.eforth.com.tw/</text:a> </text:p>
      <text:p text:style-name="P22">Details in: <text:a xlink:type="simple" xlink:href="http://www.eforth.com.tw/CT/Efeditor/index1.html">http://www.eforth.com.tw/CT/Efeditor/index1.html</text:a></text:p>
      <text:p text:style-name="P22"/>
      <text:p text:style-name="P22"/>
      <text:h text:style-name="P41" text:outline-level="1">Utilities</text:h>
      <text:p text:style-name="P22"/>
      <text:h text:style-name="Heading_20_2" text:outline-level="2"><text:soft-page-break/>File manager</text:h>
      <text:p text:style-name="P22"/>
      <table:table table:name="Tabelle22" table:style-name="Tabelle22">
        <table:table-column table:style-name="Tabelle22.A"/>
        <table:table-column table:style-name="Tabelle22.B"/>
        <table:table-row>
          <table:table-cell table:style-name="Tabelle22.A1" office:value-type="string">
            <text:p text:style-name="P10">Usage</text:p>
          </table:table-cell>
          <table:table-cell table:style-name="Tabelle22.B1" office:value-type="string">
            <text:p text:style-name="P4">A file manager with at the left a tree structure of all the mounted files systems and on the right a list of the files of the currently selected file system. The list is empty otherwise. </text:p>
          </table:table-cell>
        </table:table-row>
        <table:table-row>
          <table:table-cell table:style-name="Tabelle22.A2" office:value-type="string">
            <text:p text:style-name="P10">Start</text:p>
          </table:table-cell>
          <table:table-cell table:style-name="Tabelle22.B2" office:value-type="string">
            <text:p text:style-name="P4">WMFileManager.Open ~ <text:s/>Several file managers may be running in parallel.</text:p>
          </table:table-cell>
        </table:table-row>
        <table:table-row>
          <table:table-cell table:style-name="Tabelle22.A2" office:value-type="string">
            <text:p text:style-name="P10">Stop</text:p>
          </table:table-cell>
          <table:table-cell table:style-name="Tabelle22.B2" office:value-type="string">
            <text:p text:style-name="P4">Close the window(s).</text:p>
            <text:p text:style-name="P4">To clean up: SystemTools.Free WMFileManager ~</text:p>
          </table:table-cell>
        </table:table-row>
        <table:table-row>
          <table:table-cell table:style-name="Tabelle22.A2" office:value-type="string">
            <text:p text:style-name="P10">Restorable</text:p>
          </table:table-cell>
          <table:table-cell table:style-name="Tabelle22.B2" office:value-type="string">
            <text:p text:style-name="P4"/>
          </table:table-cell>
        </table:table-row>
        <table:table-row>
          <table:table-cell table:style-name="Tabelle22.A2" office:value-type="string">
            <text:p text:style-name="P10">Components</text:p>
          </table:table-cell>
          <table:table-cell table:style-name="Tabelle22.B2" office:value-type="string">
            <text:p text:style-name="P4">WMFileManager.Mod</text:p>
          </table:table-cell>
        </table:table-row>
      </table:table>
      <text:p text:style-name="P22"/>
      <text:h text:style-name="Heading_20_2" text:outline-level="2">CD recorder</text:h>
      <text:p text:style-name="P22"/>
      <table:table table:name="Tabelle40" table:style-name="Tabelle40">
        <table:table-column table:style-name="Tabelle40.A"/>
        <table:table-column table:style-name="Tabelle40.B"/>
        <table:table-row>
          <table:table-cell table:style-name="Tabelle40.A1" office:value-type="string">
            <text:p text:style-name="P10">Usage</text:p>
          </table:table-cell>
          <table:table-cell table:style-name="Tabelle40.B1" office:value-type="string">
            <text:p text:style-name="P4">Multi-functional CD burner for two different project types: audio and data. A project must be created first.</text:p>
            <text:p text:style-name="P4"/>
            <text:p text:style-name="P4">Audio Project: list of songs ... ??</text:p>
            <text:p text:style-name="P4">Data Project: with these session types</text:p>
            <text:p text:style-name="P4">No Multisession</text:p>
            <text:p text:style-name="P4">StartMultisession</text:p>
            <text:p text:style-name="P4">Continue Multisession</text:p>
            <text:p text:style-name="P4">Finish Multisession</text:p>
            <text:p text:style-name="P4">Boot</text:p>
            <text:p text:style-name="P4">Burn a project</text:p>
            <text:p text:style-name="P4"/>
            <text:p text:style-name="P4">The following tools are integrated:</text:p>
            <text:p text:style-name="P4">Burn Iso Image</text:p>
            <text:p text:style-name="P4">Copy Data CD</text:p>
            <text:p text:style-name="P4">Blank CDRW</text:p>
            <text:p text:style-name="P4">Disc Information</text:p>
          </table:table-cell>
        </table:table-row>
        <table:table-row>
          <table:table-cell table:style-name="Tabelle40.A2" office:value-type="string">
            <text:p text:style-name="P10">Start</text:p>
          </table:table-cell>
          <table:table-cell table:style-name="Tabelle40.B2" office:value-type="string">
            <text:p text:style-name="P4">WMCDRecorder.Open ~ <text:s/>Several CD recorders may be running in parallel.</text:p>
          </table:table-cell>
        </table:table-row>
        <table:table-row>
          <table:table-cell table:style-name="Tabelle40.A2" office:value-type="string">
            <text:p text:style-name="P10">Stop</text:p>
          </table:table-cell>
          <table:table-cell table:style-name="Tabelle40.B2" office:value-type="string">
            <text:p text:style-name="P4">Close the window(s).</text:p>
            <text:p text:style-name="P4">To clean up: SystemTools.Free WMCDRecorder ~</text:p>
          </table:table-cell>
        </table:table-row>
        <table:table-row>
          <table:table-cell table:style-name="Tabelle40.A2" office:value-type="string">
            <text:p text:style-name="P10">Components</text:p>
          </table:table-cell>
          <table:table-cell table:style-name="Tabelle40.B2" office:value-type="string">
            <text:p text:style-name="P4">CDRecordUtils.Mod, CDRecordLib.Mod, MakeIsoImages.Mod, CDRecord.Mod, WMCDRecorder.Mod</text:p>
          </table:table-cell>
        </table:table-row>
      </table:table>
      <text:p text:style-name="P22"/>
      <text:h text:style-name="Heading_20_2" text:outline-level="2">Activity log</text:h>
      <text:p text:style-name="P22"/>
      <table:table table:name="Tabelle23" table:style-name="Tabelle23">
        <table:table-column table:style-name="Tabelle23.A"/>
        <table:table-column table:style-name="Tabelle23.B"/>
        <table:table-row>
          <table:table-cell table:style-name="Tabelle23.A1" office:value-type="string">
            <text:p text:style-name="P10">Usage</text:p>
          </table:table-cell>
          <table:table-cell table:style-name="Tabelle23.B1" office:value-type="string">
            <text:p text:style-name="P4">Used by A2 to record system activity. The data is in fact produced by program statements introduced by programmers. The amount of data can be in some programs controlled by some kind of Debug constant set to TRUE or FALSE.</text:p>
            <text:p text:style-name="P4">Since the log is a simple editor, it can be used as a scratch pad for entering commands.</text:p>
          </table:table-cell>
        </table:table-row>
        <table:table-row>
          <table:table-cell table:style-name="Tabelle23.A2" office:value-type="string">
            <text:p text:style-name="P10">Start</text:p>
          </table:table-cell>
          <table:table-cell table:style-name="Tabelle23.B2" office:value-type="string">
            <text:p text:style-name="P4">WMKernelLog.Open ~</text:p>
          </table:table-cell>
        </table:table-row>
        <table:table-row>
          <table:table-cell table:style-name="Tabelle23.A2" office:value-type="string">
            <text:p text:style-name="P10">Stop</text:p>
          </table:table-cell>
          <table:table-cell table:style-name="Tabelle23.B2" office:value-type="string">
            <text:p text:style-name="P4">Close the window.</text:p>
            <text:p text:style-name="P4">To clean up: SystemTools.Free WMKernelLog ~</text:p>
          </table:table-cell>
        </table:table-row>
        <table:table-row>
          <table:table-cell table:style-name="Tabelle23.A2" office:value-type="string">
            <text:p text:style-name="P10">Components</text:p>
          </table:table-cell>
          <table:table-cell table:style-name="Tabelle23.B2" office:value-type="string">
            <text:p text:style-name="P4">KernelLogger.Mod WMKernelLog.Mod</text:p>
          </table:table-cell>
        </table:table-row>
      </table:table>
      <text:p text:style-name="P22"/>
      <text:h text:style-name="Heading_20_2" text:outline-level="2"><text:soft-page-break/>Desktop clock</text:h>
      <text:p text:style-name="P21"/>
      <table:table table:name="Tabelle4" table:style-name="Tabelle4">
        <table:table-column table:style-name="Tabelle4.A"/>
        <table:table-column table:style-name="Tabelle4.B"/>
        <table:table-row>
          <table:table-cell table:style-name="Tabelle4.A1" office:value-type="string">
            <text:p text:style-name="P10">Usage</text:p>
          </table:table-cell>
          <table:table-cell table:style-name="Tabelle4.B1" office:value-type="string">
            <text:p text:style-name="P12">Still in experimentation.</text:p>
            <text:p text:style-name="P12">A digital clock (hh:mm:ss) appears on the desktop. A left mouse click opens a popup list with 6 choices among which:</text:p>
            <text:p text:style-name="P12">Date shows dd:mm:yy</text:p>
            <text:p text:style-name="P12">Day of week shows „lll dd.“</text:p>
            <text:p text:style-name="P12">Analog shows an analog clock</text:p>
            <text:p text:style-name="P12">Toggle color alternates the digital clock black and white</text:p>
            <text:p text:style-name="P12"/>
            <text:p text:style-name="P12">The image can be resized by holding the middle mouse key on it, then pressing and dragging the right mouse key.</text:p>
          </table:table-cell>
        </table:table-row>
        <table:table-row>
          <table:table-cell table:style-name="Tabelle4.A2" office:value-type="string">
            <text:p text:style-name="P10">Start</text:p>
          </table:table-cell>
          <table:table-cell table:style-name="Tabelle4.B2" office:value-type="string">
            <text:p text:style-name="P12">WMClock.Open ~ <text:s text:c="2"/>Several clocks may be running in parallel.</text:p>
          </table:table-cell>
        </table:table-row>
        <table:table-row>
          <table:table-cell table:style-name="Tabelle4.A2" office:value-type="string">
            <text:p text:style-name="P10">Stop</text:p>
          </table:table-cell>
          <table:table-cell table:style-name="Tabelle4.B2" office:value-type="string">
            <text:p text:style-name="P12">Let the popup window appear and click „Close“.</text:p>
            <text:p text:style-name="P12">To clean up: SystemTools.Free WMClock ~</text:p>
          </table:table-cell>
        </table:table-row>
        <table:table-row>
          <table:table-cell table:style-name="Tabelle4.A2" office:value-type="string">
            <text:p text:style-name="P10">Restorable</text:p>
          </table:table-cell>
          <table:table-cell table:style-name="Tabelle4.B2" office:value-type="string">
            <text:p text:style-name="P12"/>
          </table:table-cell>
        </table:table-row>
        <table:table-row>
          <table:table-cell table:style-name="Tabelle4.A2" office:value-type="string">
            <text:p text:style-name="P10">Components</text:p>
          </table:table-cell>
          <table:table-cell table:style-name="Tabelle4.B2" office:value-type="string">
            <text:p text:style-name="P12">WMClock.Mod</text:p>
          </table:table-cell>
        </table:table-row>
      </table:table>
      <text:p text:style-name="P21"/>
      <text:h text:style-name="Heading_20_2" text:outline-level="2">Calendar</text:h>
      <text:p text:style-name="P22"/>
      <table:table table:name="Tabelle2" table:style-name="Tabelle2">
        <table:table-column table:style-name="Tabelle2.A"/>
        <table:table-column table:style-name="Tabelle2.B"/>
        <table:table-row>
          <table:table-cell table:style-name="Tabelle2.A1" office:value-type="string">
            <text:p text:style-name="P10">Usage</text:p>
          </table:table-cell>
          <table:table-cell table:style-name="Tabelle2.B1" office:value-type="string">
            <text:p text:style-name="P4">A transparent calendar of the month with the possibility to move backward and forward in time. The current day appears in red.</text:p>
          </table:table-cell>
        </table:table-row>
        <table:table-row>
          <table:table-cell table:style-name="Tabelle2.A2" office:value-type="string">
            <text:p text:style-name="P10">Start</text:p>
          </table:table-cell>
          <table:table-cell table:style-name="Tabelle2.B2" office:value-type="string">
            <text:p text:style-name="P4">WMCalendar.Open ~ Several calendars may be opened.</text:p>
          </table:table-cell>
        </table:table-row>
        <table:table-row>
          <table:table-cell table:style-name="Tabelle2.A2" office:value-type="string">
            <text:p text:style-name="P10">Stop</text:p>
          </table:table-cell>
          <table:table-cell table:style-name="Tabelle2.B2" office:value-type="string">
            <text:p text:style-name="P4">Close the window(s).</text:p>
            <text:p text:style-name="P4">To clean up: SystemTools.Free WMCalendar ~</text:p>
          </table:table-cell>
        </table:table-row>
        <table:table-row>
          <table:table-cell table:style-name="Tabelle2.A2" office:value-type="string">
            <text:p text:style-name="P10">Restorable</text:p>
          </table:table-cell>
          <table:table-cell table:style-name="Tabelle2.B2" office:value-type="string">
            <text:p text:style-name="P4"/>
          </table:table-cell>
        </table:table-row>
        <table:table-row>
          <table:table-cell table:style-name="Tabelle2.A2" office:value-type="string">
            <text:p text:style-name="P10">Components</text:p>
          </table:table-cell>
          <table:table-cell table:style-name="Tabelle2.B2" office:value-type="string">
            <text:p text:style-name="P4">WMCalendar.Mod</text:p>
          </table:table-cell>
        </table:table-row>
      </table:table>
      <text:p text:style-name="P22"/>
      <text:h text:style-name="Heading_20_2" text:outline-level="2">Singleton overlay window for short-lived On-Screen message Display (OSD)</text:h>
      <text:p text:style-name="P22"/>
      <table:table table:name="Tabelle86" table:style-name="Tabelle86">
        <table:table-column table:style-name="Tabelle86.A"/>
        <table:table-column table:style-name="Tabelle86.B"/>
        <table:table-row>
          <table:table-cell table:style-name="Tabelle86.A1" office:value-type="string">
            <text:p text:style-name="P10">Usage</text:p>
          </table:table-cell>
          <table:table-cell table:style-name="Tabelle86.B1" office:value-type="string">
            <text:p text:style-name="P4">Alert the user by inserting a message during a specified number of ms inside of a blue overlay window at the top of, and as wide as, the screen.</text:p>
            <text:p text:style-name="P4">Used to tell which view port is visible in conjunction with hot keys F1 ... F4 (WMNavigate.SetViewportRange) and also used by WMPerfMonAlerts.</text:p>
          </table:table-cell>
        </table:table-row>
        <table:table-row>
          <table:table-cell table:style-name="Tabelle86.A2" office:value-type="string">
            <text:p text:style-name="P10">Start</text:p>
          </table:table-cell>
          <table:table-cell table:style-name="Tabelle86.B2" office:value-type="string">
            <text:p text:style-name="P4">WMOSD.Open &lt;message&gt; [&lt;ms duration&gt;] ~</text:p>
            <text:p text:style-name="P4">WMOSD.Test ~ Perform endless self-test. To stop, unload the module.</text:p>
            <text:p text:style-name="P4">Several messages may be inserted in parallel.</text:p>
          </table:table-cell>
        </table:table-row>
        <table:table-row>
          <table:table-cell table:style-name="Tabelle86.A2" office:value-type="string">
            <text:p text:style-name="P10">Stop</text:p>
          </table:table-cell>
          <table:table-cell table:style-name="Tabelle86.B2" office:value-type="string">
            <text:p text:style-name="P4">WMOSD.Close ~ Close an open window.</text:p>
            <text:p text:style-name="P4">To clean up: SystemTools.Free WMOSD ~</text:p>
          </table:table-cell>
        </table:table-row>
        <table:table-row>
          <table:table-cell table:style-name="Tabelle86.A2" office:value-type="string">
            <text:p text:style-name="P10">Components</text:p>
          </table:table-cell>
          <table:table-cell table:style-name="Tabelle86.B2" office:value-type="string">
            <text:p text:style-name="P4">WMOSD.Mod</text:p>
          </table:table-cell>
        </table:table-row>
      </table:table>
      <text:p text:style-name="P22"/>
      <text:h text:style-name="Heading_20_2" text:outline-level="2">Desktop icon singleton</text:h>
      <text:p text:style-name="P22"/>
      <table:table table:name="Tabelle96" table:style-name="Tabelle96">
        <table:table-column table:style-name="Tabelle96.A"/>
        <table:table-column table:style-name="Tabelle96.B"/>
        <table:table-row>
          <table:table-cell table:style-name="Tabelle96.A1" office:value-type="string">
            <text:p text:style-name="P10">Usage</text:p>
          </table:table-cell>
          <table:table-cell table:style-name="Tabelle96.B1" office:value-type="string">
            <text:p text:style-name="P4">An expeditive tool for inserting a programmable icon with limited functionality on <text:soft-page-break/>the desktop without programming. When the desktop is not stored, the icon disappears without trace.</text:p>
          </table:table-cell>
        </table:table-row>
        <table:table-row>
          <table:table-cell table:style-name="Tabelle96.A2" office:value-type="string">
            <text:p text:style-name="P10">Start</text:p>
          </table:table-cell>
          <table:table-cell table:style-name="Tabelle96.B2" office:value-type="string">
            <text:p text:style-name="P4">WMDesktopIcons.Open ~</text:p>
            <text:p text:style-name="P4">The icon which appears on the desktop is empty and has no apparent function.</text:p>
            <text:p text:style-name="P4"/>
            <text:p text:style-name="P4">Mouse commands allow the following:</text:p>
            <table:table table:name="Tabelle97" table:style-name="Tabelle97">
              <table:table-column table:style-name="Tabelle97.A"/>
              <table:table-column table:style-name="Tabelle97.B"/>
              <table:table-row>
                <table:table-cell table:style-name="Tabelle97.A1" office:value-type="string">
                  <text:p text:style-name="P13">ML</text:p>
                </table:table-cell>
                <table:table-cell table:style-name="Tabelle97.B1" office:value-type="string">
                  <text:p text:style-name="P4">Drag and move the icon</text:p>
                </table:table-cell>
              </table:table-row>
              <table:table-row>
                <table:table-cell table:style-name="Tabelle97.A2" office:value-type="string">
                  <text:p text:style-name="P13">MR</text:p>
                </table:table-cell>
                <table:table-cell table:style-name="Tabelle97.B2" office:value-type="string">
                  <text:p text:style-name="P4">let a pop-up menu appear offering the following:</text:p>
                  <text:p text:style-name="P4">Close:</text:p>
                  <text:p text:style-name="P4">Set Command: a dialog box ask to enter a command</text:p>
                  <text:p text:style-name="P4">Set Image: a dialog box asks to enter an image name, from the icons.tar collection for instance</text:p>
                  <text:p text:style-name="P4">Set Caption: a dialog box asks to enter a short text</text:p>
                  <text:p text:style-name="P4">Toggle StayOnTop:</text:p>
                </table:table-cell>
              </table:table-row>
              <table:table-row>
                <table:table-cell table:style-name="Tabelle97.A2" office:value-type="string">
                  <text:p text:style-name="P13">MM</text:p>
                </table:table-cell>
                <table:table-cell table:style-name="Tabelle97.B2" office:value-type="string">
                  <text:p text:style-name="P4">execute a command if it was defined earlier via the pop-up menu</text:p>
                </table:table-cell>
              </table:table-row>
              <table:table-row>
                <table:table-cell table:style-name="Tabelle97.A2" office:value-type="string">
                  <text:p text:style-name="P13">ML+MR</text:p>
                </table:table-cell>
                <table:table-cell table:style-name="Tabelle97.B2" office:value-type="string">
                  <text:p text:style-name="P4">resize the icon</text:p>
                </table:table-cell>
              </table:table-row>
            </table:table>
            <text:p text:style-name="P4"/>
            <text:p text:style-name="P4">Several icons may be inserted.</text:p>
          </table:table-cell>
        </table:table-row>
        <table:table-row>
          <table:table-cell table:style-name="Tabelle96.A2" office:value-type="string">
            <text:p text:style-name="P10">Stop</text:p>
          </table:table-cell>
          <table:table-cell table:style-name="Tabelle96.B2" office:value-type="string">
            <text:p text:style-name="P26">Close the window(s) via the pop-up menu.</text:p>
            <text:p text:style-name="P4">To clean up: SystemTools.Free WMDesktopIcons ~</text:p>
          </table:table-cell>
        </table:table-row>
        <table:table-row>
          <table:table-cell table:style-name="Tabelle96.A2" office:value-type="string">
            <text:p text:style-name="P10">Restorable</text:p>
          </table:table-cell>
          <table:table-cell table:style-name="Tabelle96.B2" office:value-type="string">
            <text:p text:style-name="P26"/>
          </table:table-cell>
        </table:table-row>
        <table:table-row>
          <table:table-cell table:style-name="Tabelle96.A2" office:value-type="string">
            <text:p text:style-name="P10">Components</text:p>
          </table:table-cell>
          <table:table-cell table:style-name="Tabelle96.B2" office:value-type="string">
            <text:p text:style-name="P4">WMDesktopIcons.Mod</text:p>
          </table:table-cell>
        </table:table-row>
      </table:table>
      <text:p text:style-name="P22"/>
      <text:h text:style-name="Heading_20_2" text:outline-level="2">Screen shot utility for taking screen shots of the desktop or part of it</text:h>
      <text:p text:style-name="P22"/>
      <table:table table:name="Tabelle24" table:style-name="Tabelle24">
        <table:table-column table:style-name="Tabelle24.A"/>
        <table:table-column table:style-name="Tabelle24.B"/>
        <table:table-row>
          <table:table-cell table:style-name="Tabelle24.A1" office:value-type="string">
            <text:p text:style-name="P10">Usage</text:p>
          </table:table-cell>
          <table:table-cell table:style-name="Tabelle24.B1" office:value-type="string">
            <text:p text:style-name="P4">Take a snapshot a specific desktop area, scale it as specified and save it in a file.</text:p>
            <text:p text:style-name="P4">The saved snapshot can be viewed with: WMPicView.Open filename ~ a command that is anyway automatically placed at the end of the Kernel log.</text:p>
          </table:table-cell>
        </table:table-row>
        <table:table-row>
          <table:table-cell table:style-name="Tabelle24.A2" office:value-type="string">
            <text:p text:style-name="P10">Start</text:p>
          </table:table-cell>
          <table:table-cell table:style-name="Tabelle24.B2" office:value-type="string">
            <text:p text:style-name="P4">WMScreenShot.SnapShotView filename [viewname] [width [height]] ~</text:p>
            <text:p text:style-name="P4"/>
            <text:p text:style-name="P4">takes a snap shot of a specified view, scales it to width and height, and stores it <text:s/>in the named file. When height (or width and height) are missing, no scaling is done and the the view size is used by default. When viewname is omitted the default view, that is the desktop, is View#0, is used. The filename extension can be .bmp or gif.</text:p>
            <text:p text:style-name="P4"/>
            <text:p text:style-name="P4">Examples:<text:line-break/>WMScreenShot.SnapShotView xyz ~<text:line-break/>WMScreenShot.SnapShotView xyz 100 100 ~<text:line-break/>WMScreenShot.SnapShotView xyz View#0 200 ~<text:line-break/><text:line-break/>WMScreenShot.SnapShotRange filename width height [(left top) | (left top width height)] ~</text:p>
            <text:p text:style-name="P4">takes a snapshot of a display area, scales it to width and height, and stores it in a file with the specified filename – Example:</text:p>
            <text:p text:style-name="P4"><text:line-break/>WMScreenShot.SnapShotRange test.bmp 300 300 -100 -100 300 300 ~</text:p>
          </table:table-cell>
        </table:table-row>
        <table:table-row>
          <table:table-cell table:style-name="Tabelle24.A2" office:value-type="string">
            <text:p text:style-name="P10">Stop</text:p>
          </table:table-cell>
          <table:table-cell table:style-name="Tabelle24.B2" office:value-type="string">
            <text:p text:style-name="P13">To clean up: SystemTools.Free WMScreenShot ~</text:p>
          </table:table-cell>
        </table:table-row>
        <table:table-row>
          <table:table-cell table:style-name="Tabelle24.A2" office:value-type="string">
            <text:p text:style-name="P10">Components</text:p>
          </table:table-cell>
          <table:table-cell table:style-name="Tabelle24.B2" office:value-type="string">
            <text:p text:style-name="P4">WMScreenShot.Mod</text:p>
          </table:table-cell>
        </table:table-row>
      </table:table>
      <text:p text:style-name="P22"/>
      <text:h text:style-name="Heading_20_2" text:outline-level="2"><text:soft-page-break/>Display a picture stored in a file or convert it to another format</text:h>
      <text:p text:style-name="P22"/>
      <table:table table:name="Tabelle28" table:style-name="Tabelle28">
        <table:table-column table:style-name="Tabelle28.A"/>
        <table:table-column table:style-name="Tabelle28.B"/>
        <table:table-row>
          <table:table-cell table:style-name="Tabelle28.A1" office:value-type="string">
            <text:p text:style-name="P10">Usage</text:p>
          </table:table-cell>
          <table:table-cell table:style-name="Tabelle28.B1" office:value-type="string">
            <text:p text:style-name="P4">Display a picture stored in a file or convert it to another format, provided the appropriate Codec(s) <text:s/>is found. The available image Codecs defined in Configuration.XML are:</text:p>
            <text:p text:style-name="P4"/>
            <text:p text:style-name="P4">Decoder for: bmp, gif, png, jpeg, jpg, jp2, svg</text:p>
            <text:p text:style-name="P4">Encoder for: bmp, gif</text:p>
          </table:table-cell>
        </table:table-row>
        <table:table-row>
          <table:table-cell table:style-name="Tabelle28.A2" office:value-type="string">
            <text:p text:style-name="P10">Start</text:p>
          </table:table-cell>
          <table:table-cell table:style-name="Tabelle28.B2" office:value-type="string">
            <text:p text:style-name="P4">WMPicView.Open filename.extension ~</text:p>
            <text:p text:style-name="P4"/>
            <text:p text:style-name="P4">WMPicView.Convert sourcefile destinationfile ~</text:p>
          </table:table-cell>
        </table:table-row>
        <table:table-row>
          <table:table-cell table:style-name="Tabelle28.A2" office:value-type="string">
            <text:p text:style-name="P10">Stop</text:p>
          </table:table-cell>
          <table:table-cell table:style-name="Tabelle28.B2" office:value-type="string">
            <text:p text:style-name="P13">To clean up: SystemTools.Free WMPicView ~</text:p>
          </table:table-cell>
        </table:table-row>
        <table:table-row>
          <table:table-cell table:style-name="Tabelle28.A2" office:value-type="string">
            <text:p text:style-name="P10">Components</text:p>
          </table:table-cell>
          <table:table-cell table:style-name="Tabelle28.B2" office:value-type="string">
            <text:p text:style-name="P4">WMPicView.Mod</text:p>
          </table:table-cell>
        </table:table-row>
      </table:table>
      <text:p text:style-name="P22"/>
      <text:h text:style-name="Heading_20_2" text:outline-level="2">Input method editors for various language and keyboards</text:h>
      <text:p text:style-name="P22"/>
      <text:h text:style-name="Heading_20_2" text:outline-level="2">File archiving application</text:h>
      <text:p text:style-name="P22"/>
      <table:table table:name="Tabelle25" table:style-name="Tabelle25">
        <table:table-column table:style-name="Tabelle25.A"/>
        <table:table-column table:style-name="Tabelle25.B"/>
        <table:table-row>
          <table:table-cell table:style-name="Tabelle25.A1" office:value-type="string">
            <text:p text:style-name="P10">Usage</text:p>
          </table:table-cell>
          <table:table-cell table:style-name="Tabelle25.B1" office:value-type="string">
            <text:p text:style-name="P4">A file archiving with at the left a tree structure of the resources and on the right a list of the archived files.</text:p>
          </table:table-cell>
        </table:table-row>
        <table:table-row>
          <table:table-cell table:style-name="Tabelle25.A2" office:value-type="string">
            <text:p text:style-name="P10">Start</text:p>
          </table:table-cell>
          <table:table-cell table:style-name="Tabelle25.B2" office:value-type="string">
            <text:p text:style-name="P4">WMArchives.Open ~ <text:s/>Several file archiving GUIs may be running in parallel.</text:p>
          </table:table-cell>
        </table:table-row>
        <table:table-row>
          <table:table-cell table:style-name="Tabelle25.A2" office:value-type="string">
            <text:p text:style-name="P10">Stop</text:p>
          </table:table-cell>
          <table:table-cell table:style-name="Tabelle25.B2" office:value-type="string">
            <text:p text:style-name="P4">Close the window(s).</text:p>
            <text:p text:style-name="P4">To clean up: SystemTools.Free WMArchives ~</text:p>
          </table:table-cell>
        </table:table-row>
        <table:table-row>
          <table:table-cell table:style-name="Tabelle25.A2" office:value-type="string">
            <text:p text:style-name="P10">Restorable</text:p>
          </table:table-cell>
          <table:table-cell table:style-name="Tabelle25.B2" office:value-type="string">
            <text:p text:style-name="P4"/>
          </table:table-cell>
        </table:table-row>
        <table:table-row>
          <table:table-cell table:style-name="Tabelle25.A2" office:value-type="string">
            <text:p text:style-name="P10">Components</text:p>
          </table:table-cell>
          <table:table-cell table:style-name="Tabelle25.B2" office:value-type="string">
            <text:p text:style-name="P4">Archives.Mod WMArchives.Mod</text:p>
          </table:table-cell>
        </table:table-row>
      </table:table>
      <text:p text:style-name="P22"/>
      <text:h text:style-name="Heading_20_2" text:outline-level="2">Tar processor <text:span text:style-name="T1">(not on the GUI)</text:span></text:h>
      <text:p text:style-name="P22"/>
      <table:table table:name="Tabelle67" table:style-name="Tabelle67">
        <table:table-column table:style-name="Tabelle67.A"/>
        <table:table-column table:style-name="Tabelle67.B"/>
        <table:table-row>
          <table:table-cell table:style-name="Tabelle67.A1" office:value-type="string">
            <text:p text:style-name="P10">Usage</text:p>
          </table:table-cell>
          <table:table-cell table:style-name="Tabelle67.B1" office:value-type="string">
            <text:p text:style-name="P4">Pack several files into a single one.</text:p>
          </table:table-cell>
        </table:table-row>
        <table:table-row>
          <table:table-cell table:style-name="Tabelle67.A2" office:value-type="string">
            <text:p text:style-name="P10">Start</text:p>
          </table:table-cell>
          <table:table-cell table:style-name="Tabelle67.B2" office:value-type="string">
            <text:p text:style-name="P4">Tar.Create &lt;filename.tar&gt; {&lt;filename&gt;} ~</text:p>
            <text:p text:style-name="P4">Tar.List &lt;filename.tar&gt; ~</text:p>
            <text:p text:style-name="P4">Tar.Extract &lt;filename.tar&gt; ~</text:p>
            <text:p text:style-name="P4">For the 2 last commands, the names of the component files are enumerated in the Kernel Log.</text:p>
          </table:table-cell>
        </table:table-row>
        <table:table-row>
          <table:table-cell table:style-name="Tabelle67.A2" office:value-type="string">
            <text:p text:style-name="P10">Stop</text:p>
          </table:table-cell>
          <table:table-cell table:style-name="Tabelle67.B2" office:value-type="string">
            <text:p text:style-name="P4">To clean up: SystemTools.Free Tar ~</text:p>
          </table:table-cell>
        </table:table-row>
        <table:table-row>
          <table:table-cell table:style-name="Tabelle67.A2" office:value-type="string">
            <text:p text:style-name="P10">Components</text:p>
          </table:table-cell>
          <table:table-cell table:style-name="Tabelle67.B2" office:value-type="string">
            <text:p text:style-name="P4">Archives.Mod, Tar.Mod</text:p>
          </table:table-cell>
        </table:table-row>
      </table:table>
      <text:p text:style-name="P22"/>
      <text:h text:style-name="P41" text:outline-level="1">Developer tools</text:h>
      <text:p text:style-name="P22"/>
      <text:h text:style-name="Heading_20_2" text:outline-level="2">The program editing tool listed above with an integrated compiler</text:h>
      <text:p text:style-name="P22"/>
      <text:h text:style-name="Heading_20_2" text:outline-level="2"><text:soft-page-break/>Shell</text:h>
      <text:p text:style-name="P22"/>
      <table:table table:name="Tabelle52" table:style-name="Tabelle52">
        <table:table-column table:style-name="Tabelle52.A"/>
        <table:table-column table:style-name="Tabelle52.B"/>
        <table:table-row>
          <table:table-cell table:style-name="Tabelle52.A1" office:value-type="string">
            <text:p text:style-name="P10">Usage</text:p>
          </table:table-cell>
          <table:table-cell table:style-name="Tabelle52.B1" office:value-type="string">
            <text:p text:style-name="P4">A graphical command interpreter, as another way to issue commands instead of typing commands wherever an editor is available on the desktop, as is intrinsically possible in A2, for these reasons:</text:p>
            <text:p text:style-name="P4">When no suitable editor is seen, one would have to open a Notepad for issuing a short-lived command and leave an extra window on the desktop.</text:p>
            <text:p text:style-name="P4">After having typed a command, the mouse is needed to launch its execution. In the shell instead, a carriage return is enough.</text:p>
            <text:p text:style-name="P4">A long lasting command execution can be observed until it terminates.</text:p>
            <text:p text:style-name="P4">For many commands the standard output is the Kernel Log which is not always present on the desktop. In the shell, the standard output becomes the BlueShell window itself and that can also be redirected to a file.</text:p>
            <text:p text:style-name="P4">Predefined command aliases facillitate the user's task.</text:p>
          </table:table-cell>
        </table:table-row>
        <table:table-row>
          <table:table-cell table:style-name="Tabelle52.A2" office:value-type="string">
            <text:p text:style-name="P10">Start</text:p>
          </table:table-cell>
          <table:table-cell table:style-name="Tabelle52.B2" office:value-type="string">
            <text:p text:style-name="P4">WMShell.Open ~ <text:s text:c="2"/>The user is prompted to enter a command after „SHELL&gt;“. At the same time as the BlueShell window opens a number of short, easy to remember command aliases are extracted and loaded from Shell.Alias. Some of the abbreviated commands require valid command parameters as is described elsewhere.</text:p>
            <text:p text:style-name="P4">To get some assistance type „help“ to see this:</text:p>
            <text:p text:style-name="P9">--- Help --- </text:p>
            <text:p text:style-name="P9">alias: Show list of aliases</text:p>
            <text:p text:style-name="P9">alias 'string'='command': Create alias for command</text:p>
            <text:p text:style-name="P9">alias 'string': Remove alias</text:p>
            <text:p text:style-name="P9">batch: start a new instance of Shell</text:p>
            <text:p text:style-name="P9">clear: Clear screen</text:p>
            <text:p text:style-name="P9">version: Show BimboShell version</text:p>
            <text:p text:style-name="P9">help: Show this help text</text:p>
            <text:p text:style-name="P9">exit: Exit Shell</text:p>
            <text:p text:style-name="P9">SHELL&gt;</text:p>
            <text:p text:style-name="P4"/>
            <text:p text:style-name="P4">One observes that loaded aliases can be added and removed at will to a user's preference, but such changes do not alter the Shell.Alias file. The latter must be maintained with an editor. No space is allowed around the „=“ in the definition of a new alias.</text:p>
            <text:p text:style-name="P4">Several shells may be running in parallel.</text:p>
            <text:p text:style-name="P4"/>
            <text:p text:style-name="P4">The real power of the shell resides in possibilty to glue commands together to:</text:p>
            <text:p text:style-name="P6">Redirect<text:span text:style-name="T8"> a command output to a file, with „&gt;“ </text:span></text:p>
            <text:p text:style-name="P4">Example: Tar.List present.tar &gt; anyname.Text</text:p>
            <text:p text:style-name="P6">Redirect and append<text:span text:style-name="T8"> a command output to a file, with „&gt;&gt;“</text:span></text:p>
            <text:p text:style-name="P4">Example: Tar.List PETIcons.tar &gt;&gt; anyname.Text</text:p>
            <text:p text:style-name="P6">Pipe<text:span text:style-name="T8"> a command output to another command, with „|“</text:span></text:p>
            <text:p text:style-name="P4">This does not work.</text:p>
            <text:p text:style-name="P4">Background command execution, with „&amp;“</text:p>
            <text:p text:style-name="P4"/>
            <text:p text:style-name="P4">When a command is entered at the prompt, the shell will wait until that command has completed before prompting again. This is called foreground processing. Only one command at a time can be running in the foreground in any shell window. Alternatively, by typing an ampersand „&amp;“ at the end of a command, it will run in background and even when the command takes some time to complete, the prompt will reappear immediately.</text:p>
            <text:p text:style-name="P4"/>
            <text:p text:style-name="P4">Use CursorUp to retrieve earlier commands in reverse order and CursorDown to retrieve then in oder. The list is organized as a round-robin.</text:p>
          </table:table-cell>
        </table:table-row>
        <table:table-row>
          <table:table-cell table:style-name="Tabelle52.A2" office:value-type="string">
            <text:p text:style-name="P10">Stop</text:p>
          </table:table-cell>
          <table:table-cell table:style-name="Tabelle52.B2" office:value-type="string">
            <text:p text:style-name="P4">At the prompt, enter exit + CR</text:p>
            <text:p text:style-name="P4">Close the window(s).</text:p>
            <text:p text:style-name="P4">To clean up: SystemTools.Free WMShell Shell ~</text:p>
          </table:table-cell>
        </table:table-row>
        <text:soft-page-break/>
        <table:table-row>
          <table:table-cell table:style-name="Tabelle52.A2" office:value-type="string">
            <text:p text:style-name="P10">Restorable</text:p>
          </table:table-cell>
          <table:table-cell table:style-name="Tabelle52.B2" office:value-type="string">
            <text:p text:style-name="P4"/>
          </table:table-cell>
        </table:table-row>
        <table:table-row>
          <table:table-cell table:style-name="Tabelle52.A2" office:value-type="string">
            <text:p text:style-name="P10">Components</text:p>
          </table:table-cell>
          <table:table-cell table:style-name="Tabelle52.B2" office:value-type="string">
            <text:p text:style-name="P4">Shell.Mod WMShell.Mod Shell.Alias</text:p>
          </table:table-cell>
        </table:table-row>
      </table:table>
      <text:p text:style-name="P22"/>
      <text:h text:style-name="Heading_20_2" text:outline-level="2">Search tool for searching a text stretch in a selection of files</text:h>
      <text:p text:style-name="P22"/>
      <table:table table:name="Tabelle39" table:style-name="Tabelle39">
        <table:table-column table:style-name="Tabelle39.A"/>
        <table:table-column table:style-name="Tabelle39.B"/>
        <table:table-row>
          <table:table-cell table:style-name="Tabelle39.A1" office:value-type="string">
            <text:p text:style-name="P10">Usage</text:p>
          </table:table-cell>
          <table:table-cell table:style-name="Tabelle39.B1" office:value-type="string">
            <text:p text:style-name="P4">Prompts to enter a search path, a selection of files specified with wild cards, and a text stretch (Content). Click „GO“. The result will appear more or less rapidly depending on the number of files to explore and the text stretch length. Each file listed can be viewed by clicking on it. It is displayed using PET.</text:p>
            <text:p text:style-name="P4">The search can be prematurely halted by clicking „Stop“.</text:p>
          </table:table-cell>
        </table:table-row>
        <table:table-row>
          <table:table-cell table:style-name="Tabelle39.A2" office:value-type="string">
            <text:p text:style-name="P10">Start</text:p>
          </table:table-cell>
          <table:table-cell table:style-name="Tabelle39.B2" office:value-type="string">
            <text:p text:style-name="P4">WMSearchTool.Open ~ <text:s/>Several search tools may be running in parallel.</text:p>
          </table:table-cell>
        </table:table-row>
        <table:table-row>
          <table:table-cell table:style-name="Tabelle39.A2" office:value-type="string">
            <text:p text:style-name="P10">Stop</text:p>
          </table:table-cell>
          <table:table-cell table:style-name="Tabelle39.B2" office:value-type="string">
            <text:p text:style-name="P4">Close the window(s).</text:p>
            <text:p text:style-name="P4">To clean up: SystemTools.Free WMSearchTool ~</text:p>
          </table:table-cell>
        </table:table-row>
        <table:table-row>
          <table:table-cell table:style-name="Tabelle39.A2" office:value-type="string">
            <text:p text:style-name="P10">Restorable</text:p>
          </table:table-cell>
          <table:table-cell table:style-name="Tabelle39.B2" office:value-type="string">
            <text:p text:style-name="P4"/>
          </table:table-cell>
        </table:table-row>
        <table:table-row>
          <table:table-cell table:style-name="Tabelle39.A2" office:value-type="string">
            <text:p text:style-name="P10">Components</text:p>
          </table:table-cell>
          <table:table-cell table:style-name="Tabelle39.B2" office:value-type="string">
            <text:p text:style-name="P4">WMSearchTool.Mod</text:p>
          </table:table-cell>
        </table:table-row>
      </table:table>
      <text:p text:style-name="P22"><text:tab/><text:tab/></text:p>
      <text:h text:style-name="Heading_20_2" text:outline-level="2">Search/replace tool for a text stretch in a selection of files <text:span text:style-name="T1">(not on the GUI)</text:span></text:h>
      <text:p text:style-name="P22"/>
      <table:table table:name="Tabelle71" table:style-name="Tabelle71">
        <table:table-column table:style-name="Tabelle71.A"/>
        <table:table-column table:style-name="Tabelle71.B"/>
        <table:table-row>
          <table:table-cell table:style-name="Tabelle71.A1" office:value-type="string">
            <text:p text:style-name="P10">Usage</text:p>
          </table:table-cell>
          <table:table-cell table:style-name="Tabelle71.B1" office:value-type="string">
            <text:p text:style-name="P4">Search all occurrences of a text stretch in all files with a name matching a given pattern, or replace these occurrences by another text stretch.</text:p>
            <text:p text:style-name="P4">The text stretch may not contain a carrier return.</text:p>
            <text:p text:style-name="P4">The names of the files where the text stretch is found are enumerated in the Kernel log.</text:p>
          </table:table-cell>
        </table:table-row>
        <table:table-row>
          <table:table-cell table:style-name="Tabelle71.A2" office:value-type="string">
            <text:p text:style-name="P10">Start</text:p>
          </table:table-cell>
          <table:table-cell table:style-name="Tabelle71.B2" office:value-type="string">
            <text:p text:style-name="P4">SearchTools.Find [&lt;Options&gt;] &lt;filePattern&gt; &lt;searchString&gt; ~</text:p>
            <text:p text:style-name="P4"><text:s text:c="4"/>Options = [ "-" Option [ {WhiteSpace "-" Option} ] ]</text:p>
            <text:p text:style-name="P4"><text:s text:c="4"/>Option = „v“ for verbose or „f“ for formatted.</text:p>
            <text:p text:style-name="P4">Example:</text:p>
            <text:p text:style-name="P4"><text:s text:c="3"/>SearchTools.Find -v -f E:/Repository/winaos/src/*.Mod Commands ~<text:line-break/></text:p>
            <text:p text:style-name="P4">SearchTools.Replace [&lt;Options&gt;] &lt;filePattern&gt; &lt;searchString&gt; &lt;replaceString&gt; ~</text:p>
            <text:p text:style-name="P4"><text:s text:c="4"/>Option = „v“ for verbose</text:p>
            <text:p text:style-name="P4">Example: </text:p>
            <text:p text:style-name="P4"><text:s text:c="4"/>SearchTools.Replace E:/Repository/source/*.Mod AosCommands Commands ~</text:p>
            <text:p text:style-name="P4">or this recently used case after having renamed Utilities.Mod to Strings.Mod:</text:p>
            <text:p text:style-name="P4"><text:s text:c="4"/>SearchTools.Replace *.Mod Utilities. Strings. ~</text:p>
          </table:table-cell>
        </table:table-row>
        <table:table-row>
          <table:table-cell table:style-name="Tabelle71.A2" office:value-type="string">
            <text:p text:style-name="P10">Stop</text:p>
          </table:table-cell>
          <table:table-cell table:style-name="Tabelle71.B2" office:value-type="string">
            <text:p text:style-name="P4">To clean up: SystemTools.Free SearchTools ~</text:p>
          </table:table-cell>
        </table:table-row>
        <table:table-row>
          <table:table-cell table:style-name="Tabelle71.A2" office:value-type="string">
            <text:p text:style-name="P10">Components</text:p>
          </table:table-cell>
          <table:table-cell table:style-name="Tabelle71.B2" office:value-type="string">
            <text:p text:style-name="P4">SearchTools.Mod</text:p>
          </table:table-cell>
        </table:table-row>
      </table:table>
      <text:p text:style-name="P22"/>
      <text:h text:style-name="Heading_20_2" text:outline-level="2">Text comparison tool for comparing two texts in parallel (Left and Right)</text:h>
      <text:p text:style-name="P22"/>
      <table:table table:name="Tabelle69" table:style-name="Tabelle69">
        <table:table-column table:style-name="Tabelle69.A"/>
        <table:table-column table:style-name="Tabelle69.B"/>
        <table:table-row>
          <table:table-cell table:style-name="Tabelle69.A1" office:value-type="string">
            <text:p text:style-name="P10">Usage</text:p>
          </table:table-cell>
          <table:table-cell table:style-name="Tabelle69.B1" office:value-type="string">
            <text:p text:style-name="P4">Two texts are presented one at the left, the other at the right of a window with a scrollbar in the middle. Each line of both texts is numbered and where a discrepancy is detected the lines are offset and highlighted in red at the left and in blue on the right. The relative position of the differences is indicated by a red and respectively blue horizontal line at the left and at the right of the scrollbar. The total number of discrepancies is displayed at the bottom.</text:p>
            <text:p text:style-name="P4"><text:soft-page-break/>The filenames appear in green when no difference is found and red otherwise.</text:p>
            <text:p text:style-name="P4">The two texts cannot be edited but, after having edited any of them, its filename can be re-entered and the comparison done by hitting „Diff“.</text:p>
            <text:p text:style-name="P4">This application is a GUI extension of DiffLib.Mod described below.</text:p>
          </table:table-cell>
        </table:table-row>
        <table:table-row>
          <table:table-cell table:style-name="Tabelle69.A2" office:value-type="string">
            <text:p text:style-name="P10">Start</text:p>
          </table:table-cell>
          <table:table-cell table:style-name="Tabelle69.B2" office:value-type="string">
            <text:p text:style-name="P4">WMDiff.Open [&lt;filenameL&gt; &lt;filenameR&gt;] ~</text:p>
            <text:p text:style-name="P4">If one of the files does not exist, the window remains empty.</text:p>
            <text:p text:style-name="P4">Several comparisons may be running in parallel.</text:p>
          </table:table-cell>
        </table:table-row>
        <table:table-row>
          <table:table-cell table:style-name="Tabelle69.A2" office:value-type="string">
            <text:p text:style-name="P10">Stop</text:p>
          </table:table-cell>
          <table:table-cell table:style-name="Tabelle69.B2" office:value-type="string">
            <text:p text:style-name="P4">Close the window(s).</text:p>
            <text:p text:style-name="P4">To clean up: SystemTools.Free WMDiff DiffLib ~</text:p>
          </table:table-cell>
        </table:table-row>
        <table:table-row>
          <table:table-cell table:style-name="Tabelle69.A2" office:value-type="string">
            <text:p text:style-name="P10">Components</text:p>
          </table:table-cell>
          <table:table-cell table:style-name="Tabelle69.B2" office:value-type="string">
            <text:p text:style-name="P4">DiffLib.Mod WMDiff.Mod</text:p>
          </table:table-cell>
        </table:table-row>
      </table:table>
      <text:p text:style-name="P22"/>
      <text:h text:style-name="Heading_20_2" text:outline-level="2">Text comparison tool <text:span text:style-name="T1">(not on the GUI)</text:span></text:h>
      <text:p text:style-name="P22"/>
      <table:table table:name="Tabelle70" table:style-name="Tabelle70">
        <table:table-column table:style-name="Tabelle70.A"/>
        <table:table-column table:style-name="Tabelle70.B"/>
        <table:table-row>
          <table:table-cell table:style-name="Tabelle70.A1" office:value-type="string">
            <text:p text:style-name="P10">Usage</text:p>
          </table:table-cell>
          <table:table-cell table:style-name="Tabelle70.B1" office:value-type="string">
            <text:p text:style-name="P4">Two texts are compared line by line and the result appears in the Kernel log. Each line of both texts is prefixed with „&lt;“ or „&gt;“ depending if it belongs to the filename at the left or at the right and with (linenumber:position). When no difference is detected nothing appears in the log, except the filenames.</text:p>
          </table:table-cell>
        </table:table-row>
        <table:table-row>
          <table:table-cell table:style-name="Tabelle70.A2" office:value-type="string">
            <text:p text:style-name="P10">Start</text:p>
          </table:table-cell>
          <table:table-cell table:style-name="Tabelle70.B2" office:value-type="string">
            <text:p text:style-name="P4">DiffLib.Compare &lt;filenameL&gt; &lt;filenameR&gt; ~</text:p>
          </table:table-cell>
        </table:table-row>
        <table:table-row>
          <table:table-cell table:style-name="Tabelle70.A2" office:value-type="string">
            <text:p text:style-name="P10">Stop</text:p>
          </table:table-cell>
          <table:table-cell table:style-name="Tabelle70.B2" office:value-type="string">
            <text:p text:style-name="P4">To clean up: SystemTools.Free DiffLib ~</text:p>
          </table:table-cell>
        </table:table-row>
        <table:table-row>
          <table:table-cell table:style-name="Tabelle70.A2" office:value-type="string">
            <text:p text:style-name="P10">Components</text:p>
          </table:table-cell>
          <table:table-cell table:style-name="Tabelle70.B2" office:value-type="string">
            <text:p text:style-name="P4">DiffLib.Mod</text:p>
          </table:table-cell>
        </table:table-row>
      </table:table>
      <text:p text:style-name="P22"/>
      <text:h text:style-name="Heading_20_2" text:outline-level="2">Decoder of binary executable code</text:h>
      <text:p text:style-name="P22"/>
      <table:table table:name="Tabelle57" table:style-name="Tabelle57">
        <table:table-column table:style-name="Tabelle57.A"/>
        <table:table-column table:style-name="Tabelle57.B"/>
        <table:table-row>
          <table:table-cell table:style-name="Tabelle57.A1" office:value-type="string">
            <text:p text:style-name="P10">Usage</text:p>
          </table:table-cell>
          <table:table-cell table:style-name="Tabelle57.B1" office:value-type="string">
            <text:p text:style-name="P4">Uses DecoderRes.zip</text:p>
          </table:table-cell>
        </table:table-row>
        <table:table-row>
          <table:table-cell table:style-name="Tabelle57.A2" office:value-type="string">
            <text:p text:style-name="P10">Start</text:p>
          </table:table-cell>
          <table:table-cell table:style-name="Tabelle57.B2" office:value-type="string">
            <text:p text:style-name="P4">Decoder.OpenEmpty ~</text:p>
            <text:p text:style-name="P4">Decoder.Open (&lt;filename&gt; | &lt;progCounter&gt;) ~ <text:s text:c="3"/>with filename suffix:</text:p>
            <text:p text:style-name="P4">Obw for i386</text:p>
            <text:p text:style-name="P4">Oba for ARM</text:p>
            <text:p text:style-name="P4">Abx for AMD64</text:p>
            <text:p text:style-name="P4">Several decoders may be running in parallel.</text:p>
          </table:table-cell>
        </table:table-row>
        <table:table-row>
          <table:table-cell table:style-name="Tabelle57.A2" office:value-type="string">
            <text:p text:style-name="P10">Stop</text:p>
          </table:table-cell>
          <table:table-cell table:style-name="Tabelle57.B2" office:value-type="string">
            <text:p text:style-name="P4">Close the window(s).</text:p>
            <text:p text:style-name="P4">To clean up: SystemTools.Free Decoder ~</text:p>
          </table:table-cell>
        </table:table-row>
        <table:table-row>
          <table:table-cell table:style-name="Tabelle57.A2" office:value-type="string">
            <text:p text:style-name="P10">Components</text:p>
          </table:table-cell>
          <table:table-cell table:style-name="Tabelle57.B2" office:value-type="string">
            <text:p text:style-name="P4">MemoryReader.Mod, Decoder.Mod,</text:p>
            <text:p text:style-name="P4">I386Decoder.Mod, ARMDecoder.Mod, AMD64Decoder.Mod</text:p>
          </table:table-cell>
        </table:table-row>
      </table:table>
      <text:p text:style-name="P21"/>
      <text:h text:style-name="Heading_20_2" text:outline-level="2">Component viewer</text:h>
      <text:p text:style-name="P21"/>
      <table:table table:name="Tabelle5" table:style-name="Tabelle5">
        <table:table-column table:style-name="Tabelle5.A"/>
        <table:table-column table:style-name="Tabelle5.B"/>
        <table:table-row>
          <table:table-cell table:style-name="Tabelle5.A1" office:value-type="string">
            <text:p text:style-name="P10">Usage</text:p>
          </table:table-cell>
          <table:table-cell table:style-name="Tabelle5.B1" office:value-type="string">
            <text:p text:style-name="P4">Use as test bed when developing a visual component</text:p>
          </table:table-cell>
        </table:table-row>
        <table:table-row>
          <table:table-cell table:style-name="Tabelle5.A2" office:value-type="string">
            <text:p text:style-name="P10">Start</text:p>
          </table:table-cell>
          <table:table-cell table:style-name="Tabelle5.B2" office:value-type="string">
            <text:p text:style-name="P4">ComponentViewer.Open ~</text:p>
          </table:table-cell>
        </table:table-row>
        <table:table-row>
          <table:table-cell table:style-name="Tabelle5.A2" office:value-type="string">
            <text:p text:style-name="P10">Stop</text:p>
          </table:table-cell>
          <table:table-cell table:style-name="Tabelle5.B2" office:value-type="string">
            <text:p text:style-name="P4"/>
          </table:table-cell>
        </table:table-row>
        <table:table-row>
          <table:table-cell table:style-name="Tabelle5.A2" office:value-type="string">
            <text:p text:style-name="P10">Components</text:p>
          </table:table-cell>
          <table:table-cell table:style-name="Tabelle5.B2" office:value-type="string">
            <text:p text:style-name="P4">ComponentViewer.Mod</text:p>
          </table:table-cell>
        </table:table-row>
      </table:table>
      <text:p text:style-name="P22"/>
      <text:h text:style-name="P41" text:outline-level="1"><text:soft-page-break/>Communication</text:h>
      <text:p text:style-name="P21"/>
      <text:h text:style-name="Heading_20_2" text:outline-level="2">FTP client GUI, extension of FTPClient.Mod</text:h>
      <text:p text:style-name="P21"><text:tab/><text:tab/></text:p>
      <table:table table:name="Tabelle64" table:style-name="Tabelle64">
        <table:table-column table:style-name="Tabelle64.A"/>
        <table:table-column table:style-name="Tabelle64.B"/>
        <table:table-row>
          <table:table-cell table:style-name="Tabelle64.A1" office:value-type="string">
            <text:p text:style-name="P10">Usage</text:p>
          </table:table-cell>
          <table:table-cell table:style-name="Tabelle64.B1" office:value-type="string">
            <text:p text:style-name="P4">The files accessible from the current path are listed.</text:p>
            <text:p text:style-name="P4">The connection state is indicated by a green/red square at the lower left.</text:p>
          </table:table-cell>
        </table:table-row>
        <table:table-row>
          <table:table-cell table:style-name="Tabelle64.A2" office:value-type="string">
            <text:p text:style-name="P10">Start</text:p>
          </table:table-cell>
          <table:table-cell table:style-name="Tabelle64.B2" office:value-type="string">
            <text:p text:style-name="P4">WMFTPClient.Open ~</text:p>
            <text:p text:style-name="P4">Enter a host name in the field „Host“ and a port number in „Port:“ then hit „Connect“. By default the host name is „bluebottle.ethz.ch“ <text:s/>and the port is „21“ .</text:p>
            <text:p text:style-name="P4">A two-step dialog asks to enter a Username and a Password.</text:p>
            <text:p text:style-name="P4">For the defaults the following apply:</text:p>
            <text:p text:style-name="P4">Username: ocp</text:p>
            <text:p text:style-name="P4">Password: download</text:p>
            <text:p text:style-name="P4">giving access to several release build images ready for download,</text:p>
            <text:p text:style-name="P4">as documented in <text:a xlink:type="simple" xlink:href="http://www.bluebottle.ethz.ch/download.html">http://www.bluebottle.ethz.ch/download.html</text:a></text:p>
            <text:p text:style-name="P4">Several connections may be running in parallel.</text:p>
          </table:table-cell>
        </table:table-row>
        <table:table-row>
          <table:table-cell table:style-name="Tabelle64.A2" office:value-type="string">
            <text:p text:style-name="P10">Stop</text:p>
          </table:table-cell>
          <table:table-cell table:style-name="Tabelle64.B2" office:value-type="string">
            <text:p text:style-name="P12">Hit the „Disconnect“ button.</text:p>
            <text:p text:style-name="P12">Close the window(s).</text:p>
            <text:p text:style-name="P4">To clean up: SystemTools.Free WMFTPClient FTPClient ~</text:p>
          </table:table-cell>
        </table:table-row>
        <table:table-row>
          <table:table-cell table:style-name="Tabelle64.A2" office:value-type="string">
            <text:p text:style-name="P10">Components</text:p>
          </table:table-cell>
          <table:table-cell table:style-name="Tabelle64.B2" office:value-type="string">
            <text:p text:style-name="P4">FTPClient.Mod, WMFTPClient.Mod</text:p>
          </table:table-cell>
        </table:table-row>
      </table:table>
      <text:p text:style-name="P21"/>
      <text:h text:style-name="Heading_20_2" text:outline-level="2">FTP server</text:h>
      <text:p text:style-name="P21"/>
      <table:table table:name="Tabelle65" table:style-name="Tabelle65">
        <table:table-column table:style-name="Tabelle65.A"/>
        <table:table-column table:style-name="Tabelle65.B"/>
        <table:table-row table:style-name="Tabelle65.1">
          <table:table-cell table:style-name="Tabelle65.A1" office:value-type="string">
            <text:p text:style-name="P10">Usage</text:p>
          </table:table-cell>
          <table:table-cell table:style-name="Tabelle65.B1" office:value-type="string">
            <text:p text:style-name="P4">The FTP server implements most of RFC-765 and supports user accounts with different permissions and virtual root directories. Start the server first, then add and remove user with their authorizations at will. Users data is stored in WebFTPUsers.dat. FTP.log stores the data transfer activity log.</text:p>
            <text:p text:style-name="P4"/>
            <text:p text:style-name="P4">The state of the Bluebottle FTP server where the deliverable material is available can be observed in:</text:p>
            <text:p text:style-name="P4"><text:a xlink:type="simple" xlink:href="http://www.bluebottle.ethz.ch/serverstate.ssmp">http://www.bluebottle.ethz.ch/serverstate.ssmp</text:a></text:p>
          </table:table-cell>
        </table:table-row>
        <table:table-row>
          <table:table-cell table:style-name="Tabelle65.A2" office:value-type="string">
            <text:p text:style-name="P10">Start</text:p>
          </table:table-cell>
          <table:table-cell table:style-name="Tabelle65.B2" office:value-type="string">
            <text:p text:style-name="P4">WebFTPServer.Start [„\l:“ &lt;logfilename&gt;] ~</text:p>
            <text:p text:style-name="P4">This confirmation message appears in Kernel Log:</text:p>
            <text:p text:style-name="P4">{P cpuid= 0, pid= 3628 Service 21 open 0}<text:line-break/>{P cpuid= 0, pid= 3628 WebFTPServer started}<text:line-break/>WebFTPServer started</text:p>
            <text:p text:style-name="P4"/>
            <text:p text:style-name="P4">WebFTPServer.AddUser &lt;username&gt; &lt;password&gt; &lt;max concurrent logins&gt; &lt;permissions&gt; [&lt;root&gt;] ~</text:p>
            <text:p text:style-name="P4">Here 2 examples:</text:p>
            <text:p text:style-name="P4">WebFTPServer.AddUser &lt;username&gt; &lt;password&gt; -1 rwp FAT:~<text:line-break/>WebFTPServer.AddUser anonymous none 3 rwpm FAT:/ftproot/ ~</text:p>
            <text:p text:style-name="P4"><text:line-break/>WebFTPServer.RemoveUser &lt;user&gt; ~<text:line-break/>WebFTPServer.ListUsers ~</text:p>
          </table:table-cell>
        </table:table-row>
        <table:table-row>
          <table:table-cell table:style-name="Tabelle65.A2" office:value-type="string">
            <text:p text:style-name="P10">Stop</text:p>
          </table:table-cell>
          <table:table-cell table:style-name="Tabelle65.B2" office:value-type="string">
            <text:p text:style-name="P4">WebFTPServer.Stop ~</text:p>
          </table:table-cell>
        </table:table-row>
        <table:table-row>
          <table:table-cell table:style-name="Tabelle65.A2" office:value-type="string">
            <text:p text:style-name="P10">Components</text:p>
          </table:table-cell>
          <table:table-cell table:style-name="Tabelle65.B2" office:value-type="string">
            <text:p text:style-name="P4">WebFTPServer.Mod, FTP.Log, WebFTPUsers.dat</text:p>
          </table:table-cell>
        </table:table-row>
      </table:table>
      <text:p text:style-name="P21"/>
      <text:h text:style-name="Heading_20_2" text:outline-level="2"><text:soft-page-break/>VNC client</text:h>
      <text:p text:style-name="P21"/>
      <table:table table:name="Tabelle62" table:style-name="Tabelle62">
        <table:table-column table:style-name="Tabelle62.A"/>
        <table:table-column table:style-name="Tabelle62.B"/>
        <table:table-row>
          <table:table-cell table:style-name="Tabelle62.A1" office:value-type="string">
            <text:p text:style-name="P10">Usage</text:p>
          </table:table-cell>
          <table:table-cell table:style-name="Tabelle62.B1" office:value-type="string">
            <text:p text:style-name="P12">Each window is entitled: „servername Port nnn – VNC i“ where „i“ is the session number.</text:p>
          </table:table-cell>
        </table:table-row>
        <table:table-row>
          <table:table-cell table:style-name="Tabelle62.A2" office:value-type="string">
            <text:p text:style-name="P10">Start</text:p>
          </table:table-cell>
          <table:table-cell table:style-name="Tabelle62.B2" office:value-type="string">
            <text:p text:style-name="P12">VNC.Open &lt;servername&gt; [&lt;password&gt;] „5901“ ~</text:p>
            <text:p text:style-name="P12">A wrong or missing password is acknowledged with: „Error 1“.</text:p>
            <text:p text:style-name="P12">VNC.Show ~ The number of connections is reported in Kernel Log.</text:p>
          </table:table-cell>
        </table:table-row>
        <table:table-row>
          <table:table-cell table:style-name="Tabelle62.A2" office:value-type="string">
            <text:p text:style-name="P10">Stop</text:p>
          </table:table-cell>
          <table:table-cell table:style-name="Tabelle62.B2" office:value-type="string">
            <text:p text:style-name="P12">Close the window(s).</text:p>
            <text:p text:style-name="P12">To clean up: SystemTools.Free VNC ~</text:p>
          </table:table-cell>
        </table:table-row>
        <table:table-row>
          <table:table-cell table:style-name="Tabelle62.A2" office:value-type="string">
            <text:p text:style-name="P10">Components</text:p>
          </table:table-cell>
          <table:table-cell table:style-name="Tabelle62.B2" office:value-type="string">
            <text:p text:style-name="P12">VNC.Mod</text:p>
          </table:table-cell>
        </table:table-row>
      </table:table>
      <text:p text:style-name="P21"/>
      <text:h text:style-name="Heading_20_2" text:outline-level="2">VNC server viewer, extension of VNCServer</text:h>
      <text:p text:style-name="P21"/>
      <table:table table:name="Tabelle63" table:style-name="Tabelle63">
        <table:table-column table:style-name="Tabelle63.A"/>
        <table:table-column table:style-name="Tabelle63.B"/>
        <table:table-row>
          <table:table-cell table:style-name="Tabelle63.A1" office:value-type="string">
            <text:p text:style-name="P10">Usage</text:p>
          </table:table-cell>
          <table:table-cell table:style-name="Tabelle63.B1" office:value-type="string">
            <text:p text:style-name="P12">Each window is entitled: „servername – VNC i“ where „i“ is the session number.</text:p>
          </table:table-cell>
        </table:table-row>
        <table:table-row>
          <table:table-cell table:style-name="Tabelle63.A2" office:value-type="string">
            <text:p text:style-name="P10">Start</text:p>
          </table:table-cell>
          <table:table-cell table:style-name="Tabelle63.B2" office:value-type="string">
            <text:p text:style-name="P12">WMVNCView.Install &lt;name&gt; &lt;password&gt; &lt;port&gt; x y w h ~</text:p>
            <text:p text:style-name="P12">name and password are strings optionally in " "<text:line-break/>use "" for no password</text:p>
            <text:p text:style-name="P12">Example: <text:s/>"Bluebottle VNC View1" "" 5903 0 0 1024 768~</text:p>
          </table:table-cell>
        </table:table-row>
        <table:table-row>
          <table:table-cell table:style-name="Tabelle63.A2" office:value-type="string">
            <text:p text:style-name="P10">Stop</text:p>
          </table:table-cell>
          <table:table-cell table:style-name="Tabelle63.B2" office:value-type="string">
            <text:p text:style-name="P12">Close the window(s).</text:p>
            <text:p text:style-name="P12">WMVNCView.Uninstall ~</text:p>
            <text:p text:style-name="P12">To clean up: SystemTools.Free WMVNCView VNCServer ~</text:p>
          </table:table-cell>
        </table:table-row>
        <table:table-row>
          <table:table-cell table:style-name="Tabelle63.A2" office:value-type="string">
            <text:p text:style-name="P10">Components</text:p>
          </table:table-cell>
          <table:table-cell table:style-name="Tabelle63.B2" office:value-type="string">
            <text:p text:style-name="P12">VNCServer.Mod, WMVNCView.Mod</text:p>
          </table:table-cell>
        </table:table-row>
      </table:table>
      <text:p text:style-name="P21"/>
      <text:h text:style-name="Heading_20_2" text:outline-level="2">Synergy client</text:h>
      <text:p text:style-name="P21">Synergy – <text:a xlink:type="simple" xlink:href="http://synergy2.sourceforge.net/">http://synergy2.sourceforge.net</text:a> - lets you share a single mouse and keyboard between multiple computers with different operating systems, each with its own display, without special hardware. It's intended for users with multiple computers on their desk since each system uses its own monitor(s). Redirecting the mouse and keyboard is as simple as moving the mouse off the edge of the screen.</text:p>
      <text:p text:style-name="P21">Synergy consists of a server, which provides a keyboard and a mouse so to speak, and a client per “second” machine which can then be operated without input devices. The server and the clients may run different OSes (Windows, Mac OS X and Unix) in any combination. A2 offers only a client software. The computers must be connected to each via TCP/IP.</text:p>
      <text:p text:style-name="P21"/>
      <text:p text:style-name="P21">After having installed the Synergy server, it must be configured and started. The server and each client should be given a (screen) name for identification during the configuration. The name is irrelevant and an alias such as the machine's IP address is good enough.</text:p>
      <text:p text:style-name="P21"/>
      <table:table table:name="Tabelle68" table:style-name="Tabelle68">
        <table:table-column table:style-name="Tabelle68.A"/>
        <table:table-column table:style-name="Tabelle68.B"/>
        <table:table-row>
          <table:table-cell table:style-name="Tabelle68.A1" office:value-type="string">
            <text:p text:style-name="P10">Usage</text:p>
          </table:table-cell>
          <table:table-cell table:style-name="Tabelle68.B1" office:value-type="string">
            <text:p text:style-name="P4">Pick which keyboard and mouse will be shared. The computer with that keyboard and mouse is called the „primary screen“ and will run the Synergy server. All of the other computers are „secondary screens“ and run a Synergy client.</text:p>
            <text:p text:style-name="P4">Synergy also merges the clipboards of all the machines into one, allowing cut-and-paste between them. And it does it all in Unicode so any text can be copied.</text:p>
          </table:table-cell>
        </table:table-row>
        <table:table-row>
          <table:table-cell table:style-name="Tabelle68.A2" office:value-type="string">
            <text:p text:style-name="P10">Start</text:p>
          </table:table-cell>
          <table:table-cell table:style-name="Tabelle68.B2" office:value-type="string">
            <text:p text:style-name="P4">SynergyClient.Connect &lt;serverName&gt; &lt;screenName&gt; ~</text:p>
            <text:p text:style-name="P4">serverName: the Windows name for instance or an IP address.</text:p>
            <text:p text:style-name="P4">screenName: name of the client screen as declared to the Synergy server when it <text:soft-page-break/>was configured. Since A2 has no name, use an IP address.</text:p>
          </table:table-cell>
        </table:table-row>
        <table:table-row>
          <table:table-cell table:style-name="Tabelle68.A2" office:value-type="string">
            <text:p text:style-name="P10">Stop</text:p>
          </table:table-cell>
          <table:table-cell table:style-name="Tabelle68.B2" office:value-type="string">
            <text:p text:style-name="P4">SynergyClient.Close</text:p>
            <text:p text:style-name="P4">To clean up: SystemTools.Free SynergyClient ~</text:p>
          </table:table-cell>
        </table:table-row>
        <table:table-row>
          <table:table-cell table:style-name="Tabelle68.A2" office:value-type="string">
            <text:p text:style-name="P10">Components</text:p>
          </table:table-cell>
          <table:table-cell table:style-name="Tabelle68.B2" office:value-type="string">
            <text:p text:style-name="P4">SynergyClient.Mod</text:p>
          </table:table-cell>
        </table:table-row>
      </table:table>
      <text:p text:style-name="P21"/>
      <text:h text:style-name="Heading_20_2" text:outline-level="2">BlueTerminal for V24 communication</text:h>
      <text:p text:style-name="P21"/>
      <text:p text:style-name="P21">An indispensable testing tool for communicating between two machines during the start phase. Warning: it will not last long until this technology completely disappears from modern machines. We are almost there anyway, hence there is a need for an alternative solution, say via USB port.</text:p>
      <text:p text:style-name="P21"/>
      <table:table table:name="Tabelle42" table:style-name="Tabelle42">
        <table:table-column table:style-name="Tabelle42.A"/>
        <table:table-column table:style-name="Tabelle42.B"/>
        <table:table-row>
          <table:table-cell table:style-name="Tabelle42.A1" office:value-type="string">
            <text:p text:style-name="P10">Usage</text:p>
          </table:table-cell>
          <table:table-cell table:style-name="Tabelle42.B1" office:value-type="string">
            <text:p text:style-name="P4">A serial port must be available on the machine and a serial port driver must be installed by executing V24.Install ~ . Verify that it is ready by executing: Serials.Show ~</text:p>
          </table:table-cell>
        </table:table-row>
        <table:table-row>
          <table:table-cell table:style-name="Tabelle42.A2" office:value-type="string">
            <text:p text:style-name="P10">Start</text:p>
          </table:table-cell>
          <table:table-cell table:style-name="Tabelle42.B2" office:value-type="string">
            <text:p text:style-name="P4">WMV24Component.Open ~ <text:s/>Several BlueTerminals may be running in parallel.</text:p>
          </table:table-cell>
        </table:table-row>
        <table:table-row>
          <table:table-cell table:style-name="Tabelle42.A2" office:value-type="string">
            <text:p text:style-name="P10">Stop</text:p>
          </table:table-cell>
          <table:table-cell table:style-name="Tabelle42.B2" office:value-type="string">
            <text:p text:style-name="P4">Close the window(s).</text:p>
            <text:p text:style-name="P4">To clean up: SystemTools.Free WMV24Component ~</text:p>
          </table:table-cell>
        </table:table-row>
        <table:table-row>
          <table:table-cell table:style-name="Tabelle42.A2" office:value-type="string">
            <text:p text:style-name="P10">Restorable</text:p>
          </table:table-cell>
          <table:table-cell table:style-name="Tabelle42.B2" office:value-type="string">
            <text:p text:style-name="P4"/>
          </table:table-cell>
        </table:table-row>
        <table:table-row>
          <table:table-cell table:style-name="Tabelle42.A2" office:value-type="string">
            <text:p text:style-name="P10">Components</text:p>
          </table:table-cell>
          <table:table-cell table:style-name="Tabelle42.B2" office:value-type="string">
            <text:p text:style-name="P4">WMV24Component.Mod</text:p>
          </table:table-cell>
        </table:table-row>
      </table:table>
      <text:p text:style-name="P21"/>
      <text:h text:style-name="Heading_20_2" text:outline-level="2">Telnet VT100 terminal</text:h>
      <text:p text:style-name="P21"/>
      <table:table table:name="Tabelle43" table:style-name="Tabelle43">
        <table:table-column table:style-name="Tabelle43.A"/>
        <table:table-column table:style-name="Tabelle43.B"/>
        <table:table-row>
          <table:table-cell table:style-name="Tabelle43.A1" office:value-type="string">
            <text:p text:style-name="P10">Usage</text:p>
          </table:table-cell>
          <table:table-cell table:style-name="Tabelle43.B1" office:value-type="string">
            <text:p text:style-name="P4">A network attachment must be available on the machine.</text:p>
          </table:table-cell>
        </table:table-row>
        <table:table-row>
          <table:table-cell table:style-name="Tabelle43.A2" office:value-type="string">
            <text:p text:style-name="P10">Start</text:p>
          </table:table-cell>
          <table:table-cell table:style-name="Tabelle43.B2" office:value-type="string">
            <text:p text:style-name="P4">WMVT100.Open &lt;address&gt; [&lt;port&gt;] ~</text:p>
            <text:p text:style-name="P4">The address may be an IP address between hyphens e.g. „192.168.1.13“</text:p>
            <text:p text:style-name="P4">The default portnumber is 23.</text:p>
          </table:table-cell>
        </table:table-row>
        <table:table-row>
          <table:table-cell table:style-name="Tabelle43.A2" office:value-type="string">
            <text:p text:style-name="P10">Stop</text:p>
          </table:table-cell>
          <table:table-cell table:style-name="Tabelle43.B2" office:value-type="string">
            <text:p text:style-name="P4">Close the window.</text:p>
            <text:p text:style-name="P4">To clean up: SystemTools.Free WMVT100 ~</text:p>
          </table:table-cell>
        </table:table-row>
        <table:table-row>
          <table:table-cell table:style-name="Tabelle43.A2" office:value-type="string">
            <text:p text:style-name="P10">Components</text:p>
          </table:table-cell>
          <table:table-cell table:style-name="Tabelle43.B2" office:value-type="string">
            <text:p text:style-name="P4">WMVT100.Mod</text:p>
          </table:table-cell>
        </table:table-row>
      </table:table>
      <text:p text:style-name="P21"/>
      <text:h text:style-name="Heading_20_2" text:outline-level="2">IMAP/SMTP mail client</text:h>
      <text:p text:style-name="P21"/>
      <table:table table:name="Tabelle56" table:style-name="Tabelle56">
        <table:table-column table:style-name="Tabelle56.A"/>
        <table:table-column table:style-name="Tabelle56.B"/>
        <table:table-row>
          <table:table-cell table:style-name="Tabelle56.A1" office:value-type="string">
            <text:p text:style-name="P10">Usage</text:p>
          </table:table-cell>
          <table:table-cell table:style-name="Tabelle56.B1" office:value-type="string">
            <text:p text:style-name="P4">Uses IMAPIcons.tar</text:p>
          </table:table-cell>
        </table:table-row>
        <table:table-row>
          <table:table-cell table:style-name="Tabelle56.A2" office:value-type="string">
            <text:p text:style-name="P10">Start</text:p>
          </table:table-cell>
          <table:table-cell table:style-name="Tabelle56.B2" office:value-type="string">
            <text:p text:style-name="P4">IMAPGUI.Open ~</text:p>
          </table:table-cell>
        </table:table-row>
        <table:table-row>
          <table:table-cell table:style-name="Tabelle56.A2" office:value-type="string">
            <text:p text:style-name="P10">Stop</text:p>
          </table:table-cell>
          <table:table-cell table:style-name="Tabelle56.B2" office:value-type="string">
            <text:p text:style-name="P4">Close the window.</text:p>
            <text:p text:style-name="P4">To clean up: SystemTools.Free IMAPGUI ~</text:p>
          </table:table-cell>
        </table:table-row>
        <table:table-row>
          <table:table-cell table:style-name="Tabelle56.A2" office:value-type="string">
            <text:p text:style-name="P10">Restorable</text:p>
          </table:table-cell>
          <table:table-cell table:style-name="Tabelle56.B2" office:value-type="string">
            <text:p text:style-name="P4"/>
          </table:table-cell>
        </table:table-row>
        <table:table-row>
          <table:table-cell table:style-name="Tabelle56.A2" office:value-type="string">
            <text:p text:style-name="P10">Components</text:p>
          </table:table-cell>
          <table:table-cell table:style-name="Tabelle56.B2" office:value-type="string">
            <text:p text:style-name="P4"><text:span text:style-name="T9">IMAPUtilities.Mod, IMAP.Mod, IMAPClient.Mod, RMSMTP.Mod, </text:span>IMAPGUI.Mod<text:span text:style-name="T9"> (should be named WMMail.Mod)</text:span></text:p>
          </table:table-cell>
        </table:table-row>
      </table:table>
      <text:p text:style-name="P21"/>
      <text:h text:style-name="P41" text:outline-level="1"><text:soft-page-break/>Multimedia</text:h>
      <text:p text:style-name="P22"/>
      <text:h text:style-name="Heading_20_2" text:outline-level="2">Sound cards/chips for which a driver exists</text:h>
      <text:p text:style-name="P22"/>
      <table:table table:name="Tabelle98" table:style-name="Tabelle98">
        <table:table-column table:style-name="Tabelle98.A"/>
        <table:table-column table:style-name="Tabelle98.B"/>
        <table:table-column table:style-name="Tabelle98.C"/>
        <table:table-column table:style-name="Tabelle98.D"/>
        <table:table-column table:style-name="Tabelle98.E"/>
        <table:table-row>
          <table:table-cell table:style-name="Tabelle98.A1" office:value-type="string">
            <text:p text:style-name="P33">Vendor / ID</text:p>
          </table:table-cell>
          <table:table-cell table:style-name="Tabelle98.A1" office:value-type="string">
            <text:p text:style-name="P33">Chip</text:p>
          </table:table-cell>
          <table:table-cell table:style-name="Tabelle98.A1" office:value-type="string">
            <text:p text:style-name="P33">DeviceID</text:p>
          </table:table-cell>
          <table:table-cell table:style-name="Tabelle98.A1" office:value-type="string">
            <text:p text:style-name="P33">Driver</text:p>
          </table:table-cell>
          <table:table-cell table:style-name="Tabelle98.E1" office:value-type="string">
            <text:p text:style-name="P33">Install command (*)</text:p>
          </table:table-cell>
        </table:table-row>
        <table:table-row>
          <table:table-cell table:style-name="Tabelle98.A2" office:value-type="string">
            <text:p text:style-name="P12">Intel / 8086</text:p>
          </table:table-cell>
          <table:table-cell table:style-name="Tabelle98.A2" office:value-type="string">
            <text:p text:style-name="P12">i810 chipset (has integrated AC'97 controller)</text:p>
          </table:table-cell>
          <table:table-cell table:style-name="Tabelle98.A2" office:value-type="string">
            <text:p text:style-name="P12"/>
          </table:table-cell>
          <table:table-cell table:style-name="Tabelle98.A2" office:value-type="string">
            <text:p text:style-name="P12">i810Sound.Mod</text:p>
          </table:table-cell>
          <table:table-cell table:style-name="Tabelle98.E2" office:value-type="string">
            <text:p text:style-name="P12">i810.Install ~</text:p>
          </table:table-cell>
        </table:table-row>
        <table:table-row>
          <table:table-cell table:style-name="Tabelle98.A2" office:value-type="string">
            <text:p text:style-name="P12">Ensoniq / 1274</text:p>
          </table:table-cell>
          <table:table-cell table:style-name="Tabelle98.A2" office:value-type="string">
            <text:p text:style-name="P17">ES1371</text:p>
            <text:p text:style-name="P17">ES1373</text:p>
            <text:p text:style-name="P17">5880 Audio PCI</text:p>
            <text:p text:style-name="P17">ES1371 on Creative SoundBlaster PCI 128</text:p>
          </table:table-cell>
          <table:table-cell table:style-name="Tabelle98.A2" office:value-type="string">
            <text:p text:style-name="P17">1371</text:p>
            <text:p text:style-name="P17">1373</text:p>
            <text:p text:style-name="P17">5880</text:p>
            <text:p text:style-name="P17">???</text:p>
          </table:table-cell>
          <table:table-cell table:style-name="Tabelle98.A2" office:value-type="string">
            <text:p text:style-name="P12">EnsoniqSound.Mod</text:p>
          </table:table-cell>
          <table:table-cell table:style-name="Tabelle98.E2" office:value-type="string">
            <text:p text:style-name="P12">Ensoniq.Install ~</text:p>
          </table:table-cell>
        </table:table-row>
        <table:table-row>
          <table:table-cell table:style-name="Tabelle98.A2" office:value-type="string">
            <text:p text:style-name="P12">Yamaha / 1073</text:p>
          </table:table-cell>
          <table:table-cell table:style-name="Tabelle98.A2" office:value-type="string">
            <text:p text:style-name="P17">YMF724</text:p>
            <text:p text:style-name="P17">YMF724F</text:p>
            <text:p text:style-name="P17">YMF740</text:p>
            <text:p text:style-name="P12">YMF740C</text:p>
            <text:p text:style-name="P12">YMF744</text:p>
            <text:p text:style-name="P12">YMF754</text:p>
          </table:table-cell>
          <table:table-cell table:style-name="Tabelle98.A2" office:value-type="string">
            <text:p text:style-name="P17">0004</text:p>
            <text:p text:style-name="P17">000D</text:p>
            <text:p text:style-name="P17">000A</text:p>
            <text:p text:style-name="P17">000C</text:p>
            <text:p text:style-name="P17">0010</text:p>
            <text:p text:style-name="P17">0012</text:p>
          </table:table-cell>
          <table:table-cell table:style-name="Tabelle98.A2" office:value-type="string">
            <text:p text:style-name="P12">YMF754.Mod</text:p>
            <text:p text:style-name="P12">YMF754Util.Mod</text:p>
            <text:p text:style-name="P12">YMF754.Bin</text:p>
          </table:table-cell>
          <table:table-cell table:style-name="Tabelle98.E2" office:value-type="string">
            <text:p text:style-name="P12">YMF754.Install ~</text:p>
          </table:table-cell>
        </table:table-row>
      </table:table>
      <text:p text:style-name="P22"/>
      <text:p text:style-name="P22"><text:tab/><text:tab/>(*) These commands can be launched automatically either:</text:p>
      <text:p text:style-name="P22"><text:tab/><text:tab/><text:tab/>by placing them in the Autostart section of Configuration.XML or</text:p>
      <text:p text:style-name="P22"><text:tab/><text:tab/><text:tab/>by inserting “Boot=PCITools.DetectHardware” in the Configuration strings</text:p>
      <text:p text:style-name="P22"/>
      <text:p text:style-name="P22"><text:span text:style-name="T6">Yamaha</text:span>: The driver requires the microcode YMF754.Bin for the controller and the DSP. The microcode can be retrieved from the Alsa server at:</text:p>
      <text:p text:style-name="P22"><text:a xlink:type="simple" xlink:href="ftp://ftp.alsa-project.org/pub/manuals/yamaha/pci/724hwmcode.c">ftp://ftp.alsa-project.org/pub/manuals/yamaha/pci/724hwmcode.c</text:a> </text:p>
      <text:p text:style-name="P22">and converted to YMF754.Bin by YMF754Util.Mod</text:p>
      <text:p text:style-name="P22"/>
      <text:h text:style-name="Heading_20_2" text:outline-level="2">Sound mixer</text:h>
      <text:p text:style-name="P21"/>
      <table:table table:name="Tabelle45" table:style-name="Tabelle45">
        <table:table-column table:style-name="Tabelle45.A"/>
        <table:table-column table:style-name="Tabelle45.B"/>
        <table:table-row>
          <table:table-cell table:style-name="Tabelle45.A1" office:value-type="string">
            <text:p text:style-name="P10">Usage</text:p>
          </table:table-cell>
          <table:table-cell table:style-name="Tabelle45.B1" office:value-type="string">
            <text:p text:style-name="P4">A sound device driver must be installed already.</text:p>
          </table:table-cell>
        </table:table-row>
        <table:table-row>
          <table:table-cell table:style-name="Tabelle45.A2" office:value-type="string">
            <text:p text:style-name="P10">Start</text:p>
          </table:table-cell>
          <table:table-cell table:style-name="Tabelle45.B2" office:value-type="string">
            <text:p text:style-name="P4">WMMixer.Open ~ Several sound mixers may be running in parallel.</text:p>
          </table:table-cell>
        </table:table-row>
        <table:table-row>
          <table:table-cell table:style-name="Tabelle45.A2" office:value-type="string">
            <text:p text:style-name="P10">Stop</text:p>
          </table:table-cell>
          <table:table-cell table:style-name="Tabelle45.B2" office:value-type="string">
            <text:p text:style-name="P4">Close the window(s).</text:p>
            <text:p text:style-name="P4">To clean up: SystemTools.Free WMMixer ~</text:p>
          </table:table-cell>
        </table:table-row>
        <table:table-row>
          <table:table-cell table:style-name="Tabelle45.A2" office:value-type="string">
            <text:p text:style-name="P10">Components</text:p>
          </table:table-cell>
          <table:table-cell table:style-name="Tabelle45.B2" office:value-type="string">
            <text:p text:style-name="P4">WMMixer.Mod</text:p>
          </table:table-cell>
        </table:table-row>
      </table:table>
      <text:p text:style-name="P21"/>
      <text:h text:style-name="Heading_20_2" text:outline-level="2">Ogg Vorbis player</text:h>
      <text:p text:style-name="P21"/>
      <text:p text:style-name="P21">made of: WMOGGPlayer.Mod, OGGUtilities.Mod <text:s/>and OGGRadios.Text. The latter lists<text:line-break/><text:tab/><text:tab/>- URLs (pre-requisite: communication driver installed)<text:line-break/><text:tab/><text:tab/>- or local file names having .ogg as extension</text:p>
      <text:p text:style-name="P21"/>
      <text:p text:style-name="P21">Sound stream Ogg Vorbis Codec: <text:a xlink:type="simple" xlink:href="http://www.vorbis.org/">http://www.vorbis.org</text:a> and <text:a xlink:type="simple" xlink:href="http://vorbis.audiohq.de/">http://vorbis.audiohq.de</text:a> </text:p>
      <text:p text:style-name="P21">The stream server accessed are mostly based on icecast - <text:a xlink:type="simple" xlink:href="http://www.icecast.org/">http://www.icecast.org</text:a></text:p>
      <text:p text:style-name="P21"><text:soft-page-break/><text:a xlink:type="simple" xlink:href="http://www.icecast.org/"/></text:p>
      <text:h text:style-name="Heading_20_2" text:outline-level="2">Television viewer</text:h>
      <text:p text:style-name="P21"/>
      <text:p text:style-name="P21">made of: TV.Mod, TVDriver.Mod, TVChannels.Mod and TVChannels.XML, and requires the installation of the driver BT848.Mod</text:p>
      <text:p text:style-name="P21">The BT848 chip (found on Hauppauge cards) is since long antiquated and difficult to acquire. Support for modern hardware (for instance with USB interface) is demanded.</text:p>
      <text:p text:style-name="P21"/>
      <text:h text:style-name="Heading_20_2" text:outline-level="2">Teletext viewer</text:h>
      <text:p text:style-name="P21"/>
      <text:p text:style-name="P21">for the same hardware (not all Hauppauge cards have a teletext decoder) made of: TeletextViewer.Mod, TeletextFont.Mod, TeletextBrowser.Mod and teletext.bfnt</text:p>
      <text:p text:style-name="P24"/>
      <text:h text:style-name="P41" text:outline-level="1">System inspection and performance measurement</text:h>
      <text:p text:style-name="P24"/>
      <text:h text:style-name="Heading_20_2" text:outline-level="2">TCP tracker</text:h>
      <text:p text:style-name="P21"/>
      <table:table table:name="Tabelle44" table:style-name="Tabelle44">
        <table:table-column table:style-name="Tabelle44.A"/>
        <table:table-column table:style-name="Tabelle44.B"/>
        <table:table-row>
          <table:table-cell table:style-name="Tabelle44.A1" office:value-type="string">
            <text:p text:style-name="P10">Usage</text:p>
          </table:table-cell>
          <table:table-cell table:style-name="Tabelle44.B1" office:value-type="string">
            <text:p text:style-name="P12">A table listing of the recognized connections appears on the desktop. A number of informations is given for each connection: Remote address, Local Port, State (Opened, Closed, ...), etc</text:p>
            <text:p text:style-name="P12">After having selected one of those connections, it can be either closed or discarded.</text:p>
          </table:table-cell>
        </table:table-row>
        <table:table-row>
          <table:table-cell table:style-name="Tabelle44.A2" office:value-type="string">
            <text:p text:style-name="P10">Start</text:p>
          </table:table-cell>
          <table:table-cell table:style-name="Tabelle44.B2" office:value-type="string">
            <text:p text:style-name="P12">WMTCPTracker.Open ~</text:p>
          </table:table-cell>
        </table:table-row>
        <table:table-row>
          <table:table-cell table:style-name="Tabelle44.A2" office:value-type="string">
            <text:p text:style-name="P10">Stop</text:p>
          </table:table-cell>
          <table:table-cell table:style-name="Tabelle44.B2" office:value-type="string">
            <text:p text:style-name="P12">Close the window.</text:p>
            <text:p text:style-name="P12">WMTCPTracker.Close ~</text:p>
            <text:p text:style-name="P12">To clean up: SystemTools.Free WMObjectTracker ~</text:p>
          </table:table-cell>
        </table:table-row>
        <table:table-row>
          <table:table-cell table:style-name="Tabelle44.A2" office:value-type="string">
            <text:p text:style-name="P10">Restorable</text:p>
          </table:table-cell>
          <table:table-cell table:style-name="Tabelle44.B2" office:value-type="string">
            <text:p text:style-name="P12"/>
          </table:table-cell>
        </table:table-row>
        <table:table-row>
          <table:table-cell table:style-name="Tabelle44.A2" office:value-type="string">
            <text:p text:style-name="P10">Components</text:p>
          </table:table-cell>
          <table:table-cell table:style-name="Tabelle44.B2" office:value-type="string">
            <text:p text:style-name="P12">WMTCPTracker.Mod</text:p>
          </table:table-cell>
        </table:table-row>
      </table:table>
      <text:p text:style-name="P21"/>
      <text:h text:style-name="Heading_20_2" text:outline-level="2">Objects tracker</text:h>
      <text:p text:style-name="P21"/>
      <table:table table:name="Tabelle32" table:style-name="Tabelle32">
        <table:table-column table:style-name="Tabelle32.A"/>
        <table:table-column table:style-name="Tabelle32.B"/>
        <table:table-row>
          <table:table-cell table:style-name="Tabelle32.A1" office:value-type="string">
            <text:p text:style-name="P10">Usage</text:p>
          </table:table-cell>
          <table:table-cell table:style-name="Tabelle32.B1" office:value-type="string">
            <text:p text:style-name="P12">A table listing all the currently active objects appears on the desktop. In the absence of a module name a dialog window asking for it appears.</text:p>
          </table:table-cell>
        </table:table-row>
        <table:table-row>
          <table:table-cell table:style-name="Tabelle32.A2" office:value-type="string">
            <text:p text:style-name="P10">Start</text:p>
          </table:table-cell>
          <table:table-cell table:style-name="Tabelle32.B2" office:value-type="string">
            <text:p text:style-name="P12">WMObjectTracker.Open ~</text:p>
          </table:table-cell>
        </table:table-row>
        <table:table-row>
          <table:table-cell table:style-name="Tabelle32.A2" office:value-type="string">
            <text:p text:style-name="P10">Stop</text:p>
          </table:table-cell>
          <table:table-cell table:style-name="Tabelle32.B2" office:value-type="string">
            <text:p text:style-name="P12">Close the window.</text:p>
            <text:p text:style-name="P12">WMObjectTracker.Close ~</text:p>
            <text:p text:style-name="P12">To clean up: SystemTools.Free WMObjectTracker ~</text:p>
          </table:table-cell>
        </table:table-row>
        <table:table-row>
          <table:table-cell table:style-name="Tabelle32.A2" office:value-type="string">
            <text:p text:style-name="P10">Restorable</text:p>
          </table:table-cell>
          <table:table-cell table:style-name="Tabelle32.B2" office:value-type="string">
            <text:p text:style-name="P12"/>
          </table:table-cell>
        </table:table-row>
        <table:table-row>
          <table:table-cell table:style-name="Tabelle32.A2" office:value-type="string">
            <text:p text:style-name="P10">Components</text:p>
          </table:table-cell>
          <table:table-cell table:style-name="Tabelle32.B2" office:value-type="string">
            <text:p text:style-name="P12">WMObjectTracker.Mod</text:p>
          </table:table-cell>
        </table:table-row>
      </table:table>
      <text:p text:style-name="P21"/>
      <text:h text:style-name="Heading_20_2" text:outline-level="2"><text:soft-page-break/>Module state inspector</text:h>
      <text:p text:style-name="P21"/>
      <table:table table:name="Tabelle34" table:style-name="Tabelle34">
        <table:table-column table:style-name="Tabelle34.A"/>
        <table:table-column table:style-name="Tabelle34.B"/>
        <table:table-row>
          <table:table-cell table:style-name="Tabelle34.A1" office:value-type="string">
            <text:p text:style-name="P10">Usage</text:p>
          </table:table-cell>
          <table:table-cell table:style-name="Tabelle34.B1" office:value-type="string">
            <text:p text:style-name="P12">The state of the named module appears in a desktop window.</text:p>
          </table:table-cell>
        </table:table-row>
        <table:table-row>
          <table:table-cell table:style-name="Tabelle34.A2" office:value-type="string">
            <text:p text:style-name="P10">Start</text:p>
          </table:table-cell>
          <table:table-cell table:style-name="Tabelle34.B2" office:value-type="string">
            <text:p text:style-name="P12">WMModuleState.Open &lt;modulename&gt; ~</text:p>
          </table:table-cell>
        </table:table-row>
        <table:table-row>
          <table:table-cell table:style-name="Tabelle34.A2" office:value-type="string">
            <text:p text:style-name="P10">Stop</text:p>
          </table:table-cell>
          <table:table-cell table:style-name="Tabelle34.B2" office:value-type="string">
            <text:p text:style-name="P12">Close the window.</text:p>
            <text:p text:style-name="P12">To clean up: SystemTools.Free WMModuleState ~</text:p>
          </table:table-cell>
        </table:table-row>
        <table:table-row>
          <table:table-cell table:style-name="Tabelle34.A2" office:value-type="string">
            <text:p text:style-name="P10">Components</text:p>
          </table:table-cell>
          <table:table-cell table:style-name="Tabelle34.B2" office:value-type="string">
            <text:p text:style-name="P12">WMModuleState.Mod</text:p>
          </table:table-cell>
        </table:table-row>
      </table:table>
      <text:p text:style-name="P21"/>
      <text:h text:style-name="Heading_20_2" text:outline-level="2">USB hardware inspector</text:h>
      <text:p text:style-name="P21"/>
      <table:table table:name="Tabelle35" table:style-name="Tabelle35">
        <table:table-column table:style-name="Tabelle35.A"/>
        <table:table-column table:style-name="Tabelle35.B"/>
        <table:table-row>
          <table:table-cell table:style-name="Tabelle35.A1" office:value-type="string">
            <text:p text:style-name="P10">Usage</text:p>
          </table:table-cell>
          <table:table-cell table:style-name="Tabelle35.B1" office:value-type="string">
            <text:p text:style-name="P12">A table listing the detected Usb devices appears in a desktop window. Three different data views are available:</text:p>
            <text:p text:style-name="P12">* <text:s/>Standard</text:p>
            <text:p text:style-name="P12">* <text:s/>Detailed</text:p>
            <text:p text:style-name="P12">* <text:s/>Drivers</text:p>
            <text:p text:style-name="P12">When external USB devices are inserted or removed, the views can be refreshed to reflect the new situation.</text:p>
            <text:p text:style-name="P12">Uses the data file WMUsbInfo.tar containing a number of mini-icons and a list of USB devices vendor Ids (that data is available at <text:a xlink:type="simple" xlink:href="http://www.usb.org/">www.usb.org</text:a> ).</text:p>
          </table:table-cell>
        </table:table-row>
        <table:table-row>
          <table:table-cell table:style-name="Tabelle35.A2" office:value-type="string">
            <text:p text:style-name="P10">Start</text:p>
          </table:table-cell>
          <table:table-cell table:style-name="Tabelle35.B2" office:value-type="string">
            <text:p text:style-name="P12">WMUsbInfo.Open ~ <text:s/>Several inspectors may be running in parallel.</text:p>
          </table:table-cell>
        </table:table-row>
        <table:table-row>
          <table:table-cell table:style-name="Tabelle35.A2" office:value-type="string">
            <text:p text:style-name="P10">Stop</text:p>
          </table:table-cell>
          <table:table-cell table:style-name="Tabelle35.B2" office:value-type="string">
            <text:p text:style-name="P12">Close the window(s).</text:p>
            <text:p text:style-name="P12">To clean up: SystemTools.Free WMUsbInfo ~</text:p>
          </table:table-cell>
        </table:table-row>
        <table:table-row>
          <table:table-cell table:style-name="Tabelle35.A2" office:value-type="string">
            <text:p text:style-name="P10">Restorable</text:p>
          </table:table-cell>
          <table:table-cell table:style-name="Tabelle35.B2" office:value-type="string">
            <text:p text:style-name="P12"/>
          </table:table-cell>
        </table:table-row>
        <table:table-row>
          <table:table-cell table:style-name="Tabelle35.A2" office:value-type="string">
            <text:p text:style-name="P10">Not WinAos</text:p>
          </table:table-cell>
          <table:table-cell table:style-name="Tabelle35.B2" office:value-type="string">
            <text:p text:style-name="P12"/>
          </table:table-cell>
        </table:table-row>
        <table:table-row>
          <table:table-cell table:style-name="Tabelle35.A2" office:value-type="string">
            <text:p text:style-name="P10">Components</text:p>
          </table:table-cell>
          <table:table-cell table:style-name="Tabelle35.B2" office:value-type="string">
            <text:p text:style-name="P12">WMUsbInfo.Mod WMUsbInfo.tar</text:p>
          </table:table-cell>
        </table:table-row>
      </table:table>
      <text:p text:style-name="P21"/>
      <text:h text:style-name="Heading_20_2" text:outline-level="2">System performance monitor</text:h>
      <text:p text:style-name="P21"/>
      <text:p text:style-name="P21">made of: WMPerfMon.Mod ++</text:p>
      <text:p text:style-name="P21"/>
      <text:h text:style-name="Heading_20_2" text:outline-level="2">Event log</text:h>
      <text:p text:style-name="P21"/>
      <text:p text:style-name="P21">made of: WMEventLog.Mod</text:p>
      <text:p text:style-name="P21"/>
      <text:h text:style-name="Heading_20_2" text:outline-level="2">Keyboard key code inspector</text:h>
      <text:p text:style-name="P21"/>
      <table:table table:name="Tabelle46" table:style-name="Tabelle46">
        <table:table-column table:style-name="Tabelle46.A"/>
        <table:table-column table:style-name="Tabelle46.B"/>
        <table:table-row>
          <table:table-cell table:style-name="Tabelle46.A1" office:value-type="string">
            <text:p text:style-name="P10">Usage</text:p>
          </table:table-cell>
          <table:table-cell table:style-name="Tabelle46.B1" office:value-type="string">
            <text:p text:style-name="P12">The key code corresponding to a key stroke (key pressed or key released) is displayed. Key combinations with Ctrl, Alt or Meta-key included.</text:p>
            <text:p text:style-name="P12">Instead of reading the evanescent display information, one may direct the information to the kernel log. Example with the 'm' key:</text:p>
            <text:p text:style-name="P12">Key: UCS=0000006D, KeySym=0000006D (No Keysym), Key: 'm', Flags=<text:line-break/>Key: UCS=00000000, KeySym=00FFFFFF (No Key), Key: '', Flags=[RELEASE]</text:p>
          </table:table-cell>
        </table:table-row>
        <table:table-row>
          <table:table-cell table:style-name="Tabelle46.A2" office:value-type="string">
            <text:p text:style-name="P10">Start</text:p>
          </table:table-cell>
          <table:table-cell table:style-name="Tabelle46.B2" office:value-type="string">
            <text:p text:style-name="P12">WMKeyCode.Open ~</text:p>
            <text:p text:style-name="P12">WMKeyCode.StartLog ~</text:p>
            <text:p text:style-name="P12"><text:soft-page-break/>WMKeyCode.StopLog ~</text:p>
          </table:table-cell>
        </table:table-row>
        <table:table-row>
          <table:table-cell table:style-name="Tabelle46.A2" office:value-type="string">
            <text:p text:style-name="P10">Stop</text:p>
          </table:table-cell>
          <table:table-cell table:style-name="Tabelle46.B2" office:value-type="string">
            <text:p text:style-name="P12">Close the window.</text:p>
            <text:p text:style-name="P12">To clean up: SystemTools.Free WMKeyCode ~</text:p>
          </table:table-cell>
        </table:table-row>
        <table:table-row>
          <table:table-cell table:style-name="Tabelle46.A2" office:value-type="string">
            <text:p text:style-name="P10">Restorable</text:p>
          </table:table-cell>
          <table:table-cell table:style-name="Tabelle46.B2" office:value-type="string">
            <text:p text:style-name="P12"/>
          </table:table-cell>
        </table:table-row>
        <table:table-row>
          <table:table-cell table:style-name="Tabelle46.A2" office:value-type="string">
            <text:p text:style-name="P10">Components</text:p>
          </table:table-cell>
          <table:table-cell table:style-name="Tabelle46.B2" office:value-type="string">
            <text:p text:style-name="P12">WMKeyCode.Mod</text:p>
          </table:table-cell>
        </table:table-row>
      </table:table>
      <text:p text:style-name="P21"/>
      <text:h text:style-name="P41" text:outline-level="1">Example programs</text:h>
      <text:p text:style-name="P21"/>
      <text:p text:style-name="P21">The program names should be structured alike for easy retrieval as a group.</text:p>
      <text:p text:style-name="P21"/>
      <text:p text:style-name="P21">A text writer (not a full-fledged editor) program made of: ExampleTextWriter.Mod</text:p>
      <text:p text:style-name="P21"/>
      <text:p text:style-name="P21">A hand-drawing example program made of: WMScribble.Mod</text:p>
      <text:p text:style-name="P21"/>
      <text:p text:style-name="P21">A graphics example program made of: WMGraphics.Mod (uses BluebottlePic0.png)</text:p>
      <text:p text:style-name="P21"/>
      <text:p text:style-name="P21">A simple program for testing a few WM components made of: TestComponents.Mod</text:p>
      <text:p text:style-name="P21"/>
      <text:p text:style-name="P21">Drag and drop test program</text:p>
      <text:p text:style-name="P21"/>
      <table:table table:name="Tabelle47" table:style-name="Tabelle47">
        <table:table-column table:style-name="Tabelle47.A"/>
        <table:table-column table:style-name="Tabelle47.B"/>
        <table:table-row>
          <table:table-cell table:style-name="Tabelle47.A1" office:value-type="string">
            <text:p text:style-name="P10">Usage</text:p>
          </table:table-cell>
          <table:table-cell table:style-name="Tabelle47.B1" office:value-type="string">
            <text:p text:style-name="P12">Open the Kernel Log first. Position the cursor in the blue or green area, press the left mouse button, drag the cursor within the container panel and observe the information appearing in the log. A middle or left mouse click opens a dialog. Close it.</text:p>
          </table:table-cell>
        </table:table-row>
        <table:table-row>
          <table:table-cell table:style-name="Tabelle47.A2" office:value-type="string">
            <text:p text:style-name="P10">Start</text:p>
          </table:table-cell>
          <table:table-cell table:style-name="Tabelle47.B2" office:value-type="string">
            <text:p text:style-name="P12">TestComponenDragDrop.Open ~</text:p>
          </table:table-cell>
        </table:table-row>
        <table:table-row>
          <table:table-cell table:style-name="Tabelle47.A2" office:value-type="string">
            <text:p text:style-name="P10">Stop</text:p>
          </table:table-cell>
          <table:table-cell table:style-name="Tabelle47.B2" office:value-type="string">
            <text:p text:style-name="P12">Close the window.</text:p>
            <text:p text:style-name="P12">To clean up: SystemTools.Free TestComponenDragDrop ~</text:p>
          </table:table-cell>
        </table:table-row>
        <table:table-row>
          <table:table-cell table:style-name="Tabelle47.A2" office:value-type="string">
            <text:p text:style-name="P10">Components</text:p>
          </table:table-cell>
          <table:table-cell table:style-name="Tabelle47.B2" office:value-type="string">
            <text:p text:style-name="P12">TestComponenDragDrop.Mod</text:p>
          </table:table-cell>
        </table:table-row>
      </table:table>
      <text:p text:style-name="P21"/>
      <text:p text:style-name="P21">An example program for testing WM tree components as are used in PET, made of: TestTrees.Mod</text:p>
      <text:p text:style-name="P21"/>
      <text:p text:style-name="P21">WMPieMenu test program</text:p>
      <text:p text:style-name="P21"/>
      <table:table table:name="Tabelle1" table:style-name="Tabelle1">
        <table:table-column table:style-name="Tabelle1.A"/>
        <table:table-column table:style-name="Tabelle1.B"/>
        <table:table-row>
          <table:table-cell table:style-name="Tabelle1.A1" office:value-type="string">
            <text:p text:style-name="P10">Usage</text:p>
          </table:table-cell>
          <table:table-cell table:style-name="Tabelle1.B1" office:value-type="string">
            <text:p text:style-name="P4">Only the central dark green panel reacts to a right mouse button pressing: a pie selector appears.</text:p>
          </table:table-cell>
        </table:table-row>
        <table:table-row>
          <table:table-cell table:style-name="Tabelle1.A2" office:value-type="string">
            <text:p text:style-name="P10">Start</text:p>
          </table:table-cell>
          <table:table-cell table:style-name="Tabelle1.B2" office:value-type="string">
            <text:p text:style-name="P12">PieTest.Open ~ <text:s/>Several tests may be running in parallel.</text:p>
          </table:table-cell>
        </table:table-row>
        <table:table-row>
          <table:table-cell table:style-name="Tabelle1.A2" office:value-type="string">
            <text:p text:style-name="P10">Stop</text:p>
          </table:table-cell>
          <table:table-cell table:style-name="Tabelle1.B2" office:value-type="string">
            <text:p text:style-name="P12">Close the window(s).</text:p>
            <text:p text:style-name="P12">To clean up: SystemTools.Free PieTest ~</text:p>
          </table:table-cell>
        </table:table-row>
        <table:table-row>
          <table:table-cell table:style-name="Tabelle1.A2" office:value-type="string">
            <text:p text:style-name="P10">Components</text:p>
          </table:table-cell>
          <table:table-cell table:style-name="Tabelle1.B2" office:value-type="string">
            <text:p text:style-name="P4">Pietest.Mod</text:p>
          </table:table-cell>
        </table:table-row>
      </table:table>
      <text:p text:style-name="P21"/>
      <text:p text:style-name="P21">An example program for testing WM menu components made of: TestMenu.Mod, WMMenus.Mod using Menu.XML</text:p>
      <text:p text:style-name="P21"/>
      <text:p text:style-name="P21">A component system test bed in form of Christmas presents to be clicked on, made of: PresentViewer.Mod (name it WM...) using XmasMenu.XML and present.tar (Name that Present.tar!)</text:p>
      <text:p text:style-name="P21"><text:soft-page-break/></text:p>
      <text:p text:style-name="P21">An example program for component windows made of: MenuEdit.Mod using present.tar</text:p>
      <text:p text:style-name="P21"/>
      <text:p text:style-name="P21">Mail reader</text:p>
      <text:p text:style-name="P21"/>
      <table:table table:name="Tabelle58" table:style-name="Tabelle58">
        <table:table-column table:style-name="Tabelle58.A"/>
        <table:table-column table:style-name="Tabelle58.B"/>
        <table:table-row>
          <table:table-cell table:style-name="Tabelle58.A1" office:value-type="string">
            <text:p text:style-name="P10">Usage</text:p>
          </table:table-cell>
          <table:table-cell table:style-name="Tabelle58.B1" office:value-type="string">
            <text:p text:style-name="P12">??</text:p>
          </table:table-cell>
        </table:table-row>
        <table:table-row>
          <table:table-cell table:style-name="Tabelle58.A2" office:value-type="string">
            <text:p text:style-name="P10">Start</text:p>
          </table:table-cell>
          <table:table-cell table:style-name="Tabelle58.B2" office:value-type="string">
            <text:p text:style-name="P12">BimboMail.Open ~ <text:s/>Several mail readers may be running in parallel.</text:p>
          </table:table-cell>
        </table:table-row>
        <table:table-row>
          <table:table-cell table:style-name="Tabelle58.A2" office:value-type="string">
            <text:p text:style-name="P10">Stop</text:p>
          </table:table-cell>
          <table:table-cell table:style-name="Tabelle58.B2" office:value-type="string">
            <text:p text:style-name="P12">Close the window(s).</text:p>
            <text:p text:style-name="P12">To clean up: SystemTools.Free BimboMail ~</text:p>
          </table:table-cell>
        </table:table-row>
        <table:table-row>
          <table:table-cell table:style-name="Tabelle58.A2" office:value-type="string">
            <text:p text:style-name="P10">Components</text:p>
          </table:table-cell>
          <table:table-cell table:style-name="Tabelle58.B2" office:value-type="string">
            <text:p text:style-name="P12">MailStorage.Mod, BimboMail.Mod</text:p>
          </table:table-cell>
        </table:table-row>
      </table:table>
      <text:p text:style-name="P21"/>
      <text:h text:style-name="P41" text:outline-level="1">Demonstration</text:h>
      <text:p text:style-name="P21"/>
      <text:h text:style-name="Heading_20_2" text:outline-level="2">Vectorized/rasterized 3D menu</text:h>
      <text:p text:style-name="P21"/>
      <table:table table:name="Tabelle36" table:style-name="Tabelle36">
        <table:table-column table:style-name="Tabelle36.A"/>
        <table:table-column table:style-name="Tabelle36.B"/>
        <table:table-row>
          <table:table-cell table:style-name="Tabelle36.A1" office:value-type="string">
            <text:p text:style-name="P10">Usage</text:p>
          </table:table-cell>
          <table:table-cell table:style-name="Tabelle36.B1" office:value-type="string">
            <text:p text:style-name="P12">A 3D menu opens on the desktop. Uses the data files <text:span text:style-name="T9">W3dFun.XML, W3dMenu.XML, W3dNetTools.XML, W3dPersonal.XML</text:span></text:p>
            <text:p text:style-name="P14">All of these XML files extract images from W3dMenuIcons.tar</text:p>
            <text:p text:style-name="P14">W3dClusterWatch.Mod extracts images from W3dClusterWatchIcons.tar</text:p>
          </table:table-cell>
        </table:table-row>
        <table:table-row>
          <table:table-cell table:style-name="Tabelle36.A2" office:value-type="string">
            <text:p text:style-name="P10">Start</text:p>
          </table:table-cell>
          <table:table-cell table:style-name="Tabelle36.B2" office:value-type="string">
            <text:p text:style-name="P12">W3dMenu.Open filename ~</text:p>
          </table:table-cell>
        </table:table-row>
        <table:table-row>
          <table:table-cell table:style-name="Tabelle36.A2" office:value-type="string">
            <text:p text:style-name="P10">Stop</text:p>
          </table:table-cell>
          <table:table-cell table:style-name="Tabelle36.B2" office:value-type="string">
            <text:p text:style-name="P12">Close the window. To clean up: SystemTools.Free W3dMenu ~</text:p>
          </table:table-cell>
        </table:table-row>
        <table:table-row>
          <table:table-cell table:style-name="Tabelle36.A2" office:value-type="string">
            <text:p text:style-name="P10">Components</text:p>
          </table:table-cell>
          <table:table-cell table:style-name="Tabelle36.B2" office:value-type="string">
            <text:p text:style-name="P18">W3dVectors.Mod, W3dMatrix.Mod, W3dGeometry.Mod, W3dAbstractWorld.Mod, W3dObjectGenerator.Mod, W3dRasterizer.Mod, W3dWorld.Mod, W3dExplorer, W3dClusterWatch, W3dMenu</text:p>
          </table:table-cell>
        </table:table-row>
      </table:table>
      <text:p text:style-name="P21"/>
      <text:h text:style-name="Heading_20_2" text:outline-level="2">3D viewer</text:h>
      <text:p text:style-name="P21"/>
      <table:table table:name="Tabelle37" table:style-name="Tabelle37">
        <table:table-column table:style-name="Tabelle37.A"/>
        <table:table-column table:style-name="Tabelle37.B"/>
        <table:table-row>
          <table:table-cell table:style-name="Tabelle37.A1" office:value-type="string">
            <text:p text:style-name="P10">Usage</text:p>
          </table:table-cell>
          <table:table-cell table:style-name="Tabelle37.B1" office:value-type="string">
            <text:p text:style-name="P12">A 3D world opens on the desktop. Press the left mouse button and move the mouse to rotate the axis. Additionally, press the right button mouse to zoom. These key strokes condition the image: (and the meaning is? )</text:p>
            <text:p text:style-name="P12"><text:s text:c="5"/>„0“ affine</text:p>
            <text:p text:style-name="P12"><text:s text:c="5"/>„1“ subdivision</text:p>
            <text:p text:style-name="P12"><text:s text:c="5"/>„2“ perspective</text:p>
            <text:p text:style-name="P12"><text:s text:c="5"/>„3“ wire frame</text:p>
            <text:p text:style-name="P12"><text:s text:c="5"/>„s“ speedy rotation</text:p>
            <text:p text:style-name="P12"/>
            <text:p text:style-name="P12">Uses the data file BluebottlePic0.png .</text:p>
          </table:table-cell>
        </table:table-row>
        <table:table-row>
          <table:table-cell table:style-name="Tabelle37.A2" office:value-type="string">
            <text:p text:style-name="P10">Start</text:p>
          </table:table-cell>
          <table:table-cell table:style-name="Tabelle37.B2" office:value-type="string">
            <text:p text:style-name="P12">W3dExplorer.Open ~</text:p>
          </table:table-cell>
        </table:table-row>
        <table:table-row>
          <table:table-cell table:style-name="Tabelle37.A2" office:value-type="string">
            <text:p text:style-name="P10">Stop</text:p>
          </table:table-cell>
          <table:table-cell table:style-name="Tabelle37.B2" office:value-type="string">
            <text:p text:style-name="P12">Close the window.</text:p>
            <text:p text:style-name="P12">To clean up: SystemTools.Free W3dExplorer ~</text:p>
          </table:table-cell>
        </table:table-row>
        <table:table-row>
          <table:table-cell table:style-name="Tabelle37.A2" office:value-type="string">
            <text:p text:style-name="P10">Components</text:p>
          </table:table-cell>
          <table:table-cell table:style-name="Tabelle37.B2" office:value-type="string">
            <text:p text:style-name="P18">W3dVectors.Mod, W3dMatrix.Mod, W3dGeometry.Mod, W3dAbstractWorld.Mod, W3dObjectGenerator.Mod, W3dRasterizer.Mod, W3dWorld.Mod, W3dExplorer.Mod</text:p>
          </table:table-cell>
        </table:table-row>
      </table:table>
      <text:p text:style-name="P21"/>
      <text:h text:style-name="Heading_20_2" text:outline-level="2"><text:soft-page-break/>Slide show</text:h>
      <text:p text:style-name="P21"/>
      <table:table table:name="Tabelle20" table:style-name="Tabelle20">
        <table:table-column table:style-name="Tabelle20.A"/>
        <table:table-column table:style-name="Tabelle20.B"/>
        <table:table-row>
          <table:table-cell table:style-name="Tabelle20.A1" office:value-type="string">
            <text:p text:style-name="P10">Usage</text:p>
          </table:table-cell>
          <table:table-cell table:style-name="Tabelle20.B1" office:value-type="string">
            <text:p text:style-name="P4">A simple slideshow presentation tool with transitions effects.</text:p>
            <text:p text:style-name="P4"/>
            <text:p text:style-name="P4">Keyboard and mouse controls:</text:p>
            <text:p text:style-name="P4"><text:line-break/>Next<text:tab/><text:tab/>Spacebar/LeftMouseButton/PageDown/RightArrow<text:line-break/>Previous<text:tab/>PageUp/LeftArrow <text:line-break/>First<text:tab/><text:tab/>Home/UpArrow<text:line-break/>Last<text:tab/><text:tab/>End/DownArrow<text:line-break/>Exit<text:tab/><text:tab/>ESC<text:line-break/>(Re)Open navigation panel "n"<text:line-break/>(Re)Open slide window "w"<text:line-break/>Show/Dump internal file list "l"</text:p>
          </table:table-cell>
        </table:table-row>
        <table:table-row>
          <table:table-cell table:style-name="Tabelle20.A2" office:value-type="string">
            <text:p text:style-name="P10">Start</text:p>
          </table:table-cell>
          <table:table-cell table:style-name="Tabelle20.B2" office:value-type="string">
            <text:p text:style-name="P4">WMSlideshow.Open ~</text:p>
          </table:table-cell>
        </table:table-row>
        <table:table-row>
          <table:table-cell table:style-name="Tabelle20.A2" office:value-type="string">
            <text:p text:style-name="P10">Stop</text:p>
          </table:table-cell>
          <table:table-cell table:style-name="Tabelle20.B2" office:value-type="string">
            <text:p text:style-name="P4">Close the window. To clean up: SystemTools.Free WMSlideshow ~</text:p>
          </table:table-cell>
        </table:table-row>
        <table:table-row>
          <table:table-cell table:style-name="Tabelle20.A2" office:value-type="string">
            <text:p text:style-name="P10">Components</text:p>
          </table:table-cell>
          <table:table-cell table:style-name="Tabelle20.B2" office:value-type="string">
            <text:p text:style-name="P4">WMSlideshow.Mod</text:p>
          </table:table-cell>
        </table:table-row>
      </table:table>
      <text:p text:style-name="P21"/>
      <text:h text:style-name="Heading_20_2" text:outline-level="2">Fractal</text:h>
      <text:p text:style-name="P21"/>
      <text:p text:style-name="P21">made of: FractalDemo.Mod, FractalDemo.XML</text:p>
      <text:p text:style-name="P21"/>
      <text:h text:style-name="Heading_20_2" text:outline-level="2">Turing</text:h>
      <text:p text:style-name="P21"/>
      <text:p text:style-name="P21">made of: TuringCoatWnd.Mod (name it WMTuring).</text:p>
      <text:p text:style-name="P21"/>
      <text:h text:style-name="Heading_20_2" text:outline-level="2">Fractal voxel ray tracer</text:h>
      <text:p text:style-name="P21"/>
      <text:p text:style-name="P21">A contribution of Soren Renner. Modules prefixed with “sr”</text:p>
      <text:p text:style-name="P21"/>
      <text:h text:style-name="P41" text:outline-level="1">Games</text:h>
      <text:p text:style-name="P21"/>
      <text:p text:style-name="P21">These are developed as additional program examples and not for using an A2 system as a gaming console. Games are of course welcome distractions and more would be welcome.</text:p>
      <text:p text:style-name="P21"/>
      <text:h text:style-name="Heading_20_2" text:outline-level="2">Tetris</text:h>
      <text:p text:style-name="P21"/>
      <text:p text:style-name="P21">Can serve as example of WMGraphics use.</text:p>
      <text:p text:style-name="P21"/>
      <table:table table:name="Tabelle17" table:style-name="Tabelle17">
        <table:table-column table:style-name="Tabelle17.A"/>
        <table:table-column table:style-name="Tabelle17.B"/>
        <table:table-row>
          <table:table-cell table:style-name="Tabelle17.A1" office:value-type="string">
            <text:p text:style-name="P10">Rules</text:p>
          </table:table-cell>
          <table:table-cell table:style-name="Tabelle17.B1" office:value-type="string">
            <text:p text:style-name="P12">A familiar tetris game window appears. The peculiarity of this GUI component is that it is transparent. Press the „Space“ bar to start. The shape of the next block to fall from the top is announced at the top left.</text:p>
            <text:p text:style-name="P12">The cursor positioning keys have the following functions:</text:p>
            <text:p text:style-name="P12"><text:soft-page-break/>Cusor right: move the block to the right</text:p>
            <text:p text:style-name="P12">Cursor left: move the block to the left</text:p>
            <text:p text:style-name="P12">Cursor up: rotate the block 90 degrees clockwise</text:p>
            <text:p text:style-name="P12">Cursor down: drop the block immediately</text:p>
            <text:p text:style-name="P12">Press „p“ to Pause and resume.</text:p>
            <text:p text:style-name="P12">The score is given in number of lines filled, number of blocks used, level ?, points scored. The game is over when blocks are piled up to the top.</text:p>
          </table:table-cell>
        </table:table-row>
        <table:table-row>
          <table:table-cell table:style-name="Tabelle17.A2" office:value-type="string">
            <text:p text:style-name="P10">Start</text:p>
          </table:table-cell>
          <table:table-cell table:style-name="Tabelle17.B2" office:value-type="string">
            <text:p text:style-name="P12">WMTetris.Open ~ <text:s/>Several Tetris games may be running in parallel.</text:p>
          </table:table-cell>
        </table:table-row>
        <table:table-row>
          <table:table-cell table:style-name="Tabelle17.A2" office:value-type="string">
            <text:p text:style-name="P10">Stop</text:p>
          </table:table-cell>
          <table:table-cell table:style-name="Tabelle17.B2" office:value-type="string">
            <text:p text:style-name="P12">Close the window(s).</text:p>
            <text:p text:style-name="P12">To clean up: SystemTools.Free WMTetris ~</text:p>
          </table:table-cell>
        </table:table-row>
        <table:table-row>
          <table:table-cell table:style-name="Tabelle17.A2" office:value-type="string">
            <text:p text:style-name="P10">Components</text:p>
          </table:table-cell>
          <table:table-cell table:style-name="Tabelle17.B2" office:value-type="string">
            <text:p text:style-name="P12">WMTetris.Mod</text:p>
          </table:table-cell>
        </table:table-row>
      </table:table>
      <text:p text:style-name="P21"/>
      <text:h text:style-name="Heading_20_2" text:outline-level="2">Tetris client of a Tetris server</text:h>
      <text:p text:style-name="P21"/>
      <table:table table:name="Tabelle60" table:style-name="Tabelle60">
        <table:table-column table:style-name="Tabelle60.A"/>
        <table:table-column table:style-name="Tabelle60.B"/>
        <table:table-row>
          <table:table-cell table:style-name="Tabelle60.A1" office:value-type="string">
            <text:p text:style-name="P10">Rules</text:p>
          </table:table-cell>
          <table:table-cell table:style-name="Tabelle60.B1" office:value-type="string">
            <text:p text:style-name="P12">The same Tetris game as described previously except that the game starts immediately.</text:p>
            <text:p text:style-name="P12">Each window is entitled: „servername – VNC i“ where „i“ is the session number.</text:p>
            <text:p text:style-name="P12">The state of the game appears at the bottom:</text:p>
            <text:p text:style-name="P12">Score:</text:p>
            <text:p text:style-name="P12">Games active:</text:p>
            <text:p text:style-name="P12">Mac concurrent:</text:p>
            <text:p text:style-name="P12">Served total:</text:p>
            <text:p text:style-name="P12">High score:</text:p>
            <text:p text:style-name="P12">Press p to toggle pause</text:p>
          </table:table-cell>
        </table:table-row>
        <table:table-row>
          <table:table-cell table:style-name="Tabelle60.A2" office:value-type="string">
            <text:p text:style-name="P10">Start</text:p>
          </table:table-cell>
          <table:table-cell table:style-name="Tabelle60.B2" office:value-type="string">
            <text:p text:style-name="P12">VNC.Open servername [password] 5999 ~ the password is necassary but any is valid.</text:p>
          </table:table-cell>
        </table:table-row>
        <table:table-row>
          <table:table-cell table:style-name="Tabelle60.A2" office:value-type="string">
            <text:p text:style-name="P10">Stop</text:p>
          </table:table-cell>
          <table:table-cell table:style-name="Tabelle60.B2" office:value-type="string">
            <text:p text:style-name="P12">Close the window(s).</text:p>
            <text:p text:style-name="P12">To clean up: SystemTools.Free VNC ~</text:p>
          </table:table-cell>
        </table:table-row>
        <table:table-row>
          <table:table-cell table:style-name="Tabelle60.A2" office:value-type="string">
            <text:p text:style-name="P10">Components</text:p>
          </table:table-cell>
          <table:table-cell table:style-name="Tabelle60.B2" office:value-type="string">
            <text:p text:style-name="P12">VNC.Mod</text:p>
          </table:table-cell>
        </table:table-row>
      </table:table>
      <text:p text:style-name="P21"/>
      <text:h text:style-name="Heading_20_2" text:outline-level="2">Tetris server (extension of VNCServer.Mod)</text:h>
      <text:p text:style-name="P21"/>
      <table:table table:name="Tabelle61" table:style-name="Tabelle61">
        <table:table-column table:style-name="Tabelle61.A"/>
        <table:table-column table:style-name="Tabelle61.B"/>
        <table:table-row>
          <table:table-cell table:style-name="Tabelle61.A1" office:value-type="string">
            <text:p text:style-name="P10">Rules</text:p>
          </table:table-cell>
          <table:table-cell table:style-name="Tabelle61.B1" office:value-type="string">
            <text:p text:style-name="P12">The Tetris game server which can be accessed by any VNC client connecting to port 5999.</text:p>
          </table:table-cell>
        </table:table-row>
        <table:table-row>
          <table:table-cell table:style-name="Tabelle61.A2" office:value-type="string">
            <text:p text:style-name="P10">Start</text:p>
          </table:table-cell>
          <table:table-cell table:style-name="Tabelle61.B2" office:value-type="string">
            <text:p text:style-name="P12">VNCTetrisServer.Run ~</text:p>
            <text:p text:style-name="P12">This confirmation message appears in Kernel Log:</text:p>
            <text:p text:style-name="P12"><text:s text:c="5"/>„VNC Tetris server started“</text:p>
            <text:p text:style-name="P12">Whenever a Tetris game terminates a status report line with the score is reported in the log.</text:p>
            <text:p text:style-name="P12">VNCTetrisServer.StopNew ~</text:p>
          </table:table-cell>
        </table:table-row>
        <table:table-row>
          <table:table-cell table:style-name="Tabelle61.A2" office:value-type="string">
            <text:p text:style-name="P10">Stop</text:p>
          </table:table-cell>
          <table:table-cell table:style-name="Tabelle61.B2" office:value-type="string">
            <text:p text:style-name="P12">VNCTetrisServer.Uninstall ~</text:p>
            <text:p text:style-name="P12">To clean up: SystemTools.Free VNCTetrisServer VNCServer ~</text:p>
          </table:table-cell>
        </table:table-row>
        <table:table-row>
          <table:table-cell table:style-name="Tabelle61.A2" office:value-type="string">
            <text:p text:style-name="P10">Components</text:p>
          </table:table-cell>
          <table:table-cell table:style-name="Tabelle61.B2" office:value-type="string">
            <text:p text:style-name="P12">VNCServer.Mod, VNCTetrisServer.Mod</text:p>
          </table:table-cell>
        </table:table-row>
      </table:table>
      <text:p text:style-name="P21"/>
      <text:h text:style-name="Heading_20_2" text:outline-level="2">Bimso</text:h>
      <text:p text:style-name="P21"/>
      <text:p text:style-name="P21">Can serve as example of WMGraphics and WMDialogs use.</text:p>
      <text:p text:style-name="P21"><text:soft-page-break/></text:p>
      <table:table table:name="Tabelle15" table:style-name="Tabelle15">
        <table:table-column table:style-name="Tabelle15.A"/>
        <table:table-column table:style-name="Tabelle15.B"/>
        <table:table-row>
          <table:table-cell table:style-name="Tabelle15.A1" office:value-type="string">
            <text:p text:style-name="P10">Rules</text:p>
          </table:table-cell>
          <table:table-cell table:style-name="Tabelle15.B1" office:value-type="string">
            <text:p text:style-name="P12">A memory test game. On pressing Start, a succession of flashing signals are emitted by four colored fields. Try to memorize their order. When no more signal is perceived, try to mimic the signal serie by clicking the colored fields. At the first mistake, the games stops and the level of dexterity is reported in a dialog window.</text:p>
          </table:table-cell>
        </table:table-row>
        <table:table-row>
          <table:table-cell table:style-name="Tabelle15.A2" office:value-type="string">
            <text:p text:style-name="P10">Start</text:p>
          </table:table-cell>
          <table:table-cell table:style-name="Tabelle15.B2" office:value-type="string">
            <text:p text:style-name="P12">Bimso.Open ~</text:p>
          </table:table-cell>
        </table:table-row>
        <table:table-row>
          <table:table-cell table:style-name="Tabelle15.A2" office:value-type="string">
            <text:p text:style-name="P10">Stop</text:p>
          </table:table-cell>
          <table:table-cell table:style-name="Tabelle15.B2" office:value-type="string">
            <text:p text:style-name="P12">Close the window(s).</text:p>
            <text:p text:style-name="P12">To clean up: SystemTools.Free Bimso ~</text:p>
          </table:table-cell>
        </table:table-row>
        <table:table-row>
          <table:table-cell table:style-name="Tabelle15.A2" office:value-type="string">
            <text:p text:style-name="P10">Components</text:p>
          </table:table-cell>
          <table:table-cell table:style-name="Tabelle15.B2" office:value-type="string">
            <text:p text:style-name="P12">Bimso.Mod</text:p>
          </table:table-cell>
        </table:table-row>
      </table:table>
      <text:p text:style-name="P21"/>
      <text:h text:style-name="Heading_20_2" text:outline-level="2">Color (or Colored) lines</text:h>
      <text:p text:style-name="P21"/>
      <text:p text:style-name="P21">Can serve as example of WMGraphics and WMDialogs use.</text:p>
      <text:p text:style-name="P21"/>
      <table:table table:name="Tabelle14" table:style-name="Tabelle14">
        <table:table-column table:style-name="Tabelle14.A"/>
        <table:table-column table:style-name="Tabelle14.B"/>
        <table:table-row>
          <table:table-cell table:style-name="Tabelle14.A1" office:value-type="string">
            <text:p text:style-name="P10">Rules</text:p>
          </table:table-cell>
          <table:table-cell table:style-name="Tabelle14.B1" office:value-type="string">
            <text:p text:style-name="Table_20_Contents"><text:span text:style-name="T3">On a 19x19 board, 3 colored balls appear. </text:span><text:span text:style-name="T5">Try to arrange balls of the same color in vertical, horizontal or diagonal lines. To move a ball, click on it to select, then </text:span><text:span text:style-name="T5">click on a destination square. </text:span><text:span text:style-name="T3">A ball can only move vertically and horizontally </text:span><text:span text:style-name="T3">along free paths. </text:span><text:span text:style-name="T5">Once a line has 4 or more balls of the same color, the line is removed from the board and the next move is allowed. When the move does not </text:span><text:span text:style-name="T5">lead to a line removal, three balls of random color are randomly added to the </text:span><text:span text:style-name="T5">board which becomes congested. The game is over when the board is filled up.</text:span></text:p>
          </table:table-cell>
        </table:table-row>
        <table:table-row>
          <table:table-cell table:style-name="Tabelle14.A2" office:value-type="string">
            <text:p text:style-name="P10">Start</text:p>
          </table:table-cell>
          <table:table-cell table:style-name="Tabelle14.B2" office:value-type="string">
            <text:p text:style-name="P12">WMColorLines.Open ~</text:p>
          </table:table-cell>
        </table:table-row>
        <table:table-row>
          <table:table-cell table:style-name="Tabelle14.A2" office:value-type="string">
            <text:p text:style-name="P10">Stop</text:p>
          </table:table-cell>
          <table:table-cell table:style-name="Tabelle14.B2" office:value-type="string">
            <text:p text:style-name="P12">SystemTools.Free WMColorLines ~ Remark: Cannot restart after simply closing the window.</text:p>
          </table:table-cell>
        </table:table-row>
        <table:table-row>
          <table:table-cell table:style-name="Tabelle14.A2" office:value-type="string">
            <text:p text:style-name="P10">Components</text:p>
          </table:table-cell>
          <table:table-cell table:style-name="Tabelle14.B2" office:value-type="string">
            <text:p text:style-name="P12">WMColorLines.Mod</text:p>
          </table:table-cell>
        </table:table-row>
      </table:table>
      <text:p text:style-name="P21"/>
      <text:h text:style-name="Heading_20_1" text:outline-level="1">Fun</text:h>
      <text:p text:style-name="P21"/>
      <text:h text:style-name="Heading_20_2" text:outline-level="2">Animated images</text:h>
      <text:p text:style-name="P21"/>
      <table:table table:name="Tabelle19" table:style-name="Tabelle19">
        <table:table-column table:style-name="Tabelle19.A"/>
        <table:table-column table:style-name="Tabelle19.B"/>
        <table:table-row>
          <table:table-cell table:style-name="Tabelle19.A1" office:value-type="string">
            <text:p text:style-name="P2">Purpose</text:p>
          </table:table-cell>
          <table:table-cell table:style-name="Tabelle19.B1" office:value-type="string">
            <text:p text:style-name="P4">Insert animated images on the desktop. Images are extracted from WMBunnyImages.tar are moving on the desktop from left to right.</text:p>
          </table:table-cell>
        </table:table-row>
        <table:table-row>
          <table:table-cell table:style-name="Tabelle19.A2" office:value-type="string">
            <text:p text:style-name="P2">Start</text:p>
          </table:table-cell>
          <table:table-cell table:style-name="Tabelle19.B2" office:value-type="string">
            <text:p text:style-name="P4">WMBunny.Insert &lt;filename&gt; [&lt;nofFrames&gt; &lt;step&gt;] ~</text:p>
            <text:p text:style-name="P4">Default values for nofFrames = 8 and for step = 32</text:p>
            <text:p text:style-name="P4">Several images may be inserted.</text:p>
          </table:table-cell>
        </table:table-row>
        <table:table-row>
          <table:table-cell table:style-name="Tabelle19.A2" office:value-type="string">
            <text:p text:style-name="P2">Stop</text:p>
          </table:table-cell>
          <table:table-cell table:style-name="Tabelle19.B2" office:value-type="string">
            <text:p text:style-name="P4">Removing an image requires some dexterity: While moving, try a ML-MR interclick in the approximative image area. With a bit of luck it is deleted.</text:p>
            <text:p text:style-name="P4"/>
            <text:p text:style-name="P4">WMBunny.Free ~ is the better way to kill all images.</text:p>
          </table:table-cell>
        </table:table-row>
        <table:table-row>
          <table:table-cell table:style-name="Tabelle19.A2" office:value-type="string">
            <text:p text:style-name="P2">Components</text:p>
          </table:table-cell>
          <table:table-cell table:style-name="Tabelle19.B2" office:value-type="string">
            <text:p text:style-name="P4">WMBunny.Mod</text:p>
          </table:table-cell>
        </table:table-row>
      </table:table>
      <text:p text:style-name="P21"/>
      <text:h text:style-name="Heading_20_2" text:outline-level="2">Christmas snow</text:h>
      <text:p text:style-name="P21"/>
      <table:table table:name="Tabelle18" table:style-name="Tabelle18">
        <table:table-column table:style-name="Tabelle18.A"/>
        <table:table-column table:style-name="Tabelle18.B"/>
        <table:table-row>
          <table:table-cell table:style-name="Tabelle18.A1" office:value-type="string">
            <text:p text:style-name="P2">Purpose</text:p>
          </table:table-cell>
          <table:table-cell table:style-name="Tabelle18.B1" office:value-type="string">
            <text:p text:style-name="P4">Let it snow two small gifts icons Flake1.png and Flake2.png <text:s/>from the top of the <text:soft-page-break/>screen in random order. The icons are extracted from xmas04.tar created <text:s/>on the occasion of Christmas 2004.</text:p>
          </table:table-cell>
        </table:table-row>
        <table:table-row>
          <table:table-cell table:style-name="Tabelle18.A2" office:value-type="string">
            <text:p text:style-name="P2">Start</text:p>
          </table:table-cell>
          <table:table-cell table:style-name="Tabelle18.B2" office:value-type="string">
            <text:p text:style-name="P4">Snow.Snow [&lt;nofFlakes&gt;] ~ <text:s/>Default value is DefaultNofFlakes = 20</text:p>
          </table:table-cell>
        </table:table-row>
        <table:table-row>
          <table:table-cell table:style-name="Tabelle18.A2" office:value-type="string">
            <text:p text:style-name="P2">Stop</text:p>
          </table:table-cell>
          <table:table-cell table:style-name="Tabelle18.B2" office:value-type="string">
            <text:p text:style-name="P4">SystemTools.Free Snow ~</text:p>
          </table:table-cell>
        </table:table-row>
        <table:table-row>
          <table:table-cell table:style-name="Tabelle18.A2" office:value-type="string">
            <text:p text:style-name="P2">Components</text:p>
          </table:table-cell>
          <table:table-cell table:style-name="Tabelle18.B2" office:value-type="string">
            <text:p text:style-name="P4">Snow.Mod</text:p>
          </table:table-cell>
        </table:table-row>
      </table:table>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609cm"/>
        </style:tab-stops>
      </style:paragraph-properties>
      <style:text-properties style:font-name="Arial1"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1.134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63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499cm" fo:text-indent="-0.499cm" fo:margin-left="2.134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635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3.134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635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4.1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63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5.13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636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5.27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 of <text:page-count>41</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é Fischer</meta:initial-creator>
    <meta:creation-date>2008-11-11T10:57:07.62</meta:creation-date>
    <dc:date>2009-02-16T20:50:39.52</dc:date>
    <dc:creator>André Fischer</dc:creator>
    <meta:editing-duration>PT239H45M57S</meta:editing-duration>
    <meta:editing-cycles>458</meta:editing-cycles>
    <meta:generator>OpenOffice.org/3.0$Win32 OpenOffice.org_project/300m15$Build-9379</meta:generator>
    <meta:printed-by>André Fischer</meta:printed-by>
    <meta:print-date>2009-02-12T11:23:19.42</meta:print-date>
    <meta:document-statistic meta:table-count="85" meta:image-count="0" meta:object-count="0" meta:page-count="41" meta:paragraph-count="1577" meta:word-count="10644" meta:character-count="69118"/>
    <meta:user-defined meta:name="Info 1"/>
    <meta:user-defined meta:name="Info 2"/>
    <meta:user-defined meta:name="Info 3"/>
    <meta:user-defined meta:name="Info 4"/>
  </office:meta>
</office:document-meta>
</file>